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4cm"/>
    </style:style>
    <style:style style:name="co2" style:family="table-column">
      <style:table-column-properties fo:break-before="auto" style:column-width="12.441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2.438cm"/>
    </style:style>
    <style:style style:name="ro1" style:family="table-row">
      <style:table-row-properties style:row-height="1.579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Résultat_20_200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 style:data-style-name="N3">
      <style:table-cell-properties style:glyph-orientation-vertical="0" fo:background-color="#e6e64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 style:data-style-name="N3"/>
    <style:style style:name="ce9" style:family="table-cell" style:parent-style-name="Default" style:data-style-name="N110">
      <style:table-cell-properties style:glyph-orientation-vertical="0" fo:background-color="#cccc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" style:family="table-cell" style:parent-style-name="Default" style:data-style-name="N3">
      <style:table-cell-properties style:glyph-orientation-vertical="0" fo:background-color="#99ccff" style:diagonal-bl-tr="none" style:diagonal-tl-br="none" style:text-align-source="fix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 style:data-style-name="N110">
      <style:table-cell-properties style:glyph-orientation-vertical="0" fo:background-color="#99cc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2" style:family="table-cell" style:parent-style-name="Default" style:data-style-name="N110">
      <style:table-cell-properties style:glyph-orientation-vertical="0" fo:background-color="#ffcc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" style:family="table-cell" style:parent-style-name="Default" style:data-style-name="N3">
      <style:table-cell-properties style:glyph-orientation-vertical="0" fo:background-color="#c0c0c0" style:diagonal-bl-tr="none" style:diagonal-tl-br="none" style:text-align-source="fix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 style:data-style-name="N110">
      <style:table-cell-properties style:glyph-orientation-vertical="0" fo:background-color="#e6e64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6" style:family="table-cell" style:parent-style-name="Default" style:data-style-name="N110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Default" style:data-style-name="N110">
      <style:table-cell-properties style:glyph-orientation-vertical="0" fo:background-color="#c0c0c0" style:diagonal-bl-tr="none" style:diagonal-tl-br="none" style:text-align-source="fix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 style:data-style-name="N110">
      <style:table-cell-properties style:glyph-orientation-vertical="0" fo:background-color="#99ccff" style:diagonal-bl-tr="none" style:diagonal-tl-br="none" style:text-align-source="fix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 style:data-style-name="N110"/>
    <style:style style:name="ce20" style:family="table-cell" style:parent-style-name="Default" style:data-style-name="N110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Résultat 200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6" table:default-cell-style-name="ce19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Ordre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Famille</text:p>
          </table:table-cell>
          <table:table-cell table:style-name="ce6" office:value-type="string">
            <text:p>Total des Aides en €</text:p>
          </table:table-cell>
          <table:table-cell table:style-name="ce9" office:value-type="string">
            <text:p>Dont Postale</text:p>
          </table:table-cell>
          <table:table-cell table:style-name="ce11" office:value-type="string">
            <text:p>Dont aides aux tiers</text:p>
          </table:table-cell>
          <table:table-cell table:style-name="ce12" office:value-type="string">
            <text:p>Dont aides directes</text:p>
          </table:table-cell>
          <table:table-cell table:style-name="ce6" office:value-type="string">
            <text:p>Diffusion/An 2012</text:p>
          </table:table-cell>
          <table:table-cell table:style-name="ce15" office:value-type="string">
            <text:p>Aides totales par exemplaire en €</text:p>
          </table:table-cell>
          <table:table-cell table:style-name="ce9" office:value-type="string">
            <text:p>Aides Postale par exemplaire en €</text:p>
          </table:table-cell>
          <table:table-cell table:style-name="ce11" office:value-type="string">
            <text:p>Aides aux tiers par exemplaire en €</text:p>
          </table:table-cell>
          <table:table-cell table:style-name="ce12" office:value-type="string">
            <text:p>Aides directes par exemplaire en €</text:p>
          </table:table-cell>
          <table:table-cell table:number-columns-repeated="101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MONDE</text:p>
          </table:table-cell>
          <table:table-cell table:style-name="ce5" office:value-type="string">
            <text:p>PQN</text:p>
          </table:table-cell>
          <table:table-cell table:style-name="ce7" office:value-type="float" office:value="18685440.58">
            <text:p>18 685 441</text:p>
          </table:table-cell>
          <table:table-cell table:style-name="ce7" office:value-type="float" office:value="5139613">
            <text:p>5 139 613</text:p>
          </table:table-cell>
          <table:table-cell table:style-name="ce7" office:value-type="float" office:value="10285417.58">
            <text:p>10 285 418</text:p>
          </table:table-cell>
          <table:table-cell table:style-name="ce7" office:value-type="float" office:value="3260410">
            <text:p>3 260 410</text:p>
          </table:table-cell>
          <table:table-cell table:style-name="ce7" office:value-type="float" office:value="96743864">
            <text:p>96 743 864</text:p>
          </table:table-cell>
          <table:table-cell table:style-name="ce16" table:formula="of:=+[.D2]/[.$H$2]" office:value-type="float" office:value="0.193143418170686">
            <text:p>0,1931</text:p>
          </table:table-cell>
          <table:table-cell table:style-name="ce20" table:formula="of:=+[.E2]/[.H2]" office:value-type="float" office:value="0.0531259843001516">
            <text:p>0,0531</text:p>
          </table:table-cell>
          <table:table-cell table:style-name="ce20" table:formula="of:=+[.F2]/[.H2]" office:value-type="float" office:value="0.106315968318156">
            <text:p>0,1063</text:p>
          </table:table-cell>
          <table:table-cell table:style-name="ce20" table:formula="of:=+[.G2]/[.H2]" office:value-type="float" office:value="0.0337014655523786">
            <text:p>0,0337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FIGARO</text:p>
          </table:table-cell>
          <table:table-cell table:style-name="ce5" office:value-type="string">
            <text:p>PQN</text:p>
          </table:table-cell>
          <table:table-cell table:style-name="ce7" office:value-type="float" office:value="18263663.92">
            <text:p>18 263 664</text:p>
          </table:table-cell>
          <table:table-cell table:style-name="ce7" office:value-type="float" office:value="8526526">
            <text:p>8 526 526</text:p>
          </table:table-cell>
          <table:table-cell table:style-name="ce7" office:value-type="float" office:value="6025727.92">
            <text:p>6 025 728</text:p>
          </table:table-cell>
          <table:table-cell table:style-name="ce7" office:value-type="float" office:value="3711410">
            <text:p>3 711 410</text:p>
          </table:table-cell>
          <table:table-cell table:style-name="ce7" office:value-type="float" office:value="103104545">
            <text:p>103 104 545</text:p>
          </table:table-cell>
          <table:table-cell table:style-name="ce16" table:formula="of:=+[.D3]/[.H3]" office:value-type="float" office:value="0.177137331045882">
            <text:p>0,1771</text:p>
          </table:table-cell>
          <table:table-cell table:style-name="ce20" table:formula="of:=+[.E3]/[.H3]" office:value-type="float" office:value="0.0826978674897406">
            <text:p>0,0827</text:p>
          </table:table-cell>
          <table:table-cell table:style-name="ce20" table:formula="of:=+[.F3]/[.H3]" office:value-type="float" office:value="0.0584428932788559">
            <text:p>0,0584</text:p>
          </table:table-cell>
          <table:table-cell table:style-name="ce20" table:formula="of:=+[.G3]/[.H3]" office:value-type="float" office:value="0.0359965702772851">
            <text:p>0,036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OUEST FRANCE - DIMANCHE OUEST FRANCE</text:p>
          </table:table-cell>
          <table:table-cell table:style-name="ce5" office:value-type="string">
            <text:p>PQR</text:p>
          </table:table-cell>
          <table:table-cell table:style-name="ce7" office:value-type="float" office:value="11901309">
            <text:p>11 901 309</text:p>
          </table:table-cell>
          <table:table-cell table:style-name="ce7" office:value-type="float" office:value="2979703">
            <text:p>2 979 703</text:p>
          </table:table-cell>
          <table:table-cell table:style-name="ce7" office:value-type="float" office:value="883567">
            <text:p>883 567</text:p>
          </table:table-cell>
          <table:table-cell table:style-name="ce7" office:value-type="float" office:value="8038039">
            <text:p>8 038 039</text:p>
          </table:table-cell>
          <table:table-cell table:style-name="ce7" office:value-type="float" office:value="257969364">
            <text:p>257 969 364</text:p>
          </table:table-cell>
          <table:table-cell table:style-name="ce16" table:formula="of:=+[.D4]/[.H4]" office:value-type="float" office:value="0.0461345828646537">
            <text:p>0,0461</text:p>
          </table:table-cell>
          <table:table-cell table:style-name="ce20" table:formula="of:=+[.E4]/[.H4]" office:value-type="float" office:value="0.011550608001654">
            <text:p>0,0116</text:p>
          </table:table-cell>
          <table:table-cell table:style-name="ce20" table:formula="of:=+[.F4]/[.H4]" office:value-type="float" office:value="0.00342508500350452">
            <text:p>0,0034</text:p>
          </table:table-cell>
          <table:table-cell table:style-name="ce20" table:formula="of:=+[.G4]/[.H4]" office:value-type="float" office:value="0.0311588898594951">
            <text:p>0,0312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office:value-type="string">
            <text:p>CROIX</text:p>
          </table:table-cell>
          <table:table-cell table:style-name="ce5" office:value-type="string">
            <text:p>PQN</text:p>
          </table:table-cell>
          <table:table-cell table:style-name="ce7" office:value-type="float" office:value="10722590.82">
            <text:p>10 722 591</text:p>
          </table:table-cell>
          <table:table-cell table:style-name="ce7" office:value-type="float" office:value="5235351">
            <text:p>5 235 351</text:p>
          </table:table-cell>
          <table:table-cell table:style-name="ce7" office:value-type="float" office:value="230678.82">
            <text:p>230 679</text:p>
          </table:table-cell>
          <table:table-cell table:style-name="ce7" office:value-type="float" office:value="5256561">
            <text:p>5 256 561</text:p>
          </table:table-cell>
          <table:table-cell table:style-name="ce7" office:value-type="float" office:value="31890972">
            <text:p>31 890 972</text:p>
          </table:table-cell>
          <table:table-cell table:style-name="ce16" table:formula="of:=+[.D5]/[.H5]" office:value-type="float" office:value="0.336226528937406">
            <text:p>0,3362</text:p>
          </table:table-cell>
          <table:table-cell table:style-name="ce20" table:formula="of:=+[.E5]/[.H5]" office:value-type="float" office:value="0.164164046175827">
            <text:p>0,1642</text:p>
          </table:table-cell>
          <table:table-cell table:style-name="ce20" table:formula="of:=+[.F5]/[.H5]" office:value-type="float" office:value="0.00723335808014883">
            <text:p>0,0072</text:p>
          </table:table-cell>
          <table:table-cell table:style-name="ce20" table:formula="of:=+[.G5]/[.H5]" office:value-type="float" office:value="0.16482912468143">
            <text:p>0,1648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office:value-type="string">
            <text:p>TELERAMA</text:p>
          </table:table-cell>
          <table:table-cell table:style-name="ce5" office:value-type="string">
            <text:p>GRAND PUBLIC</text:p>
          </table:table-cell>
          <table:table-cell table:style-name="ce7" office:value-type="float" office:value="10366035">
            <text:p>10 366 035</text:p>
          </table:table-cell>
          <table:table-cell table:style-name="ce7" office:value-type="float" office:value="9983944">
            <text:p>9 983 94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82091">
            <text:p>382 091</text:p>
          </table:table-cell>
          <table:table-cell table:style-name="ce7" office:value-type="float" office:value="31070849">
            <text:p>31 070 849</text:p>
          </table:table-cell>
          <table:table-cell table:style-name="ce16" table:formula="of:=+[.D6]/[.H6]" office:value-type="float" office:value="0.333625740320131">
            <text:p>0,3336</text:p>
          </table:table-cell>
          <table:table-cell table:style-name="ce20" table:formula="of:=+[.E6]/[.H6]" office:value-type="float" office:value="0.321328329328883">
            <text:p>0,3213</text:p>
          </table:table-cell>
          <table:table-cell table:style-name="ce20" table:formula="of:=+[.F6]/[.H6]" office:value-type="float" office:value="0">
            <text:p>0,0000</text:p>
          </table:table-cell>
          <table:table-cell table:style-name="ce20" table:formula="of:=+[.G6]/[.H6]" office:value-type="float" office:value="0.0122974109912478">
            <text:p>0,0123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5" office:value-type="string">
            <text:p>LIBERATION</text:p>
          </table:table-cell>
          <table:table-cell table:style-name="ce5" office:value-type="string">
            <text:p>PQN</text:p>
          </table:table-cell>
          <table:table-cell table:style-name="ce7" office:value-type="float" office:value="10071967.93">
            <text:p>10 071 968</text:p>
          </table:table-cell>
          <table:table-cell table:style-name="ce7" office:value-type="float" office:value="854693">
            <text:p>854 693</text:p>
          </table:table-cell>
          <table:table-cell table:style-name="ce7" office:value-type="float" office:value="2658742.93">
            <text:p>2 658 743</text:p>
          </table:table-cell>
          <table:table-cell table:style-name="ce7" office:value-type="float" office:value="6558532">
            <text:p>6 558 532</text:p>
          </table:table-cell>
          <table:table-cell table:style-name="ce7" office:value-type="float" office:value="37808813">
            <text:p>37 808 813</text:p>
          </table:table-cell>
          <table:table-cell table:style-name="ce16" table:formula="of:=+[.D7]/[.H7]" office:value-type="float" office:value="0.266392069224707">
            <text:p>0,2664</text:p>
          </table:table-cell>
          <table:table-cell table:style-name="ce20" table:formula="of:=+[.E7]/[.H7]" office:value-type="float" office:value="0.0226056554592179">
            <text:p>0,0226</text:p>
          </table:table-cell>
          <table:table-cell table:style-name="ce20" table:formula="of:=+[.F7]/[.H7]" office:value-type="float" office:value="0.0703207194047589">
            <text:p>0,0703</text:p>
          </table:table-cell>
          <table:table-cell table:style-name="ce20" table:formula="of:=+[.G7]/[.H7]" office:value-type="float" office:value="0.17346569436073">
            <text:p>0,1735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5" office:value-type="string">
            <text:p>AUJOURD'HUI EN FRANCE AUJOURD'HUI EN FRANCE DIMANCHE</text:p>
          </table:table-cell>
          <table:table-cell table:style-name="ce5" office:value-type="string">
            <text:p>PQN</text:p>
          </table:table-cell>
          <table:table-cell table:style-name="ce7" office:value-type="float" office:value="9332797.61">
            <text:p>9 332 798</text:p>
          </table:table-cell>
          <table:table-cell table:style-name="ce7" office:value-type="float" office:value="397303">
            <text:p>397 303</text:p>
          </table:table-cell>
          <table:table-cell table:style-name="ce7" office:value-type="float" office:value="8865289.61">
            <text:p>8 865 290</text:p>
          </table:table-cell>
          <table:table-cell table:style-name="ce7" office:value-type="float" office:value="70205">
            <text:p>70 205</text:p>
          </table:table-cell>
          <table:table-cell table:style-name="ce7" office:value-type="float" office:value="63231082">
            <text:p>63 231 082</text:p>
          </table:table-cell>
          <table:table-cell table:style-name="ce16" table:formula="of:=+[.D8]/[.H8]" office:value-type="float" office:value="0.147598258875279">
            <text:p>0,1476</text:p>
          </table:table-cell>
          <table:table-cell table:style-name="ce20" table:formula="of:=+[.E8]/[.H8]" office:value-type="float" office:value="0.00628334969817534">
            <text:p>0,0063</text:p>
          </table:table-cell>
          <table:table-cell table:style-name="ce20" table:formula="of:=+[.F8]/[.H8]" office:value-type="float" office:value="0.140204616615607">
            <text:p>0,1402</text:p>
          </table:table-cell>
          <table:table-cell table:style-name="ce20" table:formula="of:=+[.G8]/[.H8]" office:value-type="float" office:value="0.00111029256149689">
            <text:p>0,0011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5" office:value-type="string">
            <text:p>NOUVEL OBSERVATEUR</text:p>
          </table:table-cell>
          <table:table-cell table:style-name="ce5" office:value-type="string">
            <text:p>NEWS</text:p>
          </table:table-cell>
          <table:table-cell table:style-name="ce7" office:value-type="float" office:value="9320731">
            <text:p>9 320 731</text:p>
          </table:table-cell>
          <table:table-cell table:style-name="ce7" office:value-type="float" office:value="8728889">
            <text:p>8 728 889</text:p>
          </table:table-cell>
          <table:table-cell table:style-name="ce7" office:value-type="float" office:value="196880">
            <text:p>196 880</text:p>
          </table:table-cell>
          <table:table-cell table:style-name="ce7" office:value-type="float" office:value="394962">
            <text:p>394 962</text:p>
          </table:table-cell>
          <table:table-cell table:style-name="ce7" office:value-type="float" office:value="26863323">
            <text:p>26 863 323</text:p>
          </table:table-cell>
          <table:table-cell table:style-name="ce16" table:formula="of:=+[.D9]/[.H9]" office:value-type="float" office:value="0.346968653133494">
            <text:p>0,3470</text:p>
          </table:table-cell>
          <table:table-cell table:style-name="ce20" table:formula="of:=+[.E9]/[.H9]" office:value-type="float" office:value="0.324937052649816">
            <text:p>0,3249</text:p>
          </table:table-cell>
          <table:table-cell table:style-name="ce20" table:formula="of:=+[.F9]/[.H9]" office:value-type="float" office:value="0.00732895182029416">
            <text:p>0,0073</text:p>
          </table:table-cell>
          <table:table-cell table:style-name="ce20" table:formula="of:=+[.G9]/[.H9]" office:value-type="float" office:value="0.0147026486633839">
            <text:p>0,0147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5" office:value-type="string">
            <text:p>EXPRESS</text:p>
          </table:table-cell>
          <table:table-cell table:style-name="ce5" office:value-type="string">
            <text:p>NEWS</text:p>
          </table:table-cell>
          <table:table-cell table:style-name="ce7" office:value-type="float" office:value="7278722">
            <text:p>7 278 722</text:p>
          </table:table-cell>
          <table:table-cell table:style-name="ce7" office:value-type="float" office:value="6885703">
            <text:p>6 885 70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93019">
            <text:p>393 019</text:p>
          </table:table-cell>
          <table:table-cell table:style-name="ce7" office:value-type="float" office:value="26621421">
            <text:p>26 621 421</text:p>
          </table:table-cell>
          <table:table-cell table:style-name="ce16" table:formula="of:=+[.D10]/[.H10]" office:value-type="float" office:value="0.273415983316593">
            <text:p>0,2734</text:p>
          </table:table-cell>
          <table:table-cell table:style-name="ce20" table:formula="of:=+[.E10]/[.H10]" office:value-type="float" office:value="0.258652721806248">
            <text:p>0,2587</text:p>
          </table:table-cell>
          <table:table-cell table:style-name="ce20" table:formula="of:=+[.F10]/[.H10]" office:value-type="float" office:value="0">
            <text:p>0,0000</text:p>
          </table:table-cell>
          <table:table-cell table:style-name="ce20" office:value-type="float" office:value="0.0147632615103454">
            <text:p>0,0148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5" office:value-type="string">
            <text:p>TELE 7 JOURS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6925596">
            <text:p>6 925 596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70590329">
            <text:p>70 590 329</text:p>
          </table:table-cell>
          <table:table-cell table:style-name="ce16" table:formula="of:=+[.D11]/[.H11]" office:value-type="float" office:value="0.0981096999845404">
            <text:p>0,0981</text:p>
          </table:table-cell>
          <table:table-cell table:style-name="ce20" table:formula="of:=+[.E11]/[.H11]" office:value-type="float" office:value="0.0981096999845404">
            <text:p>0,0981</text:p>
          </table:table-cell>
          <table:table-cell table:style-name="ce20" table:formula="of:=+[.F11]/[.H11]" office:value-type="float" office:value="0">
            <text:p>0,0000</text:p>
          </table:table-cell>
          <table:table-cell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5" office:value-type="string">
            <text:p>HUMANITE</text:p>
          </table:table-cell>
          <table:table-cell table:style-name="ce5" office:value-type="string">
            <text:p>PQN</text:p>
          </table:table-cell>
          <table:table-cell table:style-name="ce7" office:value-type="float" office:value="6329431.78">
            <text:p>6 329 432</text:p>
          </table:table-cell>
          <table:table-cell table:style-name="ce7" office:value-type="float" office:value="2443024">
            <text:p>2 443 024</text:p>
          </table:table-cell>
          <table:table-cell table:style-name="ce7" office:value-type="float" office:value="315728.78">
            <text:p>315 729</text:p>
          </table:table-cell>
          <table:table-cell table:style-name="ce7" office:value-type="float" office:value="3570679">
            <text:p>3 570 679</text:p>
          </table:table-cell>
          <table:table-cell table:style-name="ce7" office:value-type="float" office:value="11779384">
            <text:p>11 779 384</text:p>
          </table:table-cell>
          <table:table-cell table:style-name="ce16" table:formula="of:=+[.D12]/[.H12]" office:value-type="float" office:value="0.537331305270293">
            <text:p>0,5373</text:p>
          </table:table-cell>
          <table:table-cell table:style-name="ce20" table:formula="of:=+[.E12]/[.H12]" office:value-type="float" office:value="0.207398281607935">
            <text:p>0,2074</text:p>
          </table:table-cell>
          <table:table-cell table:style-name="ce20" table:formula="of:=+[.F12]/[.H12]" office:value-type="float" office:value="0.0268035051748037">
            <text:p>0,0268</text:p>
          </table:table-cell>
          <table:table-cell table:style-name="ce20" office:value-type="float" office:value="0.303129518487554">
            <text:p>0,3031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5" office:value-type="string">
            <text:p>PARIS MATCH</text:p>
          </table:table-cell>
          <table:table-cell table:style-name="ce5" office:value-type="string">
            <text:p>AUTRES IPG NAT</text:p>
          </table:table-cell>
          <table:table-cell table:style-name="ce7" office:value-type="float" office:value="5442567">
            <text:p>5 442 567</text:p>
          </table:table-cell>
          <table:table-cell table:style-name="ce7" office:value-type="float" office:value="4354633">
            <text:p>4 354 633</text:p>
          </table:table-cell>
          <table:table-cell table:style-name="ce7" office:value-type="float" office:value="10441">
            <text:p>10 441</text:p>
          </table:table-cell>
          <table:table-cell table:style-name="ce7" office:value-type="float" office:value="1077493">
            <text:p>1 077 493</text:p>
          </table:table-cell>
          <table:table-cell table:style-name="ce7" office:value-type="float" office:value="34887498">
            <text:p>34 887 498</text:p>
          </table:table-cell>
          <table:table-cell table:style-name="ce16" table:formula="of:=+[.D13]/[.H13]" office:value-type="float" office:value="0.156003362579913">
            <text:p>0,1560</text:p>
          </table:table-cell>
          <table:table-cell table:style-name="ce20" table:formula="of:=+[.E13]/[.H13]" office:value-type="float" office:value="0.124819297732385">
            <text:p>0,1248</text:p>
          </table:table-cell>
          <table:table-cell table:style-name="ce20" table:formula="of:=+[.F13]/[.H13]" office:value-type="float" office:value="0.000299276262230097">
            <text:p>0,0003</text:p>
          </table:table-cell>
          <table:table-cell table:style-name="ce20" office:value-type="float" office:value="0.0308847885852978">
            <text:p>0,0309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5" office:value-type="string">
            <text:p>TELE STAR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4947014">
            <text:p>4 947 014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57955863">
            <text:p>57 955 863</text:p>
          </table:table-cell>
          <table:table-cell table:style-name="ce16" table:formula="of:=+[.D14]/[.H14]" office:value-type="float" office:value="0.0853583010229698">
            <text:p>0,0854</text:p>
          </table:table-cell>
          <table:table-cell table:style-name="ce20" table:formula="of:=+[.E14]/[.H14]" office:value-type="float" office:value="0.0853583010229698">
            <text:p>0,0854</text:p>
          </table:table-cell>
          <table:table-cell table:style-name="ce20" table:formula="of:=+[.F14]/[.H14]" office:value-type="float" office:value="0">
            <text:p>0,0000</text:p>
          </table:table-cell>
          <table:table-cell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5" office:value-type="string">
            <text:p>PROGRES</text:p>
          </table:table-cell>
          <table:table-cell table:style-name="ce5" office:value-type="string">
            <text:p>PQR</text:p>
          </table:table-cell>
          <table:table-cell table:style-name="ce7" office:value-type="float" office:value="4917806">
            <text:p>4 917 806</text:p>
          </table:table-cell>
          <table:table-cell table:style-name="ce7" office:value-type="float" office:value="1841084">
            <text:p>1 841 084</text:p>
          </table:table-cell>
          <table:table-cell table:style-name="ce7" office:value-type="float" office:value="1944024">
            <text:p>1 944 024</text:p>
          </table:table-cell>
          <table:table-cell table:style-name="ce7" office:value-type="float" office:value="1132698">
            <text:p>1 132 698</text:p>
          </table:table-cell>
          <table:table-cell table:style-name="ce7" office:value-type="float" office:value="78458808">
            <text:p>78 458 808</text:p>
          </table:table-cell>
          <table:table-cell table:style-name="ce16" table:formula="of:=+[.D15]/[.H15]" office:value-type="float" office:value="0.0626801008753536">
            <text:p>0,0627</text:p>
          </table:table-cell>
          <table:table-cell table:style-name="ce20" table:formula="of:=+[.E15]/[.H15]" office:value-type="float" office:value="0.0234656126817527">
            <text:p>0,0235</text:p>
          </table:table-cell>
          <table:table-cell table:style-name="ce20" table:formula="of:=+[.F15]/[.H15]" office:value-type="float" office:value="0.0247776387324161">
            <text:p>0,0248</text:p>
          </table:table-cell>
          <table:table-cell table:style-name="ce20" office:value-type="float" office:value="0.0144368494611848">
            <text:p>0,0144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5" office:value-type="string">
            <text:p>NOUVELLE REPUBLIQUE DU CENTRE OUEST - NRCO DIMANCHE</text:p>
          </table:table-cell>
          <table:table-cell table:style-name="ce5" office:value-type="string">
            <text:p>PQR</text:p>
          </table:table-cell>
          <table:table-cell table:style-name="ce7" office:value-type="float" office:value="4845159">
            <text:p>4 845 159</text:p>
          </table:table-cell>
          <table:table-cell table:style-name="ce7" office:value-type="float" office:value="3857336">
            <text:p>3 857 336</text:p>
          </table:table-cell>
          <table:table-cell table:style-name="ce7" office:value-type="float" office:value="78565">
            <text:p>78 565</text:p>
          </table:table-cell>
          <table:table-cell table:style-name="ce7" office:value-type="float" office:value="909258">
            <text:p>909 258</text:p>
          </table:table-cell>
          <table:table-cell table:style-name="ce7" office:value-type="float" office:value="59065689">
            <text:p>59 065 689</text:p>
          </table:table-cell>
          <table:table-cell table:style-name="ce16" table:formula="of:=+[.D16]/[.H16]" office:value-type="float" office:value="0.0820300089955778">
            <text:p>0,0820</text:p>
          </table:table-cell>
          <table:table-cell table:style-name="ce20" table:formula="of:=+[.E16]/[.H16]" office:value-type="float" office:value="0.0653058664904425">
            <text:p>0,0653</text:p>
          </table:table-cell>
          <table:table-cell table:style-name="ce20" table:formula="of:=+[.F16]/[.H16]" office:value-type="float" office:value="0.00133012923966738">
            <text:p>0,0013</text:p>
          </table:table-cell>
          <table:table-cell table:style-name="ce20" office:value-type="float" office:value="0.0153940132654679">
            <text:p>0,0154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5" office:value-type="string">
            <text:p>POINT</text:p>
          </table:table-cell>
          <table:table-cell table:style-name="ce5" office:value-type="string">
            <text:p>NEWS</text:p>
          </table:table-cell>
          <table:table-cell table:style-name="ce7" office:value-type="float" office:value="4842438">
            <text:p>4 842 438</text:p>
          </table:table-cell>
          <table:table-cell table:style-name="ce7" office:value-type="float" office:value="4632177">
            <text:p>4 632 17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10261">
            <text:p>210 261</text:p>
          </table:table-cell>
          <table:table-cell table:style-name="ce7" office:value-type="float" office:value="22073444">
            <text:p>22 073 444</text:p>
          </table:table-cell>
          <table:table-cell table:style-name="ce16" table:formula="of:=+[.D17]/[.H17]" office:value-type="float" office:value="0.219378453131283">
            <text:p>0,2194</text:p>
          </table:table-cell>
          <table:table-cell table:style-name="ce20" table:formula="of:=+[.E17]/[.H17]" office:value-type="float" office:value="0.209852934594167">
            <text:p>0,2099</text:p>
          </table:table-cell>
          <table:table-cell table:style-name="ce20" table:formula="of:=+[.F17]/[.H17]" office:value-type="float" office:value="0">
            <text:p>0,0000</text:p>
          </table:table-cell>
          <table:table-cell table:style-name="ce20" office:value-type="float" office:value="0.00952551853711637">
            <text:p>0,0095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5" office:value-type="string">
            <text:p>DEPECHE DU MIDI <text:s text:c="5"/>- <text:s text:c="3"/>LA DEPECHE DIMANCHE</text:p>
          </table:table-cell>
          <table:table-cell table:style-name="ce5" office:value-type="string">
            <text:p>PQR</text:p>
          </table:table-cell>
          <table:table-cell table:style-name="ce7" office:value-type="float" office:value="4641261">
            <text:p>4 641 261</text:p>
          </table:table-cell>
          <table:table-cell table:style-name="ce7" office:value-type="float" office:value="2605938">
            <text:p>2 605 938</text:p>
          </table:table-cell>
          <table:table-cell table:style-name="ce7" office:value-type="float" office:value="1275596">
            <text:p>1 275 596</text:p>
          </table:table-cell>
          <table:table-cell table:style-name="ce7" office:value-type="float" office:value="759727">
            <text:p>759 727</text:p>
          </table:table-cell>
          <table:table-cell table:style-name="ce7" office:value-type="float" office:value="64600789">
            <text:p>64 600 789</text:p>
          </table:table-cell>
          <table:table-cell table:style-name="ce16" table:formula="of:=+[.D18]/[.H18]" office:value-type="float" office:value="0.0718452680198689">
            <text:p>0,0718</text:p>
          </table:table-cell>
          <table:table-cell table:style-name="ce20" table:formula="of:=+[.E18]/[.H18]" office:value-type="float" office:value="0.0403391048366298">
            <text:p>0,0403</text:p>
          </table:table-cell>
          <table:table-cell table:style-name="ce20" table:formula="of:=+[.F18]/[.H18]" office:value-type="float" office:value="0.019745826943383">
            <text:p>0,0197</text:p>
          </table:table-cell>
          <table:table-cell table:style-name="ce20" office:value-type="float" office:value="0.0117603362398561">
            <text:p>0,0118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5" office:value-type="string">
            <text:p>SUD OUEST - SUD OUEST DIMANCHE</text:p>
          </table:table-cell>
          <table:table-cell table:style-name="ce5" office:value-type="string">
            <text:p>PQR</text:p>
          </table:table-cell>
          <table:table-cell table:style-name="ce7" office:value-type="float" office:value="4592920">
            <text:p>4 592 920</text:p>
          </table:table-cell>
          <table:table-cell table:style-name="ce7" office:value-type="float" office:value="3048808">
            <text:p>3 048 808</text:p>
          </table:table-cell>
          <table:table-cell table:style-name="ce7" office:value-type="float" office:value="271751">
            <text:p>271 751</text:p>
          </table:table-cell>
          <table:table-cell table:style-name="ce7" office:value-type="float" office:value="1272361">
            <text:p>1 272 361</text:p>
          </table:table-cell>
          <table:table-cell table:style-name="ce7" office:value-type="float" office:value="102099349">
            <text:p>102 099 349</text:p>
          </table:table-cell>
          <table:table-cell table:style-name="ce16" table:formula="of:=+[.D19]/[.H19]" office:value-type="float" office:value="0.0449848118032565">
            <text:p>0,0450</text:p>
          </table:table-cell>
          <table:table-cell table:style-name="ce20" table:formula="of:=+[.E19]/[.H19]" office:value-type="float" office:value="0.0298611894185535">
            <text:p>0,0299</text:p>
          </table:table-cell>
          <table:table-cell table:style-name="ce20" office:value-type="float" office:value="0.00266163303352698">
            <text:p>0,0027</text:p>
          </table:table-cell>
          <table:table-cell table:style-name="ce20" office:value-type="float" office:value="0.012461989351176">
            <text:p>0,0125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5" office:value-type="string">
            <text:p>PARISIEN LE PARISIEN DIMANCHE</text:p>
          </table:table-cell>
          <table:table-cell table:style-name="ce5" office:value-type="string">
            <text:p>PQR</text:p>
          </table:table-cell>
          <table:table-cell table:style-name="ce7" office:value-type="float" office:value="4574725">
            <text:p>4 574 725</text:p>
          </table:table-cell>
          <table:table-cell table:style-name="ce7" office:value-type="float" office:value="596459">
            <text:p>596 459</text:p>
          </table:table-cell>
          <table:table-cell table:style-name="ce7" office:value-type="float" office:value="1652220">
            <text:p>1 652 220</text:p>
          </table:table-cell>
          <table:table-cell table:style-name="ce7" office:value-type="float" office:value="2326046">
            <text:p>2 326 046</text:p>
          </table:table-cell>
          <table:table-cell table:style-name="ce7" office:value-type="float" office:value="97323561">
            <text:p>97 323 561</text:p>
          </table:table-cell>
          <table:table-cell table:style-name="ce16" table:formula="of:=+[.D20]/[.H20]" office:value-type="float" office:value="0.0470053186812595">
            <text:p>0,0470</text:p>
          </table:table-cell>
          <table:table-cell table:style-name="ce20" table:formula="of:=+[.E20]/[.H20]" office:value-type="float" office:value="0.00612861874217693">
            <text:p>0,0061</text:p>
          </table:table-cell>
          <table:table-cell table:style-name="ce20" office:value-type="float" office:value="0.0169765674727007">
            <text:p>0,0170</text:p>
          </table:table-cell>
          <table:table-cell table:style-name="ce20" office:value-type="float" office:value="0.0239001324663819">
            <text:p>0,0239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5" office:value-type="string">
            <text:p>TELE LOISIRS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4563698">
            <text:p>4 563 698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50738395">
            <text:p>50 738 395</text:p>
          </table:table-cell>
          <table:table-cell table:style-name="ce16" table:formula="of:=+[.D21]/[.H21]" office:value-type="float" office:value="0.0899456516115656">
            <text:p>0,0899</text:p>
          </table:table-cell>
          <table:table-cell table:style-name="ce20" table:formula="of:=+[.E21]/[.H21]" office:value-type="float" office:value="0.0899456516115656">
            <text:p>0,0899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5" office:value-type="string">
            <text:p>DAUPHINE LIBERE - LE DAUPHINE LIBERE DIMANCHE</text:p>
          </table:table-cell>
          <table:table-cell table:style-name="ce5" office:value-type="string">
            <text:p>PQR</text:p>
          </table:table-cell>
          <table:table-cell table:style-name="ce7" office:value-type="float" office:value="4463548">
            <text:p>4 463 548</text:p>
          </table:table-cell>
          <table:table-cell table:style-name="ce7" office:value-type="float" office:value="2335206">
            <text:p>2 335 206</text:p>
          </table:table-cell>
          <table:table-cell table:style-name="ce7" office:value-type="float" office:value="1266773">
            <text:p>1 266 773</text:p>
          </table:table-cell>
          <table:table-cell table:style-name="ce7" office:value-type="float" office:value="861569">
            <text:p>861 569</text:p>
          </table:table-cell>
          <table:table-cell table:style-name="ce7" office:value-type="float" office:value="87644569">
            <text:p>87 644 569</text:p>
          </table:table-cell>
          <table:table-cell table:style-name="ce16" table:formula="of:=+[.D22]/[.H22]" office:value-type="float" office:value="0.0509278333036243">
            <text:p>0,0509</text:p>
          </table:table-cell>
          <table:table-cell table:style-name="ce20" table:formula="of:=+[.E22]/[.H22]" office:value-type="float" office:value="0.0266440468205166">
            <text:p>0,0266</text:p>
          </table:table-cell>
          <table:table-cell table:style-name="ce20" office:value-type="float" office:value="0.0144535253519245">
            <text:p>0,0145</text:p>
          </table:table-cell>
          <table:table-cell table:style-name="ce20" office:value-type="float" office:value="0.00983026113118316">
            <text:p>0,0098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5" office:value-type="string">
            <text:p>EQUIPE - L'EQUIPE MAGAZINE</text:p>
          </table:table-cell>
          <table:table-cell table:style-name="ce5" office:value-type="string">
            <text:p>GRAND PUBLIC</text:p>
          </table:table-cell>
          <table:table-cell table:style-name="ce7" office:value-type="float" office:value="4293601">
            <text:p>4 293 601</text:p>
          </table:table-cell>
          <table:table-cell table:style-name="ce7" office:value-type="float" office:value="395387">
            <text:p>395 387</text:p>
          </table:table-cell>
          <table:table-cell table:style-name="ce7" office:value-type="float" office:value="643163">
            <text:p>643 163</text:p>
          </table:table-cell>
          <table:table-cell table:style-name="ce7" office:value-type="float" office:value="3255051">
            <text:p>3 255 051</text:p>
          </table:table-cell>
          <table:table-cell table:style-name="ce7" office:value-type="float" office:value="99875945">
            <text:p>99 875 945</text:p>
          </table:table-cell>
          <table:table-cell table:style-name="ce16" table:formula="of:=+[.D23]/[.H23]" office:value-type="float" office:value="0.0429893404262658">
            <text:p>0,0430</text:p>
          </table:table-cell>
          <table:table-cell table:style-name="ce20" table:formula="of:=+[.E23]/[.H23]" office:value-type="float" office:value="0.00395878106585124">
            <text:p>0,0040</text:p>
          </table:table-cell>
          <table:table-cell table:style-name="ce20" office:value-type="float" office:value="0.00643961866893975">
            <text:p>0,0064</text:p>
          </table:table-cell>
          <table:table-cell table:style-name="ce20" office:value-type="float" office:value="0.0325909406914748">
            <text:p>0,0326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5" office:value-type="string">
            <text:p>ECHOS</text:p>
          </table:table-cell>
          <table:table-cell table:style-name="ce5" office:value-type="string">
            <text:p>PQN</text:p>
          </table:table-cell>
          <table:table-cell table:style-name="ce7" office:value-type="float" office:value="4071287.74">
            <text:p>4 071 288</text:p>
          </table:table-cell>
          <table:table-cell table:style-name="ce7" office:value-type="float" office:value="2371385">
            <text:p>2 371 385</text:p>
          </table:table-cell>
          <table:table-cell table:style-name="ce7" office:value-type="float" office:value="1011999.74">
            <text:p>1 012 000</text:p>
          </table:table-cell>
          <table:table-cell table:style-name="ce7" office:value-type="float" office:value="687903">
            <text:p>687 903</text:p>
          </table:table-cell>
          <table:table-cell table:style-name="ce7" office:value-type="float" office:value="31523762">
            <text:p>31 523 762</text:p>
          </table:table-cell>
          <table:table-cell table:style-name="ce16" table:formula="of:=+[.D24]/[.H24]" office:value-type="float" office:value="0.129149805787774">
            <text:p>0,1291</text:p>
          </table:table-cell>
          <table:table-cell table:style-name="ce20" table:formula="of:=+[.E24]/[.H24]" office:value-type="float" office:value="0.0752253173336355">
            <text:p>0,0752</text:p>
          </table:table-cell>
          <table:table-cell table:style-name="ce20" office:value-type="float" office:value="0.0321027591821052">
            <text:p>0,0321</text:p>
          </table:table-cell>
          <table:table-cell table:style-name="ce20" office:value-type="float" office:value="0.0218217292720329">
            <text:p>0,0218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5" office:value-type="string">
            <text:p>PETIT QUOTIDIEN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3718856">
            <text:p>3 718 856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5" office:value-type="string">
            <text:p>TELE Z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3710026">
            <text:p>3 710 026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74204406">
            <text:p>74 204 406</text:p>
          </table:table-cell>
          <table:table-cell table:style-name="ce16" table:formula="of:=+[.D26]/[.H26]" office:value-type="float" office:value="0.0499973815571005">
            <text:p>0,0500</text:p>
          </table:table-cell>
          <table:table-cell table:style-name="ce20" office:value-type="float" office:value="0.0499973815571005">
            <text:p>0,0500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5" office:value-type="string">
            <text:p>VOIX DU NORD - VOIX DU NORD LUNDI</text:p>
          </table:table-cell>
          <table:table-cell table:style-name="ce5" office:value-type="string">
            <text:p>PQR</text:p>
          </table:table-cell>
          <table:table-cell table:style-name="ce7" office:value-type="float" office:value="3702669">
            <text:p>3 702 669</text:p>
          </table:table-cell>
          <table:table-cell table:style-name="ce7" office:value-type="float" office:value="784945">
            <text:p>784 945</text:p>
          </table:table-cell>
          <table:table-cell table:style-name="ce7" office:value-type="float" office:value="1738334">
            <text:p>1 738 334</text:p>
          </table:table-cell>
          <table:table-cell table:style-name="ce7" office:value-type="float" office:value="1179390">
            <text:p>1 179 390</text:p>
          </table:table-cell>
          <table:table-cell table:style-name="ce7" office:value-type="float" office:value="90459929">
            <text:p>90 459 929</text:p>
          </table:table-cell>
          <table:table-cell table:style-name="ce16" table:formula="of:=+[.D27]/[.H27]" office:value-type="float" office:value="0.0409315930371778">
            <text:p>0,0409</text:p>
          </table:table-cell>
          <table:table-cell table:style-name="ce20" office:value-type="float" office:value="0.00867726747828865">
            <text:p>0,0087</text:p>
          </table:table-cell>
          <table:table-cell table:style-name="ce20" office:value-type="float" office:value="0.019216619106566">
            <text:p>0,0192</text:p>
          </table:table-cell>
          <table:table-cell table:style-name="ce20" office:value-type="float" office:value="0.0130377064523232">
            <text:p>0,013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5" office:value-type="string">
            <text:p>TELECABLE SATELLITE HEBDO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3290234">
            <text:p>3 290 2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30542984">
            <text:p>30 542 984</text:p>
          </table:table-cell>
          <table:table-cell table:style-name="ce16" table:formula="of:=+[.D28]/[.H28]" office:value-type="float" office:value="0.10772470692451">
            <text:p>0,1077</text:p>
          </table:table-cell>
          <table:table-cell table:style-name="ce20" office:value-type="float" office:value="0.10772470692451">
            <text:p>0,1077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5" office:value-type="string">
            <text:p>MON QUOTIDIEN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3233981">
            <text:p>3 233 98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5" office:value-type="string">
            <text:p>MONTAGNE - LA MONTAGNE DIMANCHE</text:p>
          </table:table-cell>
          <table:table-cell table:style-name="ce5" office:value-type="string">
            <text:p>PQR</text:p>
          </table:table-cell>
          <table:table-cell table:style-name="ce7" office:value-type="float" office:value="3138653">
            <text:p>3 138 653</text:p>
          </table:table-cell>
          <table:table-cell table:style-name="ce7" office:value-type="float" office:value="1935165">
            <text:p>1 935 165</text:p>
          </table:table-cell>
          <table:table-cell table:style-name="ce7" office:value-type="float" office:value="881156">
            <text:p>881 156</text:p>
          </table:table-cell>
          <table:table-cell table:style-name="ce7" office:value-type="float" office:value="322332">
            <text:p>322 332</text:p>
          </table:table-cell>
          <table:table-cell table:style-name="ce7" office:value-type="float" office:value="64874211">
            <text:p>64 874 211</text:p>
          </table:table-cell>
          <table:table-cell table:style-name="ce16" table:formula="of:=+[.D30]/[.H30]" office:value-type="float" office:value="0.0483805961046679">
            <text:p>0,0484</text:p>
          </table:table-cell>
          <table:table-cell table:style-name="ce20" office:value-type="float" office:value="0.0298294957298209">
            <text:p>0,0298</text:p>
          </table:table-cell>
          <table:table-cell table:style-name="ce20" office:value-type="float" office:value="0.0135825312773361">
            <text:p>0,0136</text:p>
          </table:table-cell>
          <table:table-cell table:style-name="ce20" office:value-type="float" office:value="0.00496856909751087">
            <text:p>0,005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5" office:value-type="string">
            <text:p>ELLE 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2928084">
            <text:p>2 928 084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21276448">
            <text:p>21 276 448</text:p>
          </table:table-cell>
          <table:table-cell table:style-name="ce16" table:formula="of:=+[.D31]/[.H31]" office:value-type="float" office:value="0.137620903639555">
            <text:p>0,1376</text:p>
          </table:table-cell>
          <table:table-cell table:style-name="ce20" office:value-type="float" office:value="0.137620903639555">
            <text:p>0,1376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5" office:value-type="string">
            <text:p>FEMME ACTUELLE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2813200">
            <text:p>2 813 20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43857639">
            <text:p>43 857 639</text:p>
          </table:table-cell>
          <table:table-cell table:style-name="ce16" table:formula="of:=+[.D32]/[.H32]" office:value-type="float" office:value="0.0641438997662414">
            <text:p>0,0641</text:p>
          </table:table-cell>
          <table:table-cell table:style-name="ce20" office:value-type="float" office:value="0.0641438997662414">
            <text:p>0,0641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5" office:value-type="string">
            <text:p>PELERIN</text:p>
          </table:table-cell>
          <table:table-cell table:style-name="ce5" office:value-type="string">
            <text:p>AUTRES IPG NAT</text:p>
          </table:table-cell>
          <table:table-cell table:style-name="ce7" office:value-type="float" office:value="2784391">
            <text:p>2 784 391</text:p>
          </table:table-cell>
          <table:table-cell table:style-name="ce7" office:value-type="float" office:value="2698245">
            <text:p>2 698 24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86146">
            <text:p>86 146</text:p>
          </table:table-cell>
          <table:table-cell table:style-name="ce7" office:value-type="float" office:value="10549783">
            <text:p>10 549 783</text:p>
          </table:table-cell>
          <table:table-cell table:style-name="ce16" table:formula="of:=+[.D33]/[.H33]" office:value-type="float" office:value="0.263928746212126">
            <text:p>0,2639</text:p>
          </table:table-cell>
          <table:table-cell table:style-name="ce20" office:value-type="float" office:value="0.255763080624502">
            <text:p>0,2558</text:p>
          </table:table-cell>
          <table:table-cell table:style-name="ce20" office:value-type="float" office:value="0">
            <text:p>0,0000</text:p>
          </table:table-cell>
          <table:table-cell table:style-name="ce20" office:value-type="float" office:value="0.00816566558762393">
            <text:p>0,0082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5" office:value-type="string">
            <text:p>MIDI LIBRE - LE MIDI LIBRE DIMANCHE</text:p>
          </table:table-cell>
          <table:table-cell table:style-name="ce5" office:value-type="string">
            <text:p>PQR</text:p>
          </table:table-cell>
          <table:table-cell table:style-name="ce7" office:value-type="float" office:value="2620775">
            <text:p>2 620 775</text:p>
          </table:table-cell>
          <table:table-cell table:style-name="ce7" office:value-type="float" office:value="949198">
            <text:p>949 198</text:p>
          </table:table-cell>
          <table:table-cell table:style-name="ce7" office:value-type="float" office:value="814965">
            <text:p>814 965</text:p>
          </table:table-cell>
          <table:table-cell table:style-name="ce7" office:value-type="float" office:value="856612">
            <text:p>856 612</text:p>
          </table:table-cell>
          <table:table-cell table:style-name="ce7" office:value-type="float" office:value="50522016">
            <text:p>50 522 016</text:p>
          </table:table-cell>
          <table:table-cell table:style-name="ce16" table:formula="of:=+[.D34]/[.H34]" office:value-type="float" office:value="0.051873919678898">
            <text:p>0,0519</text:p>
          </table:table-cell>
          <table:table-cell table:style-name="ce20" office:value-type="float" office:value="0.0187878092592346">
            <text:p>0,0188</text:p>
          </table:table-cell>
          <table:table-cell table:style-name="ce20" office:value-type="float" office:value="0.0161308883635997">
            <text:p>0,0161</text:p>
          </table:table-cell>
          <table:table-cell table:style-name="ce20" office:value-type="float" office:value="0.0169552220560636">
            <text:p>0,017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5" office:value-type="string">
            <text:p>NICE MATIN - NICE MATIN DIMANCHE</text:p>
          </table:table-cell>
          <table:table-cell table:style-name="ce5" office:value-type="string">
            <text:p>PQR</text:p>
          </table:table-cell>
          <table:table-cell table:style-name="ce7" office:value-type="float" office:value="2316958">
            <text:p>2 316 958</text:p>
          </table:table-cell>
          <table:table-cell table:style-name="ce7" office:value-type="float" office:value="679070">
            <text:p>679 070</text:p>
          </table:table-cell>
          <table:table-cell table:style-name="ce7" office:value-type="float" office:value="854476">
            <text:p>854 476</text:p>
          </table:table-cell>
          <table:table-cell table:style-name="ce7" office:value-type="float" office:value="783412">
            <text:p>783 412</text:p>
          </table:table-cell>
          <table:table-cell table:style-name="ce7" office:value-type="float" office:value="35314804">
            <text:p>35 314 804</text:p>
          </table:table-cell>
          <table:table-cell table:style-name="ce16" table:formula="of:=+[.D35]/[.H35]" office:value-type="float" office:value="0.0656086892058073">
            <text:p>0,0656</text:p>
          </table:table-cell>
          <table:table-cell table:style-name="ce20" office:value-type="float" office:value="0.0192290462662627">
            <text:p>0,0192</text:p>
          </table:table-cell>
          <table:table-cell table:style-name="ce20" office:value-type="float" office:value="0.0241959717516767">
            <text:p>0,0242</text:p>
          </table:table-cell>
          <table:table-cell table:style-name="ce20" office:value-type="float" office:value="0.0221836711878678">
            <text:p>0,0222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5" office:value-type="string">
            <text:p>DERNIERES NOUVELLES D'ALSACE - DERNIERES NOUVELLES DU LUNDI</text:p>
          </table:table-cell>
          <table:table-cell table:style-name="ce5" office:value-type="string">
            <text:p>PQR</text:p>
          </table:table-cell>
          <table:table-cell table:style-name="ce7" office:value-type="float" office:value="2269826">
            <text:p>2 269 826</text:p>
          </table:table-cell>
          <table:table-cell table:style-name="ce7" office:value-type="float" office:value="557411">
            <text:p>557 411</text:p>
          </table:table-cell>
          <table:table-cell table:style-name="ce7" office:value-type="float" office:value="853075">
            <text:p>853 075</text:p>
          </table:table-cell>
          <table:table-cell table:style-name="ce7" office:value-type="float" office:value="859340">
            <text:p>859 340</text:p>
          </table:table-cell>
          <table:table-cell table:style-name="ce7" office:value-type="float" office:value="58477185">
            <text:p>58 477 185</text:p>
          </table:table-cell>
          <table:table-cell table:style-name="ce16" table:formula="of:=+[.D36]/[.H36]" office:value-type="float" office:value="0.0388155825216279">
            <text:p>0,0388</text:p>
          </table:table-cell>
          <table:table-cell table:style-name="ce20" office:value-type="float" office:value="0.00953211068556053">
            <text:p>0,0095</text:p>
          </table:table-cell>
          <table:table-cell table:style-name="ce20" office:value-type="float" office:value="0.0145881680180057">
            <text:p>0,0146</text:p>
          </table:table-cell>
          <table:table-cell table:style-name="ce20" office:value-type="float" office:value="0.0146953038180617">
            <text:p>0,0147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5" office:value-type="string">
            <text:p>CHALLENGES</text:p>
          </table:table-cell>
          <table:table-cell table:style-name="ce5" office:value-type="string">
            <text:p>GRAND PUBLIC</text:p>
          </table:table-cell>
          <table:table-cell table:style-name="ce7" office:value-type="float" office:value="2252875">
            <text:p>2 252 875</text:p>
          </table:table-cell>
          <table:table-cell table:style-name="ce7" office:value-type="float" office:value="2212777">
            <text:p>2 212 77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0098">
            <text:p>40 098</text:p>
          </table:table-cell>
          <table:table-cell table:style-name="ce7" office:value-type="float" office:value="10404406">
            <text:p>10 404 406</text:p>
          </table:table-cell>
          <table:table-cell table:style-name="ce16" table:formula="of:=+[.D37]/[.H37]" office:value-type="float" office:value="0.21653086202134">
            <text:p>0,2165</text:p>
          </table:table-cell>
          <table:table-cell table:style-name="ce20" office:value-type="float" office:value="0.21267691783654">
            <text:p>0,2127</text:p>
          </table:table-cell>
          <table:table-cell table:style-name="ce20" office:value-type="float" office:value="0">
            <text:p>0,0000</text:p>
          </table:table-cell>
          <table:table-cell table:style-name="ce20" office:value-type="float" office:value="0.00385394418480017">
            <text:p>0,0039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5" office:value-type="string">
            <text:p>PROVENCE - LA PROVENCE DIMANCHE</text:p>
          </table:table-cell>
          <table:table-cell table:style-name="ce5" office:value-type="string">
            <text:p>PQR</text:p>
          </table:table-cell>
          <table:table-cell table:style-name="ce7" office:value-type="float" office:value="2226355">
            <text:p>2 226 355</text:p>
          </table:table-cell>
          <table:table-cell table:style-name="ce7" office:value-type="float" office:value="913893">
            <text:p>913 893</text:p>
          </table:table-cell>
          <table:table-cell table:style-name="ce7" office:value-type="float" office:value="426502">
            <text:p>426 502</text:p>
          </table:table-cell>
          <table:table-cell table:style-name="ce7" office:value-type="float" office:value="885960">
            <text:p>885 960</text:p>
          </table:table-cell>
          <table:table-cell table:style-name="ce7" office:value-type="float" office:value="45792924">
            <text:p>45 792 924</text:p>
          </table:table-cell>
          <table:table-cell table:style-name="ce16" table:formula="of:=+[.D38]/[.H38]" office:value-type="float" office:value="0.0486178825357385">
            <text:p>0,0486</text:p>
          </table:table-cell>
          <table:table-cell table:style-name="ce20" office:value-type="float" office:value="0.0199570789583124">
            <text:p>0,0200</text:p>
          </table:table-cell>
          <table:table-cell table:style-name="ce20" office:value-type="float" office:value="0.0093137096901696">
            <text:p>0,0093</text:p>
          </table:table-cell>
          <table:table-cell table:style-name="ce20" office:value-type="float" office:value="0.0193470938872565">
            <text:p>0,0193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5" office:value-type="string">
            <text:p>EST REPUBLICAIN - EST REPUBLICAIN LUNDI</text:p>
          </table:table-cell>
          <table:table-cell table:style-name="ce5" office:value-type="string">
            <text:p>PQR</text:p>
          </table:table-cell>
          <table:table-cell table:style-name="ce7" office:value-type="float" office:value="2042097">
            <text:p>2 042 097</text:p>
          </table:table-cell>
          <table:table-cell table:style-name="ce7" office:value-type="float" office:value="348913">
            <text:p>348 913</text:p>
          </table:table-cell>
          <table:table-cell table:style-name="ce7" office:value-type="float" office:value="1144162">
            <text:p>1 144 162</text:p>
          </table:table-cell>
          <table:table-cell table:style-name="ce7" office:value-type="float" office:value="549022">
            <text:p>549 022</text:p>
          </table:table-cell>
          <table:table-cell table:style-name="ce7" office:value-type="float" office:value="52099702">
            <text:p>52 099 702</text:p>
          </table:table-cell>
          <table:table-cell table:style-name="ce16" table:formula="of:=+[.D39]/[.H39]" office:value-type="float" office:value="0.0391959439614453">
            <text:p>0,0392</text:p>
          </table:table-cell>
          <table:table-cell table:style-name="ce20" office:value-type="float" office:value="0.00669702486973918">
            <text:p>0,0067</text:p>
          </table:table-cell>
          <table:table-cell table:style-name="ce20" office:value-type="float" office:value="0.021961008529377">
            <text:p>0,0220</text:p>
          </table:table-cell>
          <table:table-cell table:style-name="ce20" office:value-type="float" office:value="0.0105379105623291">
            <text:p>0,0105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5" office:value-type="string">
            <text:p>TELEGRAMME – LE TELEGRAMME DIMANCHE</text:p>
          </table:table-cell>
          <table:table-cell table:style-name="ce5" office:value-type="string">
            <text:p>PQR</text:p>
          </table:table-cell>
          <table:table-cell table:style-name="ce7" office:value-type="float" office:value="2005328">
            <text:p>2 005 328</text:p>
          </table:table-cell>
          <table:table-cell table:style-name="ce7" office:value-type="float" office:value="485717">
            <text:p>485 717</text:p>
          </table:table-cell>
          <table:table-cell table:style-name="ce7" office:value-type="float" office:value="21505">
            <text:p>21 505</text:p>
          </table:table-cell>
          <table:table-cell table:style-name="ce7" office:value-type="float" office:value="1498106">
            <text:p>1 498 106</text:p>
          </table:table-cell>
          <table:table-cell table:style-name="ce7" office:value-type="float" office:value="73385479">
            <text:p>73 385 479</text:p>
          </table:table-cell>
          <table:table-cell table:style-name="ce16" table:formula="of:=+[.D40]/[.H40]" office:value-type="float" office:value="0.0273259509555017">
            <text:p>0,0273</text:p>
          </table:table-cell>
          <table:table-cell table:style-name="ce20" office:value-type="float" office:value="0.00661870722408176">
            <text:p>0,0066</text:p>
          </table:table-cell>
          <table:table-cell table:style-name="ce20" office:value-type="float" office:value="0.00029304162476067">
            <text:p>0,0003</text:p>
          </table:table-cell>
          <table:table-cell table:style-name="ce20" office:value-type="float" office:value="0.0204142021066593">
            <text:p>0,0204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5" office:value-type="string">
            <text:p>REPUBLICAIN LORRAIN</text:p>
          </table:table-cell>
          <table:table-cell table:style-name="ce5" office:value-type="string">
            <text:p>PQR</text:p>
          </table:table-cell>
          <table:table-cell table:style-name="ce7" office:value-type="float" office:value="1871066">
            <text:p>1 871 066</text:p>
          </table:table-cell>
          <table:table-cell table:style-name="ce7" office:value-type="float" office:value="440920">
            <text:p>440 920</text:p>
          </table:table-cell>
          <table:table-cell table:style-name="ce7" office:value-type="float" office:value="900380">
            <text:p>900 380</text:p>
          </table:table-cell>
          <table:table-cell table:style-name="ce7" office:value-type="float" office:value="529766">
            <text:p>529 766</text:p>
          </table:table-cell>
          <table:table-cell table:style-name="ce7" office:value-type="float" office:value="43676235">
            <text:p>43 676 235</text:p>
          </table:table-cell>
          <table:table-cell table:style-name="ce16" table:formula="of:=+[.D41]/[.H41]" office:value-type="float" office:value="0.0428394526222327">
            <text:p>0,0428</text:p>
          </table:table-cell>
          <table:table-cell table:style-name="ce20" office:value-type="float" office:value="0.0100951924999946">
            <text:p>0,0101</text:p>
          </table:table-cell>
          <table:table-cell table:style-name="ce20" office:value-type="float" office:value="0.0206148721381319">
            <text:p>0,0206</text:p>
          </table:table-cell>
          <table:table-cell table:style-name="ce20" office:value-type="float" office:value="0.0121293879841062">
            <text:p>0,0121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5" office:value-type="string">
            <text:p>PRESSE DE LA MANCHE</text:p>
          </table:table-cell>
          <table:table-cell table:style-name="ce5" office:value-type="string">
            <text:p>PQD</text:p>
          </table:table-cell>
          <table:table-cell table:style-name="ce7" office:value-type="float" office:value="1858625">
            <text:p>1 858 625</text:p>
          </table:table-cell>
          <table:table-cell table:style-name="ce7" office:value-type="float" office:value="264966">
            <text:p>264 96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593659">
            <text:p>1 593 659</text:p>
          </table:table-cell>
          <table:table-cell table:style-name="ce7" office:value-type="float" office:value="8476472">
            <text:p>8 476 472</text:p>
          </table:table-cell>
          <table:table-cell table:style-name="ce16" table:formula="of:=+[.D42]/[.H42]" office:value-type="float" office:value="0.21926870046878">
            <text:p>0,2193</text:p>
          </table:table-cell>
          <table:table-cell table:style-name="ce20" office:value-type="float" office:value="0.0312589954877454">
            <text:p>0,0313</text:p>
          </table:table-cell>
          <table:table-cell table:style-name="ce20" office:value-type="float" office:value="0">
            <text:p>0,0000</text:p>
          </table:table-cell>
          <table:table-cell table:style-name="ce20" office:value-type="float" office:value="0.188009704981035">
            <text:p>0,188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42">
            <text:p>42</text:p>
          </table:table-cell>
          <table:table-cell table:style-name="ce5" office:value-type="string">
            <text:p>TELE POCHE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1706328">
            <text:p>1 706 328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26161107">
            <text:p>26 161 107</text:p>
          </table:table-cell>
          <table:table-cell table:style-name="ce16" table:formula="of:=+[.D43]/[.H43]" office:value-type="float" office:value="0.0652238454588332">
            <text:p>0,0652</text:p>
          </table:table-cell>
          <table:table-cell table:style-name="ce20" office:value-type="float" office:value="0.0652238454588332">
            <text:p>0,0652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5" office:value-type="string">
            <text:p>PRESSE OCEAN - PRESSE OCEAN DIMANCHE</text:p>
          </table:table-cell>
          <table:table-cell table:style-name="ce5" office:value-type="string">
            <text:p>PQD</text:p>
          </table:table-cell>
          <table:table-cell table:style-name="ce7" office:value-type="float" office:value="1654256">
            <text:p>1 654 256</text:p>
          </table:table-cell>
          <table:table-cell table:style-name="ce7" office:value-type="float" office:value="103795">
            <text:p>103 795</text:p>
          </table:table-cell>
          <table:table-cell table:style-name="ce7" office:value-type="float" office:value="278066">
            <text:p>278 066</text:p>
          </table:table-cell>
          <table:table-cell table:style-name="ce7" office:value-type="float" office:value="1272395">
            <text:p>1 272 395</text:p>
          </table:table-cell>
          <table:table-cell table:style-name="ce7" office:value-type="float" office:value="11865358">
            <text:p>11 865 358</text:p>
          </table:table-cell>
          <table:table-cell table:style-name="ce16" table:formula="of:=+[.D44]/[.H44]" office:value-type="float" office:value="0.139418970755033">
            <text:p>0,1394</text:p>
          </table:table-cell>
          <table:table-cell table:style-name="ce20" office:value-type="float" office:value="0.00874773437093091">
            <text:p>0,0087</text:p>
          </table:table-cell>
          <table:table-cell table:style-name="ce20" office:value-type="float" office:value="0.0234351125351633">
            <text:p>0,0234</text:p>
          </table:table-cell>
          <table:table-cell table:style-name="ce20" office:value-type="float" office:value="0.107236123848939">
            <text:p>0,1072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5" office:value-type="string">
            <text:p>VIES DE FAMILLE</text:p>
          </table:table-cell>
          <table:table-cell table:style-name="ce5" office:value-type="string">
            <text:p>GROUPEMENTS</text:p>
          </table:table-cell>
          <table:table-cell table:number-columns-repeated="2" table:style-name="ce7" office:value-type="float" office:value="1625487">
            <text:p>1 625 487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35284428">
            <text:p>35 284 428</text:p>
          </table:table-cell>
          <table:table-cell table:style-name="ce16" table:formula="of:=+[.D45]/[.H45]" office:value-type="float" office:value="0.0460681125396166">
            <text:p>0,0461</text:p>
          </table:table-cell>
          <table:table-cell table:style-name="ce20" office:value-type="float" office:value="0.0460681125396166">
            <text:p>0,0461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5" office:value-type="string">
            <text:p>ACTU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1614373">
            <text:p>1 614 373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5" office:value-type="string">
            <text:p>JOURNAL DU DIMANCHE</text:p>
          </table:table-cell>
          <table:table-cell table:style-name="ce5" office:value-type="string">
            <text:p>PQN</text:p>
          </table:table-cell>
          <table:table-cell table:style-name="ce7" office:value-type="float" office:value="1574211.9">
            <text:p>1 574 212</text:p>
          </table:table-cell>
          <table:table-cell table:style-name="ce7" office:value-type="float" office:value="30022">
            <text:p>30 022</text:p>
          </table:table-cell>
          <table:table-cell table:style-name="ce7" office:value-type="float" office:value="1236171.9">
            <text:p>1 236 172</text:p>
          </table:table-cell>
          <table:table-cell table:style-name="ce7" office:value-type="float" office:value="308018">
            <text:p>308 018</text:p>
          </table:table-cell>
          <table:table-cell table:style-name="ce7" office:value-type="float" office:value="12588709">
            <text:p>12 588 709</text:p>
          </table:table-cell>
          <table:table-cell table:style-name="ce16" table:formula="of:=+[.D47]/[.H47]" office:value-type="float" office:value="0.125049510636873">
            <text:p>0,1250</text:p>
          </table:table-cell>
          <table:table-cell table:style-name="ce20" office:value-type="float" office:value="0.00238483549027942">
            <text:p>0,0024</text:p>
          </table:table-cell>
          <table:table-cell table:style-name="ce20" office:value-type="float" office:value="0.0981968762642778">
            <text:p>0,0982</text:p>
          </table:table-cell>
          <table:table-cell table:style-name="ce20" office:value-type="float" office:value="0.0244677988823159">
            <text:p>0,0245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47">
            <text:p>47</text:p>
          </table:table-cell>
          <table:table-cell table:style-name="ce5" office:value-type="string">
            <text:p>COURRIER INTERNATIONAL</text:p>
          </table:table-cell>
          <table:table-cell table:style-name="ce5" office:value-type="string">
            <text:p>PQN</text:p>
          </table:table-cell>
          <table:table-cell table:style-name="ce7" office:value-type="float" office:value="1520184">
            <text:p>1 520 184</text:p>
          </table:table-cell>
          <table:table-cell table:style-name="ce7" office:value-type="float" office:value="1470831">
            <text:p>1 470 83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9353">
            <text:p>49 353</text:p>
          </table:table-cell>
          <table:table-cell table:style-name="ce7" office:value-type="float" office:value="9771659">
            <text:p>9 771 659</text:p>
          </table:table-cell>
          <table:table-cell table:style-name="ce16" table:formula="of:=+[.D48]/[.H48]" office:value-type="float" office:value="0.155570717316271">
            <text:p>0,1556</text:p>
          </table:table-cell>
          <table:table-cell table:style-name="ce20" office:value-type="float" office:value="0.150520090805461">
            <text:p>0,1505</text:p>
          </table:table-cell>
          <table:table-cell table:style-name="ce20" office:value-type="float" office:value="0">
            <text:p>0,0000</text:p>
          </table:table-cell>
          <table:table-cell table:style-name="ce20" office:value-type="float" office:value="0.0050506265108105">
            <text:p>0,0051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5" office:value-type="string">
            <text:p>MARIANNE</text:p>
          </table:table-cell>
          <table:table-cell table:style-name="ce5" office:value-type="string">
            <text:p>NEWS</text:p>
          </table:table-cell>
          <table:table-cell table:number-columns-repeated="2" table:style-name="ce7" office:value-type="float" office:value="1504222">
            <text:p>1 504 222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2335732">
            <text:p>12 335 732</text:p>
          </table:table-cell>
          <table:table-cell table:style-name="ce16" table:formula="of:=+[.D49]/[.H49]" office:value-type="float" office:value="0.121940230219009">
            <text:p>0,1219</text:p>
          </table:table-cell>
          <table:table-cell table:style-name="ce20" office:value-type="float" office:value="0.121940230219009">
            <text:p>0,1219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5" office:value-type="string">
            <text:p>REPUBLIQUE DES PYRENEES</text:p>
          </table:table-cell>
          <table:table-cell table:style-name="ce5" office:value-type="string">
            <text:p>PQD</text:p>
          </table:table-cell>
          <table:table-cell table:style-name="ce7" office:value-type="float" office:value="1484630">
            <text:p>1 484 630</text:p>
          </table:table-cell>
          <table:table-cell table:style-name="ce7" office:value-type="float" office:value="422406">
            <text:p>422 40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62224">
            <text:p>1 062 224</text:p>
          </table:table-cell>
          <table:table-cell table:style-name="ce14" office:value-type="float" office:value="9616031">
            <text:p>9 616 031</text:p>
          </table:table-cell>
          <table:table-cell table:style-name="ce16" table:formula="of:=+[.D50]/[.H50]" office:value-type="float" office:value="0.154391141209923">
            <text:p>0,1544</text:p>
          </table:table-cell>
          <table:table-cell table:style-name="ce20" office:value-type="float" office:value="0.0439272710331321">
            <text:p>0,0439</text:p>
          </table:table-cell>
          <table:table-cell table:style-name="ce20" office:value-type="float" office:value="0">
            <text:p>0,0000</text:p>
          </table:table-cell>
          <table:table-cell table:style-name="ce20" office:value-type="float" office:value="0.110463870176791">
            <text:p>0,1105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5" office:value-type="string">
            <text:p>VIE <text:s text:c="5"/>- <text:s text:c="4"/>Hebdomadaire chrétien d'actualité</text:p>
          </table:table-cell>
          <table:table-cell table:style-name="ce5" office:value-type="string">
            <text:p>AUTRES IPG NAT</text:p>
          </table:table-cell>
          <table:table-cell table:number-columns-repeated="2" table:style-name="ce7" office:value-type="float" office:value="1460704">
            <text:p>1 460 704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5810767">
            <text:p>5 810 767</text:p>
          </table:table-cell>
          <table:table-cell table:style-name="ce16" table:formula="of:=+[.D51]/[.H51]" office:value-type="float" office:value="0.251378862721565">
            <text:p>0,2514</text:p>
          </table:table-cell>
          <table:table-cell table:style-name="ce20" office:value-type="float" office:value="0.251378862721565">
            <text:p>0,2514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5" office:value-type="string">
            <text:p>CENTRE PRESSE AVEYRON - CENTRE PRESSE DIMANCHE</text:p>
          </table:table-cell>
          <table:table-cell table:style-name="ce5" office:value-type="string">
            <text:p>PQD</text:p>
          </table:table-cell>
          <table:table-cell table:style-name="ce7" office:value-type="float" office:value="1358401">
            <text:p>1 358 401</text:p>
          </table:table-cell>
          <table:table-cell table:style-name="ce7" office:value-type="float" office:value="683315">
            <text:p>683 315</text:p>
          </table:table-cell>
          <table:table-cell table:style-name="ce7" office:value-type="float" office:value="94207">
            <text:p>94 207</text:p>
          </table:table-cell>
          <table:table-cell table:style-name="ce7" office:value-type="float" office:value="580879">
            <text:p>580 879</text:p>
          </table:table-cell>
          <table:table-cell table:style-name="ce7" office:value-type="float" office:value="6558318">
            <text:p>6 558 318</text:p>
          </table:table-cell>
          <table:table-cell table:style-name="ce16" table:formula="of:=+[.D52]/[.H52]" office:value-type="float" office:value="0.207126430892799">
            <text:p>0,2071</text:p>
          </table:table-cell>
          <table:table-cell table:style-name="ce20" office:value-type="float" office:value="0.104190586671766">
            <text:p>0,1042</text:p>
          </table:table-cell>
          <table:table-cell table:style-name="ce20" office:value-type="float" office:value="0.0143645062651735">
            <text:p>0,0144</text:p>
          </table:table-cell>
          <table:table-cell table:style-name="ce20" office:value-type="float" office:value="0.08857133795586">
            <text:p>0,0886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5" office:value-type="string">
            <text:p>TELE 2 SEMAINES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1276551">
            <text:p>1 276 55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24408376">
            <text:p>24 408 376</text:p>
          </table:table-cell>
          <table:table-cell table:style-name="ce16" table:formula="of:=+[.D53]/[.H53]" office:value-type="float" office:value="0.0522997105583755">
            <text:p>0,0523</text:p>
          </table:table-cell>
          <table:table-cell table:style-name="ce20" office:value-type="float" office:value="0.0522997105583755">
            <text:p>0,0523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5" office:value-type="string">
            <text:p>JOURNAL DE LA HAUTE MARNE - JOURNAL DE LA HAUTE MARNE DIMANCHE</text:p>
          </table:table-cell>
          <table:table-cell table:style-name="ce5" office:value-type="string">
            <text:p>PQD</text:p>
          </table:table-cell>
          <table:table-cell table:style-name="ce7" office:value-type="float" office:value="1252611">
            <text:p>1 252 611</text:p>
          </table:table-cell>
          <table:table-cell table:style-name="ce7" office:value-type="float" office:value="136764">
            <text:p>136 764</text:p>
          </table:table-cell>
          <table:table-cell table:style-name="ce7" office:value-type="float" office:value="926">
            <text:p>926</text:p>
          </table:table-cell>
          <table:table-cell table:style-name="ce7" office:value-type="float" office:value="1114921">
            <text:p>1 114 921</text:p>
          </table:table-cell>
          <table:table-cell table:style-name="ce7" office:value-type="float" office:value="8810594">
            <text:p>8 810 594</text:p>
          </table:table-cell>
          <table:table-cell table:style-name="ce16" table:formula="of:=+[.D54]/[.H54]" office:value-type="float" office:value="0.14217100458834">
            <text:p>0,1422</text:p>
          </table:table-cell>
          <table:table-cell table:style-name="ce20" office:value-type="float" office:value="0.0155226764506457">
            <text:p>0,0155</text:p>
          </table:table-cell>
          <table:table-cell table:style-name="ce20" office:value-type="float" office:value="0.000105100745761296">
            <text:p>0,0001</text:p>
          </table:table-cell>
          <table:table-cell table:style-name="ce20" office:value-type="float" office:value="0.126543227391933">
            <text:p>0,1265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5" office:value-type="string">
            <text:p>PLEINE VIE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1222393">
            <text:p>1 222 393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9843436">
            <text:p>9 843 436</text:p>
          </table:table-cell>
          <table:table-cell table:style-name="ce16" table:formula="of:=+[.D55]/[.H55]" office:value-type="float" office:value="0.124183567607896">
            <text:p>0,1242</text:p>
          </table:table-cell>
          <table:table-cell table:style-name="ce20" office:value-type="float" office:value="0.124183567607896">
            <text:p>0,1242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5" office:value-type="string">
            <text:p>ALSACE - L'ALSACE DU LUNDI</text:p>
          </table:table-cell>
          <table:table-cell table:style-name="ce5" office:value-type="string">
            <text:p>PQR</text:p>
          </table:table-cell>
          <table:table-cell table:style-name="ce7" office:value-type="float" office:value="1197243">
            <text:p>1 197 243</text:p>
          </table:table-cell>
          <table:table-cell table:style-name="ce7" office:value-type="float" office:value="297696">
            <text:p>297 696</text:p>
          </table:table-cell>
          <table:table-cell table:style-name="ce7" office:value-type="float" office:value="412752">
            <text:p>412 752</text:p>
          </table:table-cell>
          <table:table-cell table:style-name="ce7" office:value-type="float" office:value="486795">
            <text:p>486 795</text:p>
          </table:table-cell>
          <table:table-cell table:style-name="ce7" office:value-type="float" office:value="33735827">
            <text:p>33 735 827</text:p>
          </table:table-cell>
          <table:table-cell table:style-name="ce16" table:formula="of:=+[.D56]/[.H56]" office:value-type="float" office:value="0.0354887698469642">
            <text:p>0,0355</text:p>
          </table:table-cell>
          <table:table-cell table:style-name="ce20" office:value-type="float" office:value="0.00882432791702424">
            <text:p>0,0088</text:p>
          </table:table-cell>
          <table:table-cell table:style-name="ce20" office:value-type="float" office:value="0.0122348267911144">
            <text:p>0,0122</text:p>
          </table:table-cell>
          <table:table-cell table:style-name="ce20" office:value-type="float" office:value="0.0144296151388256">
            <text:p>0,0144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5" office:value-type="string">
            <text:p>NOTRE TEMPS</text:p>
          </table:table-cell>
          <table:table-cell table:style-name="ce5" office:value-type="string">
            <text:p>GRAND PUBLIC</text:p>
          </table:table-cell>
          <table:table-cell table:style-name="ce7" office:value-type="float" office:value="1189220">
            <text:p>1 189 220</text:p>
          </table:table-cell>
          <table:table-cell table:style-name="ce7" office:value-type="float" office:value="1107620">
            <text:p>1 107 6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81600">
            <text:p>81 600</text:p>
          </table:table-cell>
          <table:table-cell table:style-name="ce7" office:value-type="float" office:value="10571514">
            <text:p>10 571 514</text:p>
          </table:table-cell>
          <table:table-cell table:style-name="ce16" table:formula="of:=+[.D57]/[.H57]" office:value-type="float" office:value="0.112492874719742">
            <text:p>0,1125</text:p>
          </table:table-cell>
          <table:table-cell table:style-name="ce20" office:value-type="float" office:value="0.104774018177529">
            <text:p>0,1048</text:p>
          </table:table-cell>
          <table:table-cell table:style-name="ce20" office:value-type="float" office:value="0">
            <text:p>0,0000</text:p>
          </table:table-cell>
          <table:table-cell table:style-name="ce20" office:value-type="float" office:value="0.00771885654221335">
            <text:p>0,0077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5" office:value-type="string">
            <text:p>MARSEILLAISE</text:p>
          </table:table-cell>
          <table:table-cell table:style-name="ce5" office:value-type="string">
            <text:p>PQD</text:p>
          </table:table-cell>
          <table:table-cell table:style-name="ce7" office:value-type="float" office:value="1182588">
            <text:p>1 182 588</text:p>
          </table:table-cell>
          <table:table-cell table:style-name="ce7" office:value-type="float" office:value="185459">
            <text:p>185 45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997129">
            <text:p>997 129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5" office:value-type="string">
            <text:p>UNION ARDENNAIS</text:p>
          </table:table-cell>
          <table:table-cell table:style-name="ce5" office:value-type="string">
            <text:p>PQR</text:p>
          </table:table-cell>
          <table:table-cell table:style-name="ce7" office:value-type="float" office:value="1177506">
            <text:p>1 177 506</text:p>
          </table:table-cell>
          <table:table-cell table:style-name="ce7" office:value-type="float" office:value="810489">
            <text:p>810 489</text:p>
          </table:table-cell>
          <table:table-cell table:style-name="ce7" office:value-type="float" office:value="38926">
            <text:p>38 926</text:p>
          </table:table-cell>
          <table:table-cell table:style-name="ce7" office:value-type="float" office:value="328091">
            <text:p>328 091</text:p>
          </table:table-cell>
          <table:table-cell table:style-name="ce7" office:value-type="float" office:value="29482577">
            <text:p>29 482 577</text:p>
          </table:table-cell>
          <table:table-cell table:style-name="ce16" table:formula="of:=+[.D59]/[.H59]" office:value-type="float" office:value="0.039939046033866">
            <text:p>0,0399</text:p>
          </table:table-cell>
          <table:table-cell table:style-name="ce20" office:value-type="float" office:value="0.0274904395229766">
            <text:p>0,0275</text:p>
          </table:table-cell>
          <table:table-cell table:style-name="ce20" office:value-type="float" office:value="0.00132030520941233">
            <text:p>0,0013</text:p>
          </table:table-cell>
          <table:table-cell table:style-name="ce20" office:value-type="float" office:value="0.0111283013014771">
            <text:p>0,0111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5" office:value-type="string">
            <text:p>ECHO <text:s text:c="4"/>- <text:s text:c="4"/>De la Haute Vienne Toutes éditions</text:p>
          </table:table-cell>
          <table:table-cell table:style-name="ce5" office:value-type="string">
            <text:p>PQD</text:p>
          </table:table-cell>
          <table:table-cell table:style-name="ce7" office:value-type="float" office:value="1129910">
            <text:p>1 129 910</text:p>
          </table:table-cell>
          <table:table-cell table:style-name="ce7" office:value-type="float" office:value="488211">
            <text:p>488 211</text:p>
          </table:table-cell>
          <table:table-cell table:style-name="ce7" office:value-type="float" office:value="2399">
            <text:p>2 399</text:p>
          </table:table-cell>
          <table:table-cell table:style-name="ce7" office:value-type="float" office:value="639300">
            <text:p>639 300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60">
            <text:p>60</text:p>
          </table:table-cell>
          <table:table-cell table:style-name="ce5" office:value-type="string">
            <text:p>FRANCE AGRICOLE</text:p>
          </table:table-cell>
          <table:table-cell table:style-name="ce5" office:value-type="string">
            <text:p>TECH/PRO</text:p>
          </table:table-cell>
          <table:table-cell table:number-columns-repeated="2" table:style-name="ce7" office:value-type="float" office:value="1105810">
            <text:p>1 105 81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6679609">
            <text:p>6 679 609</text:p>
          </table:table-cell>
          <table:table-cell table:style-name="ce16" table:formula="of:=+[.D61]/[.H61]" office:value-type="float" office:value="0.16555010929532">
            <text:p>0,1656</text:p>
          </table:table-cell>
          <table:table-cell table:style-name="ce20" office:value-type="float" office:value="0.16555010929532">
            <text:p>0,1656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61">
            <text:p>61</text:p>
          </table:table-cell>
          <table:table-cell table:style-name="ce5" office:value-type="string">
            <text:p>AUTO PLUS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1057711">
            <text:p>1 057 71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6184036">
            <text:p>16 184 036</text:p>
          </table:table-cell>
          <table:table-cell table:style-name="ce16" table:formula="of:=+[.D62]/[.H62]" office:value-type="float" office:value="0.0653552055865422">
            <text:p>0,0654</text:p>
          </table:table-cell>
          <table:table-cell table:style-name="ce20" office:value-type="float" office:value="0.0653552055865422">
            <text:p>0,0654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5" office:value-type="string">
            <text:p>COURRIER DE L'OUEST - LE COURRIER DE L'OUEST DIMANCHE</text:p>
          </table:table-cell>
          <table:table-cell table:style-name="ce5" office:value-type="string">
            <text:p>PQR</text:p>
          </table:table-cell>
          <table:table-cell table:style-name="ce7" office:value-type="float" office:value="1030557">
            <text:p>1 030 557</text:p>
          </table:table-cell>
          <table:table-cell table:style-name="ce7" office:value-type="float" office:value="607759">
            <text:p>607 759</text:p>
          </table:table-cell>
          <table:table-cell table:style-name="ce7" office:value-type="float" office:value="14683">
            <text:p>14 683</text:p>
          </table:table-cell>
          <table:table-cell table:style-name="ce7" office:value-type="float" office:value="408115">
            <text:p>408 115</text:p>
          </table:table-cell>
          <table:table-cell table:style-name="ce7" office:value-type="float" office:value="34139976">
            <text:p>34 139 976</text:p>
          </table:table-cell>
          <table:table-cell table:style-name="ce16" table:formula="of:=+[.D63]/[.H63]" office:value-type="float" office:value="0.0301862250869772">
            <text:p>0,0302</text:p>
          </table:table-cell>
          <table:table-cell table:style-name="ce20" office:value-type="float" office:value="0.0178019750218922">
            <text:p>0,0178</text:p>
          </table:table-cell>
          <table:table-cell table:style-name="ce20" office:value-type="float" office:value="0.000430082317573978">
            <text:p>0,0004</text:p>
          </table:table-cell>
          <table:table-cell table:style-name="ce20" office:value-type="float" office:value="0.011954167747511">
            <text:p>0,012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5" office:value-type="string">
            <text:p>TV GRANDES CHAINES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1028810">
            <text:p>1 028 81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24914369">
            <text:p>24 914 369</text:p>
          </table:table-cell>
          <table:table-cell table:style-name="ce16" table:formula="of:=+[.D64]/[.H64]" office:value-type="float" office:value="0.0412938413170328">
            <text:p>0,0413</text:p>
          </table:table-cell>
          <table:table-cell table:style-name="ce20" office:value-type="float" office:value="0.0412938413170328">
            <text:p>0,0413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64">
            <text:p>64</text:p>
          </table:table-cell>
          <table:table-cell table:style-name="ce5" office:value-type="string">
            <text:p>POPULAIRE DU CENTRE - POPULAIRE DU CENTRE DIMANCHE</text:p>
          </table:table-cell>
          <table:table-cell table:style-name="ce5" office:value-type="string">
            <text:p>PQR</text:p>
          </table:table-cell>
          <table:table-cell table:style-name="ce7" office:value-type="float" office:value="990023">
            <text:p>990 023</text:p>
          </table:table-cell>
          <table:table-cell table:style-name="ce7" office:value-type="float" office:value="725841">
            <text:p>725 841</text:p>
          </table:table-cell>
          <table:table-cell table:style-name="ce7" office:value-type="float" office:value="192463">
            <text:p>192 463</text:p>
          </table:table-cell>
          <table:table-cell table:style-name="ce7" office:value-type="float" office:value="71719">
            <text:p>71 719</text:p>
          </table:table-cell>
          <table:table-cell table:style-name="ce7" office:value-type="float" office:value="13315298">
            <text:p>13 315 298</text:p>
          </table:table-cell>
          <table:table-cell table:style-name="ce16" table:formula="of:=+[.D65]/[.H65]" office:value-type="float" office:value="0.0743522976353965">
            <text:p>0,0744</text:p>
          </table:table-cell>
          <table:table-cell table:style-name="ce20" office:value-type="float" office:value="0.054511810400338">
            <text:p>0,0545</text:p>
          </table:table-cell>
          <table:table-cell table:style-name="ce20" office:value-type="float" office:value="0.0144542765772122">
            <text:p>0,0145</text:p>
          </table:table-cell>
          <table:table-cell table:style-name="ce20" office:value-type="float" office:value="0.00538621065784634">
            <text:p>0,0054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65">
            <text:p>65</text:p>
          </table:table-cell>
          <table:table-cell table:style-name="ce5" office:value-type="string">
            <text:p>JOURNAL DE SAONE ET LOIRE - DIMANCHE SAONE ET LOIRE</text:p>
          </table:table-cell>
          <table:table-cell table:style-name="ce5" office:value-type="string">
            <text:p>PQR</text:p>
          </table:table-cell>
          <table:table-cell table:style-name="ce7" office:value-type="float" office:value="958127">
            <text:p>958 127</text:p>
          </table:table-cell>
          <table:table-cell table:style-name="ce7" office:value-type="float" office:value="346969">
            <text:p>346 969</text:p>
          </table:table-cell>
          <table:table-cell table:style-name="ce7" office:value-type="float" office:value="425572">
            <text:p>425 572</text:p>
          </table:table-cell>
          <table:table-cell table:style-name="ce7" office:value-type="float" office:value="185586">
            <text:p>185 586</text:p>
          </table:table-cell>
          <table:table-cell table:style-name="ce7" office:value-type="float" office:value="19925557">
            <text:p>19 925 557</text:p>
          </table:table-cell>
          <table:table-cell table:style-name="ce16" table:formula="of:=+[.D66]/[.H66]" office:value-type="float" office:value="0.0480853308140897">
            <text:p>0,0481</text:p>
          </table:table-cell>
          <table:table-cell table:style-name="ce20" office:value-type="float" office:value="0.017413264783514">
            <text:p>0,0174</text:p>
          </table:table-cell>
          <table:table-cell table:style-name="ce20" office:value-type="float" office:value="0.0213580980446368">
            <text:p>0,0214</text:p>
          </table:table-cell>
          <table:table-cell table:style-name="ce20" office:value-type="float" office:value="0.00931396798593886">
            <text:p>0,0093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66">
            <text:p>66</text:p>
          </table:table-cell>
          <table:table-cell table:style-name="ce5" office:value-type="string">
            <text:p>VALEURS ACTUELLES</text:p>
          </table:table-cell>
          <table:table-cell table:style-name="ce5" office:value-type="string">
            <text:p>NEWS</text:p>
          </table:table-cell>
          <table:table-cell table:number-columns-repeated="2" table:style-name="ce7" office:value-type="float" office:value="950590">
            <text:p>950 59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4412061">
            <text:p>4 412 061</text:p>
          </table:table-cell>
          <table:table-cell table:style-name="ce16" table:formula="of:=+[.D67]/[.H67]" office:value-type="float" office:value="0.215452596870261">
            <text:p>0,2155</text:p>
          </table:table-cell>
          <table:table-cell table:style-name="ce20" office:value-type="float" office:value="0.215452596870261">
            <text:p>0,2155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67">
            <text:p>67</text:p>
          </table:table-cell>
          <table:table-cell table:style-name="ce5" office:value-type="string">
            <text:p>YONNE REPUBLICAINE</text:p>
          </table:table-cell>
          <table:table-cell table:style-name="ce5" office:value-type="string">
            <text:p>PQD</text:p>
          </table:table-cell>
          <table:table-cell table:style-name="ce7" office:value-type="float" office:value="922160">
            <text:p>922 160</text:p>
          </table:table-cell>
          <table:table-cell table:style-name="ce7" office:value-type="float" office:value="420960">
            <text:p>420 960</text:p>
          </table:table-cell>
          <table:table-cell table:style-name="ce7" office:value-type="float" office:value="281884">
            <text:p>281 884</text:p>
          </table:table-cell>
          <table:table-cell table:style-name="ce7" office:value-type="float" office:value="219316">
            <text:p>219 316</text:p>
          </table:table-cell>
          <table:table-cell table:style-name="ce7" office:value-type="float" office:value="9962824">
            <text:p>9 962 824</text:p>
          </table:table-cell>
          <table:table-cell table:style-name="ce16" table:formula="of:=+[.D68]/[.H68]" office:value-type="float" office:value="0.0925601014330876">
            <text:p>0,0926</text:p>
          </table:table-cell>
          <table:table-cell table:style-name="ce20" office:value-type="float" office:value="0.0422530800503954">
            <text:p>0,0423</text:p>
          </table:table-cell>
          <table:table-cell table:style-name="ce20" office:value-type="float" office:value="0.0282935842287287">
            <text:p>0,0283</text:p>
          </table:table-cell>
          <table:table-cell table:style-name="ce20" office:value-type="float" office:value="0.0220134371539636">
            <text:p>0,022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68">
            <text:p>68</text:p>
          </table:table-cell>
          <table:table-cell table:style-name="ce5" office:value-type="string">
            <text:p>VAR MATIN - VAR MATIN DIMANCHE</text:p>
          </table:table-cell>
          <table:table-cell table:style-name="ce5" office:value-type="string">
            <text:p>PQR</text:p>
          </table:table-cell>
          <table:table-cell table:style-name="ce7" office:value-type="float" office:value="886025">
            <text:p>886 025</text:p>
          </table:table-cell>
          <table:table-cell table:style-name="ce7" office:value-type="float" office:value="443984">
            <text:p>443 984</text:p>
          </table:table-cell>
          <table:table-cell table:style-name="ce7" office:value-type="float" office:value="2547">
            <text:p>2 547</text:p>
          </table:table-cell>
          <table:table-cell table:style-name="ce7" office:value-type="float" office:value="439494">
            <text:p>439 494</text:p>
          </table:table-cell>
          <table:table-cell table:style-name="ce7" office:value-type="float" office:value="24520942">
            <text:p>24 520 942</text:p>
          </table:table-cell>
          <table:table-cell table:style-name="ce16" table:formula="of:=+[.D69]/[.H69]" office:value-type="float" office:value="0.0361333997690627">
            <text:p>0,0361</text:p>
          </table:table-cell>
          <table:table-cell table:style-name="ce20" office:value-type="float" office:value="0.0181063190802376">
            <text:p>0,0181</text:p>
          </table:table-cell>
          <table:table-cell table:style-name="ce20" office:value-type="float" office:value="0.000103870397801194">
            <text:p>0,0001</text:p>
          </table:table-cell>
          <table:table-cell table:style-name="ce20" office:value-type="float" office:value="0.0179232102910239">
            <text:p>0,0179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69">
            <text:p>69</text:p>
          </table:table-cell>
          <table:table-cell table:style-name="ce5" office:value-type="string">
            <text:p>BERRY REPUBLICAIN - LE BERRY REPUBLICAIN DIMANCHE</text:p>
          </table:table-cell>
          <table:table-cell table:style-name="ce5" office:value-type="string">
            <text:p>PQR</text:p>
          </table:table-cell>
          <table:table-cell table:style-name="ce7" office:value-type="float" office:value="858869">
            <text:p>858 869</text:p>
          </table:table-cell>
          <table:table-cell table:style-name="ce7" office:value-type="float" office:value="464500">
            <text:p>464 500</text:p>
          </table:table-cell>
          <table:table-cell table:style-name="ce7" office:value-type="float" office:value="123974">
            <text:p>123 974</text:p>
          </table:table-cell>
          <table:table-cell table:style-name="ce7" office:value-type="float" office:value="270395">
            <text:p>270 395</text:p>
          </table:table-cell>
          <table:table-cell table:style-name="ce7" office:value-type="float" office:value="11116165">
            <text:p>11 116 165</text:p>
          </table:table-cell>
          <table:table-cell table:style-name="ce16" table:formula="of:=+[.D70]/[.H70]" office:value-type="float" office:value="0.0772630668940233">
            <text:p>0,0773</text:p>
          </table:table-cell>
          <table:table-cell table:style-name="ce20" office:value-type="float" office:value="0.0417859936407925">
            <text:p>0,0418</text:p>
          </table:table-cell>
          <table:table-cell table:style-name="ce20" office:value-type="float" office:value="0.0111525872456913">
            <text:p>0,0112</text:p>
          </table:table-cell>
          <table:table-cell table:style-name="ce20" office:value-type="float" office:value="0.0243244860075395">
            <text:p>0,0243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5" office:value-type="string">
            <text:p>DOSSIER FAMILIAL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849451">
            <text:p>849 45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4718928">
            <text:p>14 718 928</text:p>
          </table:table-cell>
          <table:table-cell table:style-name="ce16" table:formula="of:=+[.D71]/[.H71]" office:value-type="float" office:value="0.0577114719224117">
            <text:p>0,0577</text:p>
          </table:table-cell>
          <table:table-cell table:style-name="ce20" office:value-type="float" office:value="0.0577114719224117">
            <text:p>0,0577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5" office:value-type="string">
            <text:p>VALEURS MUTUALISTES</text:p>
          </table:table-cell>
          <table:table-cell table:style-name="ce5" office:value-type="string">
            <text:p>GROUPEMENTS</text:p>
          </table:table-cell>
          <table:table-cell table:number-columns-repeated="2" table:style-name="ce7" office:value-type="float" office:value="834701">
            <text:p>834 70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5" office:value-type="string">
            <text:p>MONITEUR DES TRAVAUX PUBLICS ET DU BATIMENT</text:p>
          </table:table-cell>
          <table:table-cell table:style-name="ce5" office:value-type="string">
            <text:p>TECH/PRO</text:p>
          </table:table-cell>
          <table:table-cell table:number-columns-repeated="2" table:style-name="ce7" office:value-type="float" office:value="820486">
            <text:p>820 486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2509367">
            <text:p>2 509 367</text:p>
          </table:table-cell>
          <table:table-cell table:style-name="ce16" table:formula="of:=+[.D73]/[.H73]" office:value-type="float" office:value="0.326969311384106">
            <text:p>0,3270</text:p>
          </table:table-cell>
          <table:table-cell table:style-name="ce20" office:value-type="float" office:value="0.326969311384106">
            <text:p>0,3270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5" office:value-type="string">
            <text:p>REPUBLIQUE DU CENTRE</text:p>
          </table:table-cell>
          <table:table-cell table:style-name="ce5" office:value-type="string">
            <text:p>PQR</text:p>
          </table:table-cell>
          <table:table-cell table:style-name="ce7" office:value-type="float" office:value="751374">
            <text:p>751 374</text:p>
          </table:table-cell>
          <table:table-cell table:style-name="ce7" office:value-type="float" office:value="646486">
            <text:p>646 486</text:p>
          </table:table-cell>
          <table:table-cell table:style-name="ce7" office:value-type="float" office:value="3491">
            <text:p>3 491</text:p>
          </table:table-cell>
          <table:table-cell table:style-name="ce7" office:value-type="float" office:value="101397">
            <text:p>101 397</text:p>
          </table:table-cell>
          <table:table-cell table:style-name="ce14" office:value-type="float" office:value="11720337">
            <text:p>11 720 337</text:p>
          </table:table-cell>
          <table:table-cell table:style-name="ce16" table:formula="of:=+[.D74]/[.H74]" office:value-type="float" office:value="0.0641085661615361">
            <text:p>0,0641</text:p>
          </table:table-cell>
          <table:table-cell table:style-name="ce20" office:value-type="float" office:value="0.0551593354354913">
            <text:p>0,0552</text:p>
          </table:table-cell>
          <table:table-cell table:style-name="ce20" office:value-type="float" office:value="0.000297858329500252">
            <text:p>0,0003</text:p>
          </table:table-cell>
          <table:table-cell table:style-name="ce20" office:value-type="float" office:value="0.00865137239654457">
            <text:p>0,0087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74">
            <text:p>74</text:p>
          </table:table-cell>
          <table:table-cell table:style-name="ce5" office:value-type="string">
            <text:p>GRAZIA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746786">
            <text:p>746 786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0078674">
            <text:p>10 078 674</text:p>
          </table:table-cell>
          <table:table-cell table:style-name="ce16" table:formula="of:=+[.D75]/[.H75]" office:value-type="float" office:value="0.074095659806042">
            <text:p>0,0741</text:p>
          </table:table-cell>
          <table:table-cell table:style-name="ce20" office:value-type="float" office:value="0.074095659806042">
            <text:p>0,0741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5" office:value-type="string">
            <text:p>RUSTICA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726270">
            <text:p>726 27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1287890">
            <text:p>11 287 890</text:p>
          </table:table-cell>
          <table:table-cell table:style-name="ce16" table:formula="of:=+[.D76]/[.H76]" office:value-type="float" office:value="0.0643406340777594">
            <text:p>0,0643</text:p>
          </table:table-cell>
          <table:table-cell table:style-name="ce20" office:value-type="float" office:value="0.0643406340777594">
            <text:p>0,0643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76">
            <text:p>76</text:p>
          </table:table-cell>
          <table:table-cell table:style-name="ce5" office:value-type="string">
            <text:p>PARTICULIER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711350">
            <text:p>711 350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5102601">
            <text:p>5 102 601</text:p>
          </table:table-cell>
          <table:table-cell table:style-name="ce16" table:formula="of:=+[.D77]/[.H77]" office:value-type="float" office:value="0.13940929341722">
            <text:p>0,1394</text:p>
          </table:table-cell>
          <table:table-cell table:style-name="ce20" office:value-type="float" office:value="0.13940929341722">
            <text:p>0,1394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77">
            <text:p>77</text:p>
          </table:table-cell>
          <table:table-cell table:style-name="ce5" office:value-type="string">
            <text:p>epresse.fr</text:p>
          </table:table-cell>
          <table:table-cell table:style-name="ce5"/>
          <table:table-cell table:style-name="ce7" office:value-type="float" office:value="676987">
            <text:p>676 987</text:p>
          </table:table-cell>
          <table:table-cell table:style-name="ce10" table:number-columns-repeated="2"/>
          <table:table-cell table:style-name="ce7" office:value-type="float" office:value="676987">
            <text:p>676 987</text:p>
          </table:table-cell>
          <table:table-cell table:style-name="ce10"/>
          <table:table-cell table:style-name="ce18"/>
          <table:table-cell table:style-name="ce10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5" office:value-type="string">
            <text:p>NOUVEL ECONOMISTE</text:p>
          </table:table-cell>
          <table:table-cell table:style-name="ce5" office:value-type="string">
            <text:p>GRAND PUBLIC</text:p>
          </table:table-cell>
          <table:table-cell table:style-name="ce7" office:value-type="float" office:value="672459">
            <text:p>672 459</text:p>
          </table:table-cell>
          <table:table-cell table:style-name="ce7" office:value-type="float" office:value="99249">
            <text:p>99 24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73210">
            <text:p>573 210</text:p>
          </table:table-cell>
          <table:table-cell table:style-name="ce7" office:value-type="float" office:value="823308">
            <text:p>823 308</text:p>
          </table:table-cell>
          <table:table-cell table:style-name="ce16" table:formula="of:=+[.D79]/[.H79]" office:value-type="float" office:value="0.816776953460916">
            <text:p>0,8168</text:p>
          </table:table-cell>
          <table:table-cell table:style-name="ce20" office:value-type="float" office:value="0.120549053331196">
            <text:p>0,1205</text:p>
          </table:table-cell>
          <table:table-cell table:style-name="ce20" office:value-type="float" office:value="0">
            <text:p>0,0000</text:p>
          </table:table-cell>
          <table:table-cell table:style-name="ce20" office:value-type="float" office:value="0.696227900129721">
            <text:p>0,6962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5" office:value-type="string">
            <text:p>COURRIER PICARD - LE COURRIER PICARD DIMANCHE</text:p>
          </table:table-cell>
          <table:table-cell table:style-name="ce5" office:value-type="string">
            <text:p>PQR</text:p>
          </table:table-cell>
          <table:table-cell table:style-name="ce7" office:value-type="float" office:value="656679">
            <text:p>656 679</text:p>
          </table:table-cell>
          <table:table-cell table:style-name="ce7" office:value-type="float" office:value="298356">
            <text:p>298 356</text:p>
          </table:table-cell>
          <table:table-cell table:style-name="ce7" office:value-type="float" office:value="144713">
            <text:p>144 713</text:p>
          </table:table-cell>
          <table:table-cell table:style-name="ce7" office:value-type="float" office:value="213610">
            <text:p>213 610</text:p>
          </table:table-cell>
          <table:table-cell table:style-name="ce7" office:value-type="float" office:value="20484980">
            <text:p>20 484 980</text:p>
          </table:table-cell>
          <table:table-cell table:style-name="ce16" table:formula="of:=+[.D80]/[.H80]" office:value-type="float" office:value="0.0320566092815321">
            <text:p>0,0321</text:p>
          </table:table-cell>
          <table:table-cell table:style-name="ce20" office:value-type="float" office:value="0.0145646224697315">
            <text:p>0,0146</text:p>
          </table:table-cell>
          <table:table-cell table:style-name="ce20" office:value-type="float" office:value="0.00706434665789276">
            <text:p>0,0071</text:p>
          </table:table-cell>
          <table:table-cell table:style-name="ce20" office:value-type="float" office:value="0.0104276401539079">
            <text:p>0,0104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5" office:value-type="string">
            <text:p>PSYCHOLOGIES MAGAZINE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617743">
            <text:p>617 743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3888459">
            <text:p>3 888 459</text:p>
          </table:table-cell>
          <table:table-cell table:style-name="ce16" table:formula="of:=+[.D81]/[.H81]" office:value-type="float" office:value="0.158865761475176">
            <text:p>0,1589</text:p>
          </table:table-cell>
          <table:table-cell table:style-name="ce20" office:value-type="float" office:value="0.158865761475176">
            <text:p>0,1589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5" office:value-type="string">
            <text:p>INDEPENDANT <text:s text:c="4"/>- <text:s text:c="4"/>L'INDEPENDANT DIMANCHE</text:p>
          </table:table-cell>
          <table:table-cell table:style-name="ce5" office:value-type="string">
            <text:p>PQD</text:p>
          </table:table-cell>
          <table:table-cell table:style-name="ce7" office:value-type="float" office:value="608241">
            <text:p>608 241</text:p>
          </table:table-cell>
          <table:table-cell table:style-name="ce7" office:value-type="float" office:value="280634">
            <text:p>280 634</text:p>
          </table:table-cell>
          <table:table-cell table:style-name="ce7" office:value-type="float" office:value="142708">
            <text:p>142 708</text:p>
          </table:table-cell>
          <table:table-cell table:style-name="ce7" office:value-type="float" office:value="184899">
            <text:p>184 899</text:p>
          </table:table-cell>
          <table:table-cell table:style-name="ce7" office:value-type="float" office:value="21561228">
            <text:p>21 561 228</text:p>
          </table:table-cell>
          <table:table-cell table:style-name="ce16" table:formula="of:=+[.D82]/[.H82]" office:value-type="float" office:value="0.0282099424021674">
            <text:p>0,0282</text:p>
          </table:table-cell>
          <table:table-cell table:style-name="ce20" office:value-type="float" office:value="0.0130156779567472">
            <text:p>0,0130</text:p>
          </table:table-cell>
          <table:table-cell table:style-name="ce20" office:value-type="float" office:value="0.00661873247664743">
            <text:p>0,0066</text:p>
          </table:table-cell>
          <table:table-cell table:style-name="ce20" office:value-type="float" office:value="0.00857553196877284">
            <text:p>0,0086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5" office:value-type="string">
            <text:p>BIEN PUBLIC</text:p>
          </table:table-cell>
          <table:table-cell table:style-name="ce5" office:value-type="string">
            <text:p>PQR</text:p>
          </table:table-cell>
          <table:table-cell table:style-name="ce7" office:value-type="float" office:value="604359">
            <text:p>604 359</text:p>
          </table:table-cell>
          <table:table-cell table:style-name="ce7" office:value-type="float" office:value="329858">
            <text:p>329 858</text:p>
          </table:table-cell>
          <table:table-cell table:style-name="ce7" office:value-type="float" office:value="145970">
            <text:p>145 970</text:p>
          </table:table-cell>
          <table:table-cell table:style-name="ce7" office:value-type="float" office:value="128531">
            <text:p>128 531</text:p>
          </table:table-cell>
          <table:table-cell table:style-name="ce7" office:value-type="float" office:value="14780368">
            <text:p>14 780 368</text:p>
          </table:table-cell>
          <table:table-cell table:style-name="ce16" table:formula="of:=+[.D83]/[.H83]" office:value-type="float" office:value="0.0408893066803208">
            <text:p>0,0409</text:p>
          </table:table-cell>
          <table:table-cell table:style-name="ce20" office:value-type="float" office:value="0.022317306307935">
            <text:p>0,0223</text:p>
          </table:table-cell>
          <table:table-cell table:style-name="ce20" office:value-type="float" office:value="0.00987593813631704">
            <text:p>0,0099</text:p>
          </table:table-cell>
          <table:table-cell table:style-name="ce20" office:value-type="float" office:value="0.00869606223606882">
            <text:p>0,0087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5" office:value-type="string">
            <text:p>FAMILLE CHRETIENNE 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595800">
            <text:p>595 80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2891650">
            <text:p>2 891 650</text:p>
          </table:table-cell>
          <table:table-cell table:style-name="ce16" table:formula="of:=+[.D84]/[.H84]" office:value-type="float" office:value="0.206041533380596">
            <text:p>0,2060</text:p>
          </table:table-cell>
          <table:table-cell table:style-name="ce20" office:value-type="float" office:value="0.206041533380596">
            <text:p>0,2060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5" office:value-type="string">
            <text:p>ESSENTIEL SANTE MAGAZINE</text:p>
          </table:table-cell>
          <table:table-cell table:style-name="ce5" office:value-type="string">
            <text:p>GROUPEMENTS</text:p>
          </table:table-cell>
          <table:table-cell table:number-columns-repeated="2" table:style-name="ce7" office:value-type="float" office:value="592304">
            <text:p>592 304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5" office:value-type="string">
            <text:p>CFDT MAGAZINE </text:p>
          </table:table-cell>
          <table:table-cell table:style-name="ce5" office:value-type="string">
            <text:p>GROUPEMENTS</text:p>
          </table:table-cell>
          <table:table-cell table:number-columns-repeated="2" table:style-name="ce7" office:value-type="float" office:value="586910">
            <text:p>586 91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5" office:value-type="string">
            <text:p>POINT DE VUE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581015">
            <text:p>581 015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2440461">
            <text:p>12 440 461</text:p>
          </table:table-cell>
          <table:table-cell table:style-name="ce16" table:formula="of:=+[.D87]/[.H87]" office:value-type="float" office:value="0.0467036551137454">
            <text:p>0,0467</text:p>
          </table:table-cell>
          <table:table-cell table:style-name="ce20" office:value-type="float" office:value="0.0467036551137454">
            <text:p>0,0467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5" office:value-type="string">
            <text:p>ECHO REPUBLICAIN - L'ECHO REPUBLICAIN DIMANCHE</text:p>
          </table:table-cell>
          <table:table-cell table:style-name="ce5" office:value-type="string">
            <text:p>PQD</text:p>
          </table:table-cell>
          <table:table-cell table:style-name="ce7" office:value-type="float" office:value="579578">
            <text:p>579 578</text:p>
          </table:table-cell>
          <table:table-cell table:style-name="ce7" office:value-type="float" office:value="178926">
            <text:p>178 926</text:p>
          </table:table-cell>
          <table:table-cell table:style-name="ce7" office:value-type="float" office:value="337">
            <text:p>337</text:p>
          </table:table-cell>
          <table:table-cell table:style-name="ce7" office:value-type="float" office:value="400315">
            <text:p>400 315</text:p>
          </table:table-cell>
          <table:table-cell table:style-name="ce7" office:value-type="float" office:value="10464875">
            <text:p>10 464 875</text:p>
          </table:table-cell>
          <table:table-cell table:style-name="ce16" table:formula="of:=+[.D88]/[.H88]" office:value-type="float" office:value="0.0553831746676382">
            <text:p>0,0554</text:p>
          </table:table-cell>
          <table:table-cell table:style-name="ce20" office:value-type="float" office:value="0.0170977675318625">
            <text:p>0,0171</text:p>
          </table:table-cell>
          <table:table-cell table:style-name="ce20" office:value-type="float" office:value="0.0000322029646794634">
            <text:p>0,0000</text:p>
          </table:table-cell>
          <table:table-cell table:style-name="ce20" office:value-type="float" office:value="0.0382532041710962">
            <text:p>0,0383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5" office:value-type="string">
            <text:p>MAINE LIBRE - LE MAINE LIBRE DIMANCHE</text:p>
          </table:table-cell>
          <table:table-cell table:style-name="ce5" office:value-type="string">
            <text:p>PQR</text:p>
          </table:table-cell>
          <table:table-cell table:style-name="ce7" office:value-type="float" office:value="571371">
            <text:p>571 371</text:p>
          </table:table-cell>
          <table:table-cell table:style-name="ce7" office:value-type="float" office:value="179034">
            <text:p>179 034</text:p>
          </table:table-cell>
          <table:table-cell table:style-name="ce7" office:value-type="float" office:value="6927">
            <text:p>6 927</text:p>
          </table:table-cell>
          <table:table-cell table:style-name="ce7" office:value-type="float" office:value="385410">
            <text:p>385 410</text:p>
          </table:table-cell>
          <table:table-cell table:style-name="ce7" office:value-type="float" office:value="15901772">
            <text:p>15 901 772</text:p>
          </table:table-cell>
          <table:table-cell table:style-name="ce16" table:formula="of:=+[.D89]/[.H89]" office:value-type="float" office:value="0.0359312786021583">
            <text:p>0,0359</text:p>
          </table:table-cell>
          <table:table-cell table:style-name="ce20" office:value-type="float" office:value="0.011258745251787">
            <text:p>0,0113</text:p>
          </table:table-cell>
          <table:table-cell table:style-name="ce20" office:value-type="float" office:value="0.000435611829926879">
            <text:p>0,0004</text:p>
          </table:table-cell>
          <table:table-cell table:style-name="ce20" office:value-type="float" office:value="0.0242369215204444">
            <text:p>0,0242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5" office:value-type="string">
            <text:p>QUE CHOISIR MENSUEL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570464">
            <text:p>570 464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90">
            <text:p>90</text:p>
          </table:table-cell>
          <table:table-cell table:style-name="ce5" office:value-type="string">
            <text:p>QUOTIDIEN DU MEDECIN</text:p>
          </table:table-cell>
          <table:table-cell table:style-name="ce5" office:value-type="string">
            <text:p>TECH/PRO</text:p>
          </table:table-cell>
          <table:table-cell table:number-columns-repeated="2" table:style-name="ce7" office:value-type="float" office:value="560132">
            <text:p>560 132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91">
            <text:p>91</text:p>
          </table:table-cell>
          <table:table-cell table:style-name="ce5" office:value-type="string">
            <text:p>CLOSER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558619">
            <text:p>558 619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20436442">
            <text:p>20 436 442</text:p>
          </table:table-cell>
          <table:table-cell table:style-name="ce16" table:formula="of:=+[.D92]/[.H92]" office:value-type="float" office:value="0.027334454794039">
            <text:p>0,0273</text:p>
          </table:table-cell>
          <table:table-cell table:style-name="ce20" office:value-type="float" office:value="0.027334454794039">
            <text:p>0,0273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92">
            <text:p>92</text:p>
          </table:table-cell>
          <table:table-cell table:style-name="ce5" office:value-type="string">
            <text:p>CANARD ENCHAINE</text:p>
          </table:table-cell>
          <table:table-cell table:style-name="ce5" office:value-type="string">
            <text:p>AUTRES IPG NAT</text:p>
          </table:table-cell>
          <table:table-cell table:number-columns-repeated="2" table:style-name="ce7" office:value-type="float" office:value="556958">
            <text:p>556 958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93">
            <text:p>93</text:p>
          </table:table-cell>
          <table:table-cell table:style-name="ce5" office:value-type="string">
            <text:p>JOURNAL DE MICKEY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555059">
            <text:p>555 059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6495478">
            <text:p>6 495 478</text:p>
          </table:table-cell>
          <table:table-cell table:style-name="ce16" table:formula="of:=+[.D94]/[.H94]" office:value-type="float" office:value="0.085453141400833">
            <text:p>0,0855</text:p>
          </table:table-cell>
          <table:table-cell table:style-name="ce20" office:value-type="float" office:value="0.085453141400833">
            <text:p>0,0855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94">
            <text:p>94</text:p>
          </table:table-cell>
          <table:table-cell table:style-name="ce5" office:value-type="string">
            <text:p>PARIS NORMANDIE</text:p>
          </table:table-cell>
          <table:table-cell table:style-name="ce5" office:value-type="string">
            <text:p>PQR</text:p>
          </table:table-cell>
          <table:table-cell table:style-name="ce7" office:value-type="float" office:value="549268">
            <text:p>549 268</text:p>
          </table:table-cell>
          <table:table-cell table:style-name="ce7" office:value-type="float" office:value="394385">
            <text:p>394 38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54883">
            <text:p>154 883</text:p>
          </table:table-cell>
          <table:table-cell table:style-name="ce7" office:value-type="float" office:value="16479429">
            <text:p>16 479 429</text:p>
          </table:table-cell>
          <table:table-cell table:style-name="ce16" table:formula="of:=+[.D95]/[.H95]" office:value-type="float" office:value="0.033330523769968">
            <text:p>0,0333</text:p>
          </table:table-cell>
          <table:table-cell table:style-name="ce20" office:value-type="float" office:value="0.0239319578366459">
            <text:p>0,0239</text:p>
          </table:table-cell>
          <table:table-cell table:style-name="ce20" office:value-type="float" office:value="0">
            <text:p>0,0000</text:p>
          </table:table-cell>
          <table:table-cell table:style-name="ce20" office:value-type="float" office:value="0.00939856593332208">
            <text:p>0,0094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95">
            <text:p>95</text:p>
          </table:table-cell>
          <table:table-cell table:style-name="ce5" office:value-type="string">
            <text:p>GALA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527810">
            <text:p>527 81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4881060">
            <text:p>14 881 060</text:p>
          </table:table-cell>
          <table:table-cell table:style-name="ce16" table:formula="of:=+[.D96]/[.H96]" office:value-type="float" office:value="0.035468575491262">
            <text:p>0,0355</text:p>
          </table:table-cell>
          <table:table-cell table:style-name="ce20" office:value-type="float" office:value="0.035468575491262">
            <text:p>0,0355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96">
            <text:p>96</text:p>
          </table:table-cell>
          <table:table-cell table:style-name="ce5" office:value-type="string">
            <text:p>SCIENCES ET AVENIR</text:p>
          </table:table-cell>
          <table:table-cell table:style-name="ce5" office:value-type="string">
            <text:p>GRAND PUBLIC</text:p>
          </table:table-cell>
          <table:table-cell table:style-name="ce7" office:value-type="float" office:value="519782">
            <text:p>519 782</text:p>
          </table:table-cell>
          <table:table-cell table:style-name="ce7" office:value-type="float" office:value="495782">
            <text:p>495 78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4000">
            <text:p>24 000</text:p>
          </table:table-cell>
          <table:table-cell table:style-name="ce7" office:value-type="float" office:value="3246908">
            <text:p>3 246 908</text:p>
          </table:table-cell>
          <table:table-cell table:style-name="ce16" table:formula="of:=+[.D97]/[.H97]" office:value-type="float" office:value="0.160085225697802">
            <text:p>0,1601</text:p>
          </table:table-cell>
          <table:table-cell table:style-name="ce20" office:value-type="float" office:value="0.152693578013298">
            <text:p>0,1527</text:p>
          </table:table-cell>
          <table:table-cell table:style-name="ce20" office:value-type="float" office:value="0">
            <text:p>0,0000</text:p>
          </table:table-cell>
          <table:table-cell table:style-name="ce20" office:value-type="float" office:value="0.00739164768450477">
            <text:p>0,0074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97">
            <text:p>97</text:p>
          </table:table-cell>
          <table:table-cell table:style-name="ce5" office:value-type="string">
            <text:p>FRANCE FOOTBALL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508186">
            <text:p>508 186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5061975">
            <text:p>5 061 975</text:p>
          </table:table-cell>
          <table:table-cell table:style-name="ce16" table:formula="of:=+[.D98]/[.H98]" office:value-type="float" office:value="0.100392830861472">
            <text:p>0,1004</text:p>
          </table:table-cell>
          <table:table-cell table:style-name="ce20" office:value-type="float" office:value="0.100392830861472">
            <text:p>0,1004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98">
            <text:p>98</text:p>
          </table:table-cell>
          <table:table-cell table:style-name="ce5" office:value-type="string">
            <text:p>VSD</text:p>
          </table:table-cell>
          <table:table-cell table:style-name="ce5" office:value-type="string">
            <text:p>AUTRES IPG NAT</text:p>
          </table:table-cell>
          <table:table-cell table:number-columns-repeated="2" table:style-name="ce7" office:value-type="float" office:value="502715">
            <text:p>502 715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7129096">
            <text:p>7 129 096</text:p>
          </table:table-cell>
          <table:table-cell table:style-name="ce16" table:formula="of:=+[.D99]/[.H99]" office:value-type="float" office:value="0.0705159532148256">
            <text:p>0,0705</text:p>
          </table:table-cell>
          <table:table-cell table:style-name="ce20" office:value-type="float" office:value="0.0705159532148256">
            <text:p>0,0705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99">
            <text:p>99</text:p>
          </table:table-cell>
          <table:table-cell table:style-name="ce5" office:value-type="string">
            <text:p>FRANCE GUYANE</text:p>
          </table:table-cell>
          <table:table-cell table:style-name="ce5" office:value-type="string">
            <text:p>PQD</text:p>
          </table:table-cell>
          <table:table-cell table:style-name="ce7" office:value-type="float" office:value="501634">
            <text:p>501 634</text:p>
          </table:table-cell>
          <table:table-cell table:style-name="ce7" office:value-type="float" office:value="10838">
            <text:p>10 83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90796">
            <text:p>490 796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00">
            <text:p>100</text:p>
          </table:table-cell>
          <table:table-cell table:style-name="ce5" office:value-type="string">
            <text:p>GEO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491210">
            <text:p>491 21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2990974">
            <text:p>2 990 974</text:p>
          </table:table-cell>
          <table:table-cell table:style-name="ce16" table:formula="of:=+[.D101]/[.H101]" office:value-type="float" office:value="0.164230782347155">
            <text:p>0,1642</text:p>
          </table:table-cell>
          <table:table-cell table:style-name="ce20" office:value-type="float" office:value="0.164230782347155">
            <text:p>0,1642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5" office:value-type="string">
            <text:p>USINE NOUVELLE</text:p>
          </table:table-cell>
          <table:table-cell table:style-name="ce5" office:value-type="string">
            <text:p>TECH/PRO</text:p>
          </table:table-cell>
          <table:table-cell table:style-name="ce7" office:value-type="float" office:value="484463">
            <text:p>484 463</text:p>
          </table:table-cell>
          <table:table-cell table:style-name="ce7" office:value-type="float" office:value="337286">
            <text:p>337 28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47177">
            <text:p>147 177</text:p>
          </table:table-cell>
          <table:table-cell table:style-name="ce7" office:value-type="float" office:value="2068060">
            <text:p>2 068 060</text:p>
          </table:table-cell>
          <table:table-cell table:style-name="ce16" table:formula="of:=+[.D102]/[.H102]" office:value-type="float" office:value="0.234259644304324">
            <text:p>0,2343</text:p>
          </table:table-cell>
          <table:table-cell table:style-name="ce20" office:value-type="float" office:value="0.163092947013143">
            <text:p>0,1631</text:p>
          </table:table-cell>
          <table:table-cell table:style-name="ce20" office:value-type="float" office:value="0">
            <text:p>0,0000</text:p>
          </table:table-cell>
          <table:table-cell table:style-name="ce20" office:value-type="float" office:value="0.0711666972911811">
            <text:p>0,0712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5" office:value-type="string">
            <text:p>EST ECLAIR - L'EST ECLAIR DIMANCHE</text:p>
          </table:table-cell>
          <table:table-cell table:style-name="ce5" office:value-type="string">
            <text:p>PQD</text:p>
          </table:table-cell>
          <table:table-cell table:style-name="ce7" office:value-type="float" office:value="483585">
            <text:p>483 585</text:p>
          </table:table-cell>
          <table:table-cell table:style-name="ce7" office:value-type="float" office:value="190288">
            <text:p>190 288</text:p>
          </table:table-cell>
          <table:table-cell table:style-name="ce7" office:value-type="float" office:value="154730">
            <text:p>154 730</text:p>
          </table:table-cell>
          <table:table-cell table:style-name="ce7" office:value-type="float" office:value="138567">
            <text:p>138 567</text:p>
          </table:table-cell>
          <table:table-cell table:style-name="ce7" office:value-type="float" office:value="7905130">
            <text:p>7 905 130</text:p>
          </table:table-cell>
          <table:table-cell table:style-name="ce16" table:formula="of:=+[.D103]/[.H103]" office:value-type="float" office:value="0.0611735670381132">
            <text:p>0,0612</text:p>
          </table:table-cell>
          <table:table-cell table:style-name="ce20" office:value-type="float" office:value="0.0240714573953876">
            <text:p>0,0241</text:p>
          </table:table-cell>
          <table:table-cell table:style-name="ce20" office:value-type="float" office:value="0.0195733656499008">
            <text:p>0,0196</text:p>
          </table:table-cell>
          <table:table-cell table:style-name="ce20" office:value-type="float" office:value="0.0175287439928249">
            <text:p>0,0175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5" office:value-type="string">
            <text:p>MANCHE LIBRE</text:p>
          </table:table-cell>
          <table:table-cell table:style-name="ce5" office:value-type="string">
            <text:p>PHR</text:p>
          </table:table-cell>
          <table:table-cell table:style-name="ce7" office:value-type="float" office:value="464251">
            <text:p>464 251</text:p>
          </table:table-cell>
          <table:table-cell table:style-name="ce7" office:value-type="float" office:value="436055">
            <text:p>436 05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8196">
            <text:p>28 196</text:p>
          </table:table-cell>
          <table:table-cell table:style-name="ce7" office:value-type="float" office:value="3740081">
            <text:p>3 740 081</text:p>
          </table:table-cell>
          <table:table-cell table:style-name="ce16" table:formula="of:=+[.D104]/[.H104]" office:value-type="float" office:value="0.124128595075882">
            <text:p>0,1241</text:p>
          </table:table-cell>
          <table:table-cell table:style-name="ce20" office:value-type="float" office:value="0.116589720917809">
            <text:p>0,1166</text:p>
          </table:table-cell>
          <table:table-cell table:style-name="ce20" office:value-type="float" office:value="0">
            <text:p>0,0000</text:p>
          </table:table-cell>
          <table:table-cell table:style-name="ce20" office:value-type="float" office:value="0.00753887415807305">
            <text:p>0,0075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5" office:value-type="string">
            <text:p>NOUVELLE REPUBLIQUE DES PYRENEES</text:p>
          </table:table-cell>
          <table:table-cell table:style-name="ce5" office:value-type="string">
            <text:p>PQD</text:p>
          </table:table-cell>
          <table:table-cell table:style-name="ce7" office:value-type="float" office:value="462325">
            <text:p>462 325</text:p>
          </table:table-cell>
          <table:table-cell table:style-name="ce7" office:value-type="float" office:value="108899">
            <text:p>108 89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53426">
            <text:p>353 426</text:p>
          </table:table-cell>
          <table:table-cell table:style-name="ce7" office:value-type="float" office:value="3535240">
            <text:p>3 535 240</text:p>
          </table:table-cell>
          <table:table-cell table:style-name="ce16" table:formula="of:=+[.D105]/[.H105]" office:value-type="float" office:value="0.130776128353379">
            <text:p>0,1308</text:p>
          </table:table-cell>
          <table:table-cell table:style-name="ce20" office:value-type="float" office:value="0.0308038492436157">
            <text:p>0,0308</text:p>
          </table:table-cell>
          <table:table-cell table:style-name="ce20" office:value-type="float" office:value="0">
            <text:p>0,0000</text:p>
          </table:table-cell>
          <table:table-cell table:style-name="ce20" office:value-type="float" office:value="0.0999722791097634">
            <text:p>0,1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5" office:value-type="string">
            <text:p>TIME INTERNATIONAL</text:p>
          </table:table-cell>
          <table:table-cell table:style-name="ce5" office:value-type="string">
            <text:p>INTERNATIONAL</text:p>
          </table:table-cell>
          <table:table-cell table:number-columns-repeated="2" table:style-name="ce7" office:value-type="float" office:value="461784">
            <text:p>461 784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5" office:value-type="string">
            <text:p>PETIT BLEU DE LOT ET GARONNE - PETIT BLEU DIMANCHE</text:p>
          </table:table-cell>
          <table:table-cell table:style-name="ce5" office:value-type="string">
            <text:p>PQD</text:p>
          </table:table-cell>
          <table:table-cell table:style-name="ce7" office:value-type="float" office:value="443606">
            <text:p>443 606</text:p>
          </table:table-cell>
          <table:table-cell table:style-name="ce7" office:value-type="float" office:value="145274">
            <text:p>145 27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98332">
            <text:p>298 332</text:p>
          </table:table-cell>
          <table:table-cell table:style-name="ce7" office:value-type="float" office:value="2915910">
            <text:p>2 915 910</text:p>
          </table:table-cell>
          <table:table-cell table:style-name="ce16" table:formula="of:=+[.D107]/[.H107]" office:value-type="float" office:value="0.15213295334904">
            <text:p>0,1521</text:p>
          </table:table-cell>
          <table:table-cell table:style-name="ce20" office:value-type="float" office:value="0.0498211536021345">
            <text:p>0,0498</text:p>
          </table:table-cell>
          <table:table-cell table:style-name="ce20" office:value-type="float" office:value="0">
            <text:p>0,0000</text:p>
          </table:table-cell>
          <table:table-cell table:style-name="ce20" office:value-type="float" office:value="0.102311799746906">
            <text:p>0,1023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5" office:value-type="string">
            <text:p>INTERNATIONAL NEW YORK TIMES</text:p>
          </table:table-cell>
          <table:table-cell table:style-name="ce5" office:value-type="string">
            <text:p>INTERNATIONAL</text:p>
          </table:table-cell>
          <table:table-cell table:style-name="ce7" office:value-type="float" office:value="437596">
            <text:p>437 596</text:p>
          </table:table-cell>
          <table:table-cell table:style-name="ce7" office:value-type="float" office:value="140682">
            <text:p>140 682</text:p>
          </table:table-cell>
          <table:table-cell table:style-name="ce7" office:value-type="float" office:value="132955">
            <text:p>132 955</text:p>
          </table:table-cell>
          <table:table-cell table:style-name="ce7" office:value-type="float" office:value="163959">
            <text:p>163 959</text:p>
          </table:table-cell>
          <table:table-cell table:style-name="ce7" office:value-type="float" office:value="7691963">
            <text:p>7 691 963</text:p>
          </table:table-cell>
          <table:table-cell table:style-name="ce16" table:formula="of:=+[.D108]/[.H108]" office:value-type="float" office:value="0.0568900292422103">
            <text:p>0,0569</text:p>
          </table:table-cell>
          <table:table-cell table:style-name="ce20" office:value-type="float" office:value="0.0182894795515787">
            <text:p>0,0183</text:p>
          </table:table-cell>
          <table:table-cell table:style-name="ce20" office:value-type="float" office:value="0.0172849245374685">
            <text:p>0,0173</text:p>
          </table:table-cell>
          <table:table-cell table:style-name="ce20" office:value-type="float" office:value="0.0213156251531631">
            <text:p>0,0213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5" office:value-type="string">
            <text:p>ECLAIR PYRENEES</text:p>
          </table:table-cell>
          <table:table-cell table:style-name="ce5" office:value-type="string">
            <text:p>PQD</text:p>
          </table:table-cell>
          <table:table-cell table:style-name="ce7" office:value-type="float" office:value="436117">
            <text:p>436 117</text:p>
          </table:table-cell>
          <table:table-cell table:style-name="ce7" office:value-type="float" office:value="157965">
            <text:p>157 96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78152">
            <text:p>278 152</text:p>
          </table:table-cell>
          <table:table-cell table:style-name="ce7" office:value-type="float" office:value="2415590">
            <text:p>2 415 590</text:p>
          </table:table-cell>
          <table:table-cell table:style-name="ce16" table:formula="of:=+[.D109]/[.H109]" office:value-type="float" office:value="0.180542641756258">
            <text:p>0,1805</text:p>
          </table:table-cell>
          <table:table-cell table:style-name="ce20" office:value-type="float" office:value="0.0653939617236369">
            <text:p>0,0654</text:p>
          </table:table-cell>
          <table:table-cell table:style-name="ce20" office:value-type="float" office:value="0">
            <text:p>0,0000</text:p>
          </table:table-cell>
          <table:table-cell table:style-name="ce20" office:value-type="float" office:value="0.115148680032621">
            <text:p>0,1151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5" office:value-type="string">
            <text:p>20minutes.fr</text:p>
          </table:table-cell>
          <table:table-cell table:style-name="ce5"/>
          <table:table-cell table:style-name="ce7" office:value-type="float" office:value="435992">
            <text:p>435 992</text:p>
          </table:table-cell>
          <table:table-cell table:style-name="ce10" table:number-columns-repeated="2"/>
          <table:table-cell table:style-name="ce7" office:value-type="float" office:value="435992">
            <text:p>435 992</text:p>
          </table:table-cell>
          <table:table-cell table:style-name="ce10"/>
          <table:table-cell table:style-name="ce18"/>
          <table:table-cell table:style-name="ce10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5" office:value-type="string">
            <text:p>CENTRE PRESSE VIENNE</text:p>
          </table:table-cell>
          <table:table-cell table:style-name="ce5" office:value-type="string">
            <text:p>PQR</text:p>
          </table:table-cell>
          <table:table-cell table:style-name="ce7" office:value-type="float" office:value="430040">
            <text:p>430 040</text:p>
          </table:table-cell>
          <table:table-cell table:style-name="ce7" office:value-type="float" office:value="394819">
            <text:p>394 819</text:p>
          </table:table-cell>
          <table:table-cell table:style-name="ce7" office:value-type="float" office:value="1511">
            <text:p>1 511</text:p>
          </table:table-cell>
          <table:table-cell table:style-name="ce7" office:value-type="float" office:value="33710">
            <text:p>33 710</text:p>
          </table:table-cell>
          <table:table-cell table:style-name="ce7" office:value-type="float" office:value="5233294">
            <text:p>5 233 294</text:p>
          </table:table-cell>
          <table:table-cell table:style-name="ce16" table:formula="of:=+[.D111]/[.H111]" office:value-type="float" office:value="0.0821738660201395">
            <text:p>0,0822</text:p>
          </table:table-cell>
          <table:table-cell table:style-name="ce20" office:value-type="float" office:value="0.0754436880481013">
            <text:p>0,0754</text:p>
          </table:table-cell>
          <table:table-cell table:style-name="ce20" office:value-type="float" office:value="0.000288728284709401">
            <text:p>0,0003</text:p>
          </table:table-cell>
          <table:table-cell table:style-name="ce20" office:value-type="float" office:value="0.00644144968732886">
            <text:p>0,0064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5" office:value-type="string">
            <text:p>NORD LITTORAL - NORD LITTORAL LUNDI</text:p>
          </table:table-cell>
          <table:table-cell table:style-name="ce5" office:value-type="string">
            <text:p>PQD</text:p>
          </table:table-cell>
          <table:table-cell table:style-name="ce7" office:value-type="float" office:value="425807">
            <text:p>425 807</text:p>
          </table:table-cell>
          <table:table-cell table:style-name="ce7" office:value-type="float" office:value="44866">
            <text:p>44 86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80941">
            <text:p>380 941</text:p>
          </table:table-cell>
          <table:table-cell table:style-name="ce7" office:value-type="float" office:value="3368629">
            <text:p>3 368 629</text:p>
          </table:table-cell>
          <table:table-cell table:style-name="ce16" table:formula="of:=+[.D112]/[.H112]" office:value-type="float" office:value="0.12640364967469">
            <text:p>0,1264</text:p>
          </table:table-cell>
          <table:table-cell table:style-name="ce20" office:value-type="float" office:value="0.0133187715239642">
            <text:p>0,0133</text:p>
          </table:table-cell>
          <table:table-cell table:style-name="ce20" office:value-type="float" office:value="0">
            <text:p>0,0000</text:p>
          </table:table-cell>
          <table:table-cell table:style-name="ce20" office:value-type="float" office:value="0.113084878150725">
            <text:p>0,1131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5" office:value-type="string">
            <text:p>REVUE FIDUCIAIRE FEUILLET HEBDO</text:p>
          </table:table-cell>
          <table:table-cell table:style-name="ce5" office:value-type="string">
            <text:p>TECH/PRO</text:p>
          </table:table-cell>
          <table:table-cell table:number-columns-repeated="2" table:style-name="ce7" office:value-type="float" office:value="411382">
            <text:p>411 382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5" office:value-type="string">
            <text:p>VOICI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410066">
            <text:p>410 066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9710156">
            <text:p>19 710 156</text:p>
          </table:table-cell>
          <table:table-cell table:style-name="ce16" table:formula="of:=+[.D114]/[.H114]" office:value-type="float" office:value="0.0208048074302405">
            <text:p>0,0208</text:p>
          </table:table-cell>
          <table:table-cell table:style-name="ce20" office:value-type="float" office:value="0.0208048074302405">
            <text:p>0,0208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5" office:value-type="string">
            <text:p>MAXI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408935">
            <text:p>408 935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22784565">
            <text:p>22 784 565</text:p>
          </table:table-cell>
          <table:table-cell table:style-name="ce16" table:formula="of:=+[.D115]/[.H115]" office:value-type="float" office:value="0.0179478958672241">
            <text:p>0,0179</text:p>
          </table:table-cell>
          <table:table-cell table:style-name="ce20" office:value-type="float" office:value="0.0179478958672241">
            <text:p>0,0179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5" office:value-type="string">
            <text:p>VOSGES MATIN - VOSGES MATIN LUNDI</text:p>
          </table:table-cell>
          <table:table-cell table:style-name="ce5" office:value-type="string">
            <text:p>PQD</text:p>
          </table:table-cell>
          <table:table-cell table:style-name="ce7" office:value-type="float" office:value="406768">
            <text:p>406 768</text:p>
          </table:table-cell>
          <table:table-cell table:style-name="ce7" office:value-type="float" office:value="86504">
            <text:p>86 504</text:p>
          </table:table-cell>
          <table:table-cell table:style-name="ce7" office:value-type="float" office:value="164499">
            <text:p>164 499</text:p>
          </table:table-cell>
          <table:table-cell table:style-name="ce7" office:value-type="float" office:value="155765">
            <text:p>155 765</text:p>
          </table:table-cell>
          <table:table-cell table:style-name="ce7" office:value-type="float" office:value="15388676">
            <text:p>15 388 676</text:p>
          </table:table-cell>
          <table:table-cell table:style-name="ce16" table:formula="of:=+[.D116]/[.H116]" office:value-type="float" office:value="0.0264329432889483">
            <text:p>0,0264</text:p>
          </table:table-cell>
          <table:table-cell table:style-name="ce20" office:value-type="float" office:value="0.00562127632032801">
            <text:p>0,0056</text:p>
          </table:table-cell>
          <table:table-cell table:style-name="ce20" office:value-type="float" office:value="0.0106896135833908">
            <text:p>0,0107</text:p>
          </table:table-cell>
          <table:table-cell table:style-name="ce20" office:value-type="float" office:value="0.0101220533852295">
            <text:p>0,0101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5" office:value-type="string">
            <text:p>REVENU <text:s text:c="4"/>- <text:s text:c="4"/>L'hebdo conseil de la bourse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394680">
            <text:p>394 68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3357642">
            <text:p>3 357 642</text:p>
          </table:table-cell>
          <table:table-cell table:style-name="ce16" table:formula="of:=+[.D117]/[.H117]" office:value-type="float" office:value="0.117546778364102">
            <text:p>0,1175</text:p>
          </table:table-cell>
          <table:table-cell table:style-name="ce20" office:value-type="float" office:value="0.117546778364102">
            <text:p>0,1175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5" office:value-type="string">
            <text:p>JOURNAL DU CENTRE</text:p>
          </table:table-cell>
          <table:table-cell table:style-name="ce5" office:value-type="string">
            <text:p>PQR</text:p>
          </table:table-cell>
          <table:table-cell table:style-name="ce7" office:value-type="float" office:value="389056">
            <text:p>389 056</text:p>
          </table:table-cell>
          <table:table-cell table:style-name="ce7" office:value-type="float" office:value="315935">
            <text:p>315 935</text:p>
          </table:table-cell>
          <table:table-cell table:style-name="ce7" office:value-type="float" office:value="26669">
            <text:p>26 669</text:p>
          </table:table-cell>
          <table:table-cell table:style-name="ce7" office:value-type="float" office:value="46452">
            <text:p>46 452</text:p>
          </table:table-cell>
          <table:table-cell table:style-name="ce7" office:value-type="float" office:value="9132329">
            <text:p>9 132 329</text:p>
          </table:table-cell>
          <table:table-cell table:style-name="ce16" table:formula="of:=+[.D118]/[.H118]" office:value-type="float" office:value="0.0426020569342169">
            <text:p>0,0426</text:p>
          </table:table-cell>
          <table:table-cell table:style-name="ce20" office:value-type="float" office:value="0.0345952275700974">
            <text:p>0,0346</text:p>
          </table:table-cell>
          <table:table-cell table:style-name="ce20" office:value-type="float" office:value="0.00292028462837903">
            <text:p>0,0029</text:p>
          </table:table-cell>
          <table:table-cell table:style-name="ce20" office:value-type="float" office:value="0.00508654473574047">
            <text:p>0,0051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5" office:value-type="string">
            <text:p>PRESENT</text:p>
          </table:table-cell>
          <table:table-cell table:style-name="ce5" office:value-type="string">
            <text:p>PQN</text:p>
          </table:table-cell>
          <table:table-cell table:style-name="ce7" office:value-type="float" office:value="386820.72">
            <text:p>386 821</text:p>
          </table:table-cell>
          <table:table-cell table:style-name="ce7" office:value-type="float" office:value="141931">
            <text:p>141 931</text:p>
          </table:table-cell>
          <table:table-cell table:style-name="ce7" office:value-type="float" office:value="17137.72">
            <text:p>17 138</text:p>
          </table:table-cell>
          <table:table-cell table:style-name="ce7" office:value-type="float" office:value="227752">
            <text:p>227 752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5" office:value-type="string">
            <text:p>NOUS DEUX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384694">
            <text:p>384 694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5413055">
            <text:p>15 413 055</text:p>
          </table:table-cell>
          <table:table-cell table:style-name="ce16" table:formula="of:=+[.D120]/[.H120]" office:value-type="float" office:value="0.0249589714693161">
            <text:p>0,0250</text:p>
          </table:table-cell>
          <table:table-cell table:style-name="ce20" office:value-type="float" office:value="0.0249589714693161">
            <text:p>0,0250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5" office:value-type="string">
            <text:p>AVANTAGES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383939">
            <text:p>383 939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5470746">
            <text:p>5 470 746</text:p>
          </table:table-cell>
          <table:table-cell table:style-name="ce16" table:formula="of:=+[.D121]/[.H121]" office:value-type="float" office:value="0.0701803739380333">
            <text:p>0,0702</text:p>
          </table:table-cell>
          <table:table-cell table:style-name="ce20" office:value-type="float" office:value="0.0701803739380333">
            <text:p>0,0702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5" office:value-type="string">
            <text:p>PRIONS EN EGLISE 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377531">
            <text:p>377 53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5" office:value-type="string">
            <text:p>HOTELLERIE RESTAURATION</text:p>
          </table:table-cell>
          <table:table-cell table:style-name="ce5" office:value-type="string">
            <text:p>TECH/PRO</text:p>
          </table:table-cell>
          <table:table-cell table:number-columns-repeated="2" table:style-name="ce7" office:value-type="float" office:value="370321">
            <text:p>370 32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2931766">
            <text:p>2 931 766</text:p>
          </table:table-cell>
          <table:table-cell table:style-name="ce16" table:formula="of:=+[.D123]/[.H123]" office:value-type="float" office:value="0.126313286940363">
            <text:p>0,1263</text:p>
          </table:table-cell>
          <table:table-cell table:style-name="ce20" office:value-type="float" office:value="0.126313286940363">
            <text:p>0,1263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5" office:value-type="string">
            <text:p>MICRO HEBDO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358738">
            <text:p>358 738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4626382">
            <text:p>4 626 382</text:p>
          </table:table-cell>
          <table:table-cell table:style-name="ce16" table:formula="of:=+[.D124]/[.H124]" office:value-type="float" office:value="0.0775418026440532">
            <text:p>0,0775</text:p>
          </table:table-cell>
          <table:table-cell table:style-name="ce20" office:value-type="float" office:value="0.0775418026440532">
            <text:p>0,0775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5" office:value-type="string">
            <text:p>AUTO MOTO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357867">
            <text:p>357 867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2410749">
            <text:p>2 410 749</text:p>
          </table:table-cell>
          <table:table-cell table:style-name="ce16" table:formula="of:=+[.D125]/[.H125]" office:value-type="float" office:value="0.148446395705235">
            <text:p>0,1484</text:p>
          </table:table-cell>
          <table:table-cell table:style-name="ce20" office:value-type="float" office:value="0.148446395705235">
            <text:p>0,1484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5" office:value-type="string">
            <text:p>GAZETTE <text:s text:c="4"/>- <text:s text:c="4"/>Des Communes des Départements des Régions</text:p>
          </table:table-cell>
          <table:table-cell table:style-name="ce5" office:value-type="string">
            <text:p>TECH/PRO</text:p>
          </table:table-cell>
          <table:table-cell table:number-columns-repeated="2" table:style-name="ce7" office:value-type="float" office:value="352671">
            <text:p>352 67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461874">
            <text:p>1 461 874</text:p>
          </table:table-cell>
          <table:table-cell table:style-name="ce16" table:formula="of:=+[.D126]/[.H126]" office:value-type="float" office:value="0.241245825563626">
            <text:p>0,2412</text:p>
          </table:table-cell>
          <table:table-cell table:style-name="ce20" office:value-type="float" office:value="0.241245825563626">
            <text:p>0,2412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5" office:value-type="string">
            <text:p>MESSAGES DU SECOURS CATHOLIQUE </text:p>
          </table:table-cell>
          <table:table-cell table:style-name="ce5" office:value-type="string">
            <text:p>GROUPEMENTS</text:p>
          </table:table-cell>
          <table:table-cell table:number-columns-repeated="2" table:style-name="ce7" office:value-type="float" office:value="351508">
            <text:p>351 508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27">
            <text:p>127</text:p>
          </table:table-cell>
          <table:table-cell table:style-name="ce5" office:value-type="string">
            <text:p>INVESTIR LE JOURNAL DES FINANCES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351501">
            <text:p>351 50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3829228">
            <text:p>3 829 228</text:p>
          </table:table-cell>
          <table:table-cell table:style-name="ce16" table:formula="of:=+[.D128]/[.H128]" office:value-type="float" office:value="0.091794220662755">
            <text:p>0,0918</text:p>
          </table:table-cell>
          <table:table-cell table:style-name="ce20" office:value-type="float" office:value="0.091794220662755">
            <text:p>0,0918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28">
            <text:p>128</text:p>
          </table:table-cell>
          <table:table-cell table:style-name="ce5" office:value-type="string">
            <text:p>PUBLIC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351378">
            <text:p>351 378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7672070">
            <text:p>17 672 070</text:p>
          </table:table-cell>
          <table:table-cell table:style-name="ce16" table:formula="of:=+[.D129]/[.H129]" office:value-type="float" office:value="0.0198832394846784">
            <text:p>0,0199</text:p>
          </table:table-cell>
          <table:table-cell table:style-name="ce20" office:value-type="float" office:value="0.0198832394846784">
            <text:p>0,0199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29">
            <text:p>129</text:p>
          </table:table-cell>
          <table:table-cell table:style-name="ce5" office:value-type="string">
            <text:p>CHASSEUR FRANCAIS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343363">
            <text:p>343 363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3702112">
            <text:p>3 702 112</text:p>
          </table:table-cell>
          <table:table-cell table:style-name="ce16" table:formula="of:=+[.D130]/[.H130]" office:value-type="float" office:value="0.0927478693243208">
            <text:p>0,0927</text:p>
          </table:table-cell>
          <table:table-cell table:style-name="ce20" office:value-type="float" office:value="0.0927478693243208">
            <text:p>0,0927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30">
            <text:p>130</text:p>
          </table:table-cell>
          <table:table-cell table:style-name="ce5" office:value-type="string">
            <text:p>SANTE MAGAZINE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342526">
            <text:p>342 526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4198097">
            <text:p>4 198 097</text:p>
          </table:table-cell>
          <table:table-cell table:style-name="ce16" table:formula="of:=+[.D131]/[.H131]" office:value-type="float" office:value="0.0815907779167561">
            <text:p>0,0816</text:p>
          </table:table-cell>
          <table:table-cell table:style-name="ce20" office:value-type="float" office:value="0.0815907779167561">
            <text:p>0,0816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31">
            <text:p>131</text:p>
          </table:table-cell>
          <table:table-cell table:style-name="ce5" office:value-type="string">
            <text:p>MIEUX VIVRE VOTRE ARGENT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342353">
            <text:p>342 353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2440641">
            <text:p>2 440 641</text:p>
          </table:table-cell>
          <table:table-cell table:style-name="ce16" table:formula="of:=+[.D132]/[.H132]" office:value-type="float" office:value="0.140271756477089">
            <text:p>0,1403</text:p>
          </table:table-cell>
          <table:table-cell table:style-name="ce20" office:value-type="float" office:value="0.140271756477089">
            <text:p>0,1403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32">
            <text:p>132</text:p>
          </table:table-cell>
          <table:table-cell table:style-name="ce5" office:value-type="string">
            <text:p>METRONEWS <text:s text:c="4"/>- <text:s text:c="4"/>Toutes editions</text:p>
          </table:table-cell>
          <table:table-cell table:style-name="ce5" office:value-type="string">
            <text:p>PQG</text:p>
          </table:table-cell>
          <table:table-cell table:style-name="ce7" office:value-type="float" office:value="338112">
            <text:p>338 112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338112">
            <text:p>338 112</text:p>
          </table:table-cell>
          <table:table-cell table:style-name="ce7" office:value-type="float" office:value="153150667">
            <text:p>153 150 667</text:p>
          </table:table-cell>
          <table:table-cell table:style-name="ce16" table:formula="of:=+[.D133]/[.H133]" office:value-type="float" office:value="0.00220770830857694">
            <text:p>0,0022</text:p>
          </table:table-cell>
          <table:table-cell table:number-columns-repeated="2" table:style-name="ce20" office:value-type="float" office:value="0">
            <text:p>0,0000</text:p>
          </table:table-cell>
          <table:table-cell table:style-name="ce20" office:value-type="float" office:value="0.00220770830857694">
            <text:p>0,0022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33">
            <text:p>133</text:p>
          </table:table-cell>
          <table:table-cell table:style-name="ce5" office:value-type="string">
            <text:p>FRANCE DIMANCHE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330213">
            <text:p>330 213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9891637">
            <text:p>19 891 637</text:p>
          </table:table-cell>
          <table:table-cell table:style-name="ce16" table:formula="of:=+[.D134]/[.H134]" office:value-type="float" office:value="0.0166005945111506">
            <text:p>0,0166</text:p>
          </table:table-cell>
          <table:table-cell table:style-name="ce20" office:value-type="float" office:value="0.0166005945111506">
            <text:p>0,0166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34">
            <text:p>134</text:p>
          </table:table-cell>
          <table:table-cell table:style-name="ce5" office:value-type="string">
            <text:p>INROCKUPTIBLES</text:p>
          </table:table-cell>
          <table:table-cell table:style-name="ce5" office:value-type="string">
            <text:p>PQN</text:p>
          </table:table-cell>
          <table:table-cell table:number-columns-repeated="2" table:style-name="ce7" office:value-type="float" office:value="329923">
            <text:p>329 923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2956385">
            <text:p>2 956 385</text:p>
          </table:table-cell>
          <table:table-cell table:style-name="ce16" table:formula="of:=+[.D135]/[.H135]" office:value-type="float" office:value="0.111596764291525">
            <text:p>0,1116</text:p>
          </table:table-cell>
          <table:table-cell table:style-name="ce20" office:value-type="float" office:value="0.111596764291525">
            <text:p>0,1116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5" office:value-type="string">
            <text:p>CHARENTE LIBRE</text:p>
          </table:table-cell>
          <table:table-cell table:style-name="ce5" office:value-type="string">
            <text:p>PQR</text:p>
          </table:table-cell>
          <table:table-cell table:style-name="ce7" office:value-type="float" office:value="328846">
            <text:p>328 846</text:p>
          </table:table-cell>
          <table:table-cell table:style-name="ce7" office:value-type="float" office:value="137650">
            <text:p>137 650</text:p>
          </table:table-cell>
          <table:table-cell table:style-name="ce7" office:value-type="float" office:value="1852">
            <text:p>1 852</text:p>
          </table:table-cell>
          <table:table-cell table:style-name="ce7" office:value-type="float" office:value="189344">
            <text:p>189 344</text:p>
          </table:table-cell>
          <table:table-cell table:style-name="ce7" office:value-type="float" office:value="11047251">
            <text:p>11 047 251</text:p>
          </table:table-cell>
          <table:table-cell table:style-name="ce16" table:formula="of:=+[.D136]/[.H136]" office:value-type="float" office:value="0.0297672244434385">
            <text:p>0,0298</text:p>
          </table:table-cell>
          <table:table-cell table:style-name="ce20" office:value-type="float" office:value="0.0124601133802427">
            <text:p>0,0125</text:p>
          </table:table-cell>
          <table:table-cell table:style-name="ce20" office:value-type="float" office:value="0.000167643516020411">
            <text:p>0,0002</text:p>
          </table:table-cell>
          <table:table-cell table:style-name="ce20" office:value-type="float" office:value="0.0171394675471753">
            <text:p>0,0171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36">
            <text:p>136</text:p>
          </table:table-cell>
          <table:table-cell table:style-name="ce5" office:value-type="string">
            <text:p>LIAISONS SOCIALES <text:s text:c="4"/>- <text:s text:c="4"/>Quotidien</text:p>
          </table:table-cell>
          <table:table-cell table:style-name="ce5" office:value-type="string">
            <text:p>TECH/PRO</text:p>
          </table:table-cell>
          <table:table-cell table:number-columns-repeated="2" table:style-name="ce7" office:value-type="float" office:value="319794">
            <text:p>319 794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37">
            <text:p>137</text:p>
          </table:table-cell>
          <table:table-cell table:style-name="ce5" office:value-type="string">
            <text:p>MEDECINS SANS FRONTIERES INFO</text:p>
          </table:table-cell>
          <table:table-cell table:style-name="ce5" office:value-type="string">
            <text:p>GROUPEMENTS</text:p>
          </table:table-cell>
          <table:table-cell table:number-columns-repeated="2" table:style-name="ce7" office:value-type="float" office:value="318703">
            <text:p>318 703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38">
            <text:p>138</text:p>
          </table:table-cell>
          <table:table-cell table:style-name="ce5" office:value-type="string">
            <text:p>DORDOGNE LIBRE</text:p>
          </table:table-cell>
          <table:table-cell table:style-name="ce5" office:value-type="string">
            <text:p>PQD</text:p>
          </table:table-cell>
          <table:table-cell table:style-name="ce7" office:value-type="float" office:value="306079">
            <text:p>306 079</text:p>
          </table:table-cell>
          <table:table-cell table:style-name="ce7" office:value-type="float" office:value="227003">
            <text:p>227 00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79076">
            <text:p>79 076</text:p>
          </table:table-cell>
          <table:table-cell table:style-name="ce7" office:value-type="float" office:value="1868878">
            <text:p>1 868 878</text:p>
          </table:table-cell>
          <table:table-cell table:style-name="ce16" table:formula="of:=+[.D139]/[.H139]" office:value-type="float" office:value="0.163776875751119">
            <text:p>0,1638</text:p>
          </table:table-cell>
          <table:table-cell table:style-name="ce20" office:value-type="float" office:value="0.12146485752414">
            <text:p>0,1215</text:p>
          </table:table-cell>
          <table:table-cell table:style-name="ce20" office:value-type="float" office:value="0">
            <text:p>0,0000</text:p>
          </table:table-cell>
          <table:table-cell table:style-name="ce20" office:value-type="float" office:value="0.042312018226979">
            <text:p>0,0423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39">
            <text:p>139</text:p>
          </table:table-cell>
          <table:table-cell table:style-name="ce5" office:value-type="string">
            <text:p>ANCIEN D'ALGERIE</text:p>
          </table:table-cell>
          <table:table-cell table:style-name="ce5" office:value-type="string">
            <text:p>GROUPEMENTS</text:p>
          </table:table-cell>
          <table:table-cell table:number-columns-repeated="2" table:style-name="ce7" office:value-type="float" office:value="290234">
            <text:p>290 2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3432424">
            <text:p>3 432 424</text:p>
          </table:table-cell>
          <table:table-cell table:style-name="ce16" table:formula="of:=+[.D140]/[.H140]" office:value-type="float" office:value="0.0845565699342506">
            <text:p>0,0846</text:p>
          </table:table-cell>
          <table:table-cell table:style-name="ce20" office:value-type="float" office:value="0.0845565699342506">
            <text:p>0,0846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40">
            <text:p>140</text:p>
          </table:table-cell>
          <table:table-cell table:style-name="ce5" office:value-type="string">
            <text:p>SCIENCE ET VIE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287379">
            <text:p>287 379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4058621">
            <text:p>4 058 621</text:p>
          </table:table-cell>
          <table:table-cell table:style-name="ce16" table:formula="of:=+[.D141]/[.H141]" office:value-type="float" office:value="0.0708070549085515">
            <text:p>0,0708</text:p>
          </table:table-cell>
          <table:table-cell table:style-name="ce20" office:value-type="float" office:value="0.0708070549085515">
            <text:p>0,0708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41">
            <text:p>141</text:p>
          </table:table-cell>
          <table:table-cell table:style-name="ce5" office:value-type="string">
            <text:p>MARIE CLAIRE 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285345">
            <text:p>285 345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5932583">
            <text:p>5 932 583</text:p>
          </table:table-cell>
          <table:table-cell table:style-name="ce16" table:formula="of:=+[.D142]/[.H142]" office:value-type="float" office:value="0.0480979364300508">
            <text:p>0,0481</text:p>
          </table:table-cell>
          <table:table-cell table:style-name="ce20" office:value-type="float" office:value="0.0480979364300508">
            <text:p>0,0481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42">
            <text:p>142</text:p>
          </table:table-cell>
          <table:table-cell table:style-name="ce5" office:value-type="string">
            <text:p>QUOTIDIEN DE LA REUNION ET DE L'OCEAN INDIEN</text:p>
          </table:table-cell>
          <table:table-cell table:style-name="ce5" office:value-type="string">
            <text:p>PQD</text:p>
          </table:table-cell>
          <table:table-cell table:style-name="ce7" office:value-type="float" office:value="283610">
            <text:p>283 610</text:p>
          </table:table-cell>
          <table:table-cell table:style-name="ce7" office:value-type="float" office:value="255625">
            <text:p>255 62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7985">
            <text:p>27 985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43">
            <text:p>143</text:p>
          </table:table-cell>
          <table:table-cell table:style-name="ce5" office:value-type="string">
            <text:p>EVEIL DE LA HAUTE LOIRE</text:p>
          </table:table-cell>
          <table:table-cell table:style-name="ce5" office:value-type="string">
            <text:p>PQD</text:p>
          </table:table-cell>
          <table:table-cell table:style-name="ce7" office:value-type="float" office:value="280968">
            <text:p>280 968</text:p>
          </table:table-cell>
          <table:table-cell table:style-name="ce7" office:value-type="float" office:value="182457">
            <text:p>182 457</text:p>
          </table:table-cell>
          <table:table-cell table:style-name="ce7" office:value-type="float" office:value="46736">
            <text:p>46 736</text:p>
          </table:table-cell>
          <table:table-cell table:style-name="ce7" office:value-type="float" office:value="51775">
            <text:p>51 775</text:p>
          </table:table-cell>
          <table:table-cell table:style-name="ce7" office:value-type="float" office:value="4149268">
            <text:p>4 149 268</text:p>
          </table:table-cell>
          <table:table-cell table:style-name="ce16" table:formula="of:=+[.D144]/[.H144]" office:value-type="float" office:value="0.0677150764906003">
            <text:p>0,0677</text:p>
          </table:table-cell>
          <table:table-cell table:style-name="ce20" office:value-type="float" office:value="0.0439732984227579">
            <text:p>0,0440</text:p>
          </table:table-cell>
          <table:table-cell table:style-name="ce20" office:value-type="float" office:value="0.0112636734961444">
            <text:p>0,0113</text:p>
          </table:table-cell>
          <table:table-cell table:style-name="ce20" office:value-type="float" office:value="0.0124781045716979">
            <text:p>0,0125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44">
            <text:p>144</text:p>
          </table:table-cell>
          <table:table-cell table:style-name="ce5" office:value-type="string">
            <text:p>PAYSAN BRETON</text:p>
          </table:table-cell>
          <table:table-cell table:style-name="ce5" office:value-type="string">
            <text:p>TECH/PRO</text:p>
          </table:table-cell>
          <table:table-cell table:number-columns-repeated="2" table:style-name="ce7" office:value-type="float" office:value="279558">
            <text:p>279 558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2229334">
            <text:p>2 229 334</text:p>
          </table:table-cell>
          <table:table-cell table:style-name="ce16" table:formula="of:=+[.D145]/[.H145]" office:value-type="float" office:value="0.125399783074228">
            <text:p>0,1254</text:p>
          </table:table-cell>
          <table:table-cell table:style-name="ce20" office:value-type="float" office:value="0.125399783074228">
            <text:p>0,1254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45">
            <text:p>145</text:p>
          </table:table-cell>
          <table:table-cell table:style-name="ce5" office:value-type="string">
            <text:p>AUTO JOURNAL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274771">
            <text:p>274 77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3003707">
            <text:p>3 003 707</text:p>
          </table:table-cell>
          <table:table-cell table:style-name="ce16" table:formula="of:=+[.D146]/[.H146]" office:value-type="float" office:value="0.0914772978855794">
            <text:p>0,0915</text:p>
          </table:table-cell>
          <table:table-cell table:style-name="ce20" office:value-type="float" office:value="0.0914772978855794">
            <text:p>0,0915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46">
            <text:p>146</text:p>
          </table:table-cell>
          <table:table-cell table:style-name="ce5" office:value-type="string">
            <text:p>MAISON CREATIVE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271560">
            <text:p>271 56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2197176">
            <text:p>2 197 176</text:p>
          </table:table-cell>
          <table:table-cell table:style-name="ce16" table:formula="of:=+[.D147]/[.H147]" office:value-type="float" office:value="0.123595014691586">
            <text:p>0,1236</text:p>
          </table:table-cell>
          <table:table-cell table:style-name="ce20" office:value-type="float" office:value="0.123595014691586">
            <text:p>0,1236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47">
            <text:p>147</text:p>
          </table:table-cell>
          <table:table-cell table:style-name="ce5" office:value-type="string">
            <text:p>DETOURS EN FRANCE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269328">
            <text:p>269 328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145628">
            <text:p>1 145 628</text:p>
          </table:table-cell>
          <table:table-cell table:style-name="ce16" table:formula="of:=+[.D148]/[.H148]" office:value-type="float" office:value="0.235092019398967">
            <text:p>0,2351</text:p>
          </table:table-cell>
          <table:table-cell table:style-name="ce20" office:value-type="float" office:value="0.235092019398967">
            <text:p>0,2351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48">
            <text:p>148</text:p>
          </table:table-cell>
          <table:table-cell table:style-name="ce5" office:value-type="string">
            <text:p>COSMOPOLITAN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255906">
            <text:p>255 906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5041828">
            <text:p>5 041 828</text:p>
          </table:table-cell>
          <table:table-cell table:style-name="ce16" table:formula="of:=+[.D149]/[.H149]" office:value-type="float" office:value="0.0507565906651318">
            <text:p>0,0508</text:p>
          </table:table-cell>
          <table:table-cell table:style-name="ce20" office:value-type="float" office:value="0.0507565906651318">
            <text:p>0,0508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49">
            <text:p>149</text:p>
          </table:table-cell>
          <table:table-cell table:style-name="ce5" office:value-type="string">
            <text:p>LIBERATION CHAMPAGNE - LIBERATION CHAMPAGNE DIMANCHE</text:p>
          </table:table-cell>
          <table:table-cell table:style-name="ce5" office:value-type="string">
            <text:p>PQD</text:p>
          </table:table-cell>
          <table:table-cell table:style-name="ce7" office:value-type="float" office:value="251844">
            <text:p>251 844</text:p>
          </table:table-cell>
          <table:table-cell table:style-name="ce7" office:value-type="float" office:value="42266">
            <text:p>42 266</text:p>
          </table:table-cell>
          <table:table-cell table:style-name="ce7" office:value-type="float" office:value="846">
            <text:p>846</text:p>
          </table:table-cell>
          <table:table-cell table:style-name="ce7" office:value-type="float" office:value="208732">
            <text:p>208 732</text:p>
          </table:table-cell>
          <table:table-cell table:style-name="ce7" office:value-type="float" office:value="1546809">
            <text:p>1 546 809</text:p>
          </table:table-cell>
          <table:table-cell table:style-name="ce16" table:formula="of:=+[.D150]/[.H150]" office:value-type="float" office:value="0.162815189205649">
            <text:p>0,1628</text:p>
          </table:table-cell>
          <table:table-cell table:style-name="ce20" office:value-type="float" office:value="0.027324640598807">
            <text:p>0,0273</text:p>
          </table:table-cell>
          <table:table-cell table:style-name="ce20" office:value-type="float" office:value="0.00054693242669263">
            <text:p>0,0005</text:p>
          </table:table-cell>
          <table:table-cell table:style-name="ce20" office:value-type="float" office:value="0.134943616180149">
            <text:p>0,1349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50">
            <text:p>150</text:p>
          </table:table-cell>
          <table:table-cell table:style-name="ce5" office:value-type="string">
            <text:p>ENSEMBLE <text:s text:c="4"/>- <text:s text:c="4"/>Magazine des donateurs de l'APF</text:p>
          </table:table-cell>
          <table:table-cell table:style-name="ce5" office:value-type="string">
            <text:p>GROUPEMENTS</text:p>
          </table:table-cell>
          <table:table-cell table:number-columns-repeated="2" table:style-name="ce7" office:value-type="float" office:value="249757">
            <text:p>249 757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51">
            <text:p>151</text:p>
          </table:table-cell>
          <table:table-cell table:style-name="ce5" office:value-type="string">
            <text:p>ACTUALITES SOCIALES HEBDOMADAIRES <text:s text:c="4"/>- <text:s text:c="4"/>ASH</text:p>
          </table:table-cell>
          <table:table-cell table:style-name="ce5" office:value-type="string">
            <text:p>TECH/PRO</text:p>
          </table:table-cell>
          <table:table-cell table:number-columns-repeated="2" table:style-name="ce7" office:value-type="float" office:value="244934">
            <text:p>244 9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810582">
            <text:p>1 810 582</text:p>
          </table:table-cell>
          <table:table-cell table:style-name="ce16" table:formula="of:=+[.D152]/[.H152]" office:value-type="float" office:value="0.135279153333017">
            <text:p>0,1353</text:p>
          </table:table-cell>
          <table:table-cell table:style-name="ce20" office:value-type="float" office:value="0.135279153333017">
            <text:p>0,1353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52">
            <text:p>152</text:p>
          </table:table-cell>
          <table:table-cell table:style-name="ce5" office:value-type="string">
            <text:p>CGT ENSEMBLE</text:p>
          </table:table-cell>
          <table:table-cell table:style-name="ce5" office:value-type="string">
            <text:p>GROUPEMENTS</text:p>
          </table:table-cell>
          <table:table-cell table:number-columns-repeated="2" table:style-name="ce7" office:value-type="float" office:value="238643">
            <text:p>238 643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53">
            <text:p>153</text:p>
          </table:table-cell>
          <table:table-cell table:style-name="ce5" office:value-type="string">
            <text:p>NORD ECLAIR - NORD ECLAIR LUNDI</text:p>
          </table:table-cell>
          <table:table-cell table:style-name="ce5" office:value-type="string">
            <text:p>PQR</text:p>
          </table:table-cell>
          <table:table-cell table:style-name="ce7" office:value-type="float" office:value="236490">
            <text:p>236 490</text:p>
          </table:table-cell>
          <table:table-cell table:style-name="ce7" office:value-type="float" office:value="72228">
            <text:p>72 228</text:p>
          </table:table-cell>
          <table:table-cell table:style-name="ce7" office:value-type="float" office:value="49898">
            <text:p>49 898</text:p>
          </table:table-cell>
          <table:table-cell table:style-name="ce7" office:value-type="float" office:value="114364">
            <text:p>114 364</text:p>
          </table:table-cell>
          <table:table-cell table:style-name="ce7" office:value-type="float" office:value="8693906">
            <text:p>8 693 906</text:p>
          </table:table-cell>
          <table:table-cell table:style-name="ce16" table:formula="of:=+[.D154]/[.H154]" office:value-type="float" office:value="0.0272018123959472">
            <text:p>0,0272</text:p>
          </table:table-cell>
          <table:table-cell table:style-name="ce20" office:value-type="float" office:value="0.00830788830705094">
            <text:p>0,0083</text:p>
          </table:table-cell>
          <table:table-cell table:style-name="ce20" office:value-type="float" office:value="0.00573942253343894">
            <text:p>0,0057</text:p>
          </table:table-cell>
          <table:table-cell table:style-name="ce20" office:value-type="float" office:value="0.0131545015554574">
            <text:p>0,0132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54">
            <text:p>154</text:p>
          </table:table-cell>
          <table:table-cell table:style-name="ce5" office:value-type="string">
            <text:p>CCASINFOS <text:s text:c="3"/>- <text:s text:c="4"/>Mensuel d'information du personnel des industries électrique et gazière</text:p>
          </table:table-cell>
          <table:table-cell table:style-name="ce5" office:value-type="string">
            <text:p>GROUPEMENTS</text:p>
          </table:table-cell>
          <table:table-cell table:number-columns-repeated="2" table:style-name="ce7" office:value-type="float" office:value="235955">
            <text:p>235 955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55">
            <text:p>155</text:p>
          </table:table-cell>
          <table:table-cell table:style-name="ce5" office:value-type="string">
            <text:p>VIVA ENTRE NOUS LA VIE</text:p>
          </table:table-cell>
          <table:table-cell table:style-name="ce5" office:value-type="string">
            <text:p>GROUPEMENTS</text:p>
          </table:table-cell>
          <table:table-cell table:number-columns-repeated="2" table:style-name="ce7" office:value-type="float" office:value="235687">
            <text:p>235 687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4431351">
            <text:p>4 431 351</text:p>
          </table:table-cell>
          <table:table-cell table:style-name="ce16" table:formula="of:=+[.D156]/[.H156]" office:value-type="float" office:value="0.0531862630606332">
            <text:p>0,0532</text:p>
          </table:table-cell>
          <table:table-cell table:style-name="ce20" office:value-type="float" office:value="0.0531862630606332">
            <text:p>0,0532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56">
            <text:p>156</text:p>
          </table:table-cell>
          <table:table-cell table:style-name="ce5" office:value-type="string">
            <text:p>CORSE MATIN CORSE MATIN DIMANCHE</text:p>
          </table:table-cell>
          <table:table-cell table:style-name="ce5" office:value-type="string">
            <text:p>PQR</text:p>
          </table:table-cell>
          <table:table-cell table:style-name="ce7" office:value-type="float" office:value="234178">
            <text:p>234 178</text:p>
          </table:table-cell>
          <table:table-cell table:style-name="ce7" office:value-type="float" office:value="62622">
            <text:p>62 62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71556">
            <text:p>171 556</text:p>
          </table:table-cell>
          <table:table-cell table:style-name="ce7" office:value-type="float" office:value="14467039">
            <text:p>14 467 039</text:p>
          </table:table-cell>
          <table:table-cell table:style-name="ce16" table:formula="of:=+[.D157]/[.H157]" office:value-type="float" office:value="0.0161870027446529">
            <text:p>0,0162</text:p>
          </table:table-cell>
          <table:table-cell table:style-name="ce20" office:value-type="float" office:value="0.00432859827086939">
            <text:p>0,0043</text:p>
          </table:table-cell>
          <table:table-cell table:style-name="ce20" office:value-type="float" office:value="0">
            <text:p>0,0000</text:p>
          </table:table-cell>
          <table:table-cell table:style-name="ce20" office:value-type="float" office:value="0.0118584044737835">
            <text:p>0,0119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57">
            <text:p>157</text:p>
          </table:table-cell>
          <table:table-cell table:style-name="ce5" office:value-type="string">
            <text:p>COURRIER FRANCAIS </text:p>
          </table:table-cell>
          <table:table-cell table:style-name="ce5" office:value-type="string">
            <text:p>PHR</text:p>
          </table:table-cell>
          <table:table-cell table:style-name="ce7" office:value-type="float" office:value="230442">
            <text:p>230 442</text:p>
          </table:table-cell>
          <table:table-cell table:style-name="ce7" office:value-type="float" office:value="195382">
            <text:p>195 38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5060">
            <text:p>35 060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58">
            <text:p>158</text:p>
          </table:table-cell>
          <table:table-cell table:style-name="ce5" office:value-type="string">
            <text:p>INTERETS PRIVES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229804">
            <text:p>229 804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881950">
            <text:p>881 950</text:p>
          </table:table-cell>
          <table:table-cell table:style-name="ce16" table:formula="of:=+[.D159]/[.H159]" office:value-type="float" office:value="0.260563524009298">
            <text:p>0,2606</text:p>
          </table:table-cell>
          <table:table-cell table:style-name="ce20" office:value-type="float" office:value="0.260563524009298">
            <text:p>0,2606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5" office:value-type="string">
            <text:p>SCIENCE ET VIE JUNIOR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228094">
            <text:p>228 094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2234337">
            <text:p>2 234 337</text:p>
          </table:table-cell>
          <table:table-cell table:style-name="ce16" table:formula="of:=+[.D160]/[.H160]" office:value-type="float" office:value="0.102085764143905">
            <text:p>0,1021</text:p>
          </table:table-cell>
          <table:table-cell table:style-name="ce20" office:value-type="float" office:value="0.102085764143905">
            <text:p>0,1021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60">
            <text:p>160</text:p>
          </table:table-cell>
          <table:table-cell table:style-name="ce5" office:value-type="string">
            <text:p>ICI PARIS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227241">
            <text:p>227 24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7249427">
            <text:p>17 249 427</text:p>
          </table:table-cell>
          <table:table-cell table:style-name="ce16" table:formula="of:=+[.D161]/[.H161]" office:value-type="float" office:value="0.0131738289045775">
            <text:p>0,0132</text:p>
          </table:table-cell>
          <table:table-cell table:style-name="ce20" office:value-type="float" office:value="0.0131738289045775">
            <text:p>0,0132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61">
            <text:p>161</text:p>
          </table:table-cell>
          <table:table-cell table:style-name="ce5" office:value-type="string">
            <text:p>MODES ET TRAVAUX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225287">
            <text:p>225 287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5543024">
            <text:p>5 543 024</text:p>
          </table:table-cell>
          <table:table-cell table:style-name="ce16" table:formula="of:=+[.D162]/[.H162]" office:value-type="float" office:value="0.0406433383654843">
            <text:p>0,0406</text:p>
          </table:table-cell>
          <table:table-cell table:style-name="ce20" office:value-type="float" office:value="0.0406433383654843">
            <text:p>0,0406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62">
            <text:p>162</text:p>
          </table:table-cell>
          <table:table-cell table:style-name="ce5" office:value-type="string">
            <text:p>TRIBUNE</text:p>
          </table:table-cell>
          <table:table-cell table:style-name="ce5" office:value-type="string">
            <text:p>PQN</text:p>
          </table:table-cell>
          <table:table-cell table:style-name="ce7" office:value-type="float" office:value="221343">
            <text:p>221 343</text:p>
          </table:table-cell>
          <table:table-cell table:style-name="ce7" office:value-type="float" office:value="128727">
            <text:p>128 72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92616">
            <text:p>92 616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63">
            <text:p>163</text:p>
          </table:table-cell>
          <table:table-cell table:style-name="ce5" office:value-type="string">
            <text:p>VIE DU RAIL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219507">
            <text:p>219 507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2764689">
            <text:p>2 764 689</text:p>
          </table:table-cell>
          <table:table-cell table:style-name="ce16" table:formula="of:=+[.D164]/[.H164]" office:value-type="float" office:value="0.0793966337624232">
            <text:p>0,0794</text:p>
          </table:table-cell>
          <table:table-cell table:style-name="ce20" office:value-type="float" office:value="0.0793966337624232">
            <text:p>0,0794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64">
            <text:p>164</text:p>
          </table:table-cell>
          <table:table-cell table:style-name="ce5" office:value-type="string">
            <text:p>MG ACTUALITES</text:p>
          </table:table-cell>
          <table:table-cell table:style-name="ce5" office:value-type="string">
            <text:p>GROUPEMENTS</text:p>
          </table:table-cell>
          <table:table-cell table:number-columns-repeated="2" table:style-name="ce7" office:value-type="float" office:value="209665">
            <text:p>209 665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65">
            <text:p>165</text:p>
          </table:table-cell>
          <table:table-cell table:style-name="ce5" office:value-type="string">
            <text:p>CAPITAL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207078">
            <text:p>207 078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3664549">
            <text:p>3 664 549</text:p>
          </table:table-cell>
          <table:table-cell table:style-name="ce16" table:formula="of:=+[.D166]/[.H166]" office:value-type="float" office:value="0.0565084543827904">
            <text:p>0,0565</text:p>
          </table:table-cell>
          <table:table-cell table:style-name="ce20" office:value-type="float" office:value="0.0565084543827904">
            <text:p>0,0565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66">
            <text:p>166</text:p>
          </table:table-cell>
          <table:table-cell table:style-name="ce5" office:value-type="string">
            <text:p>TELE MAGAZINE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206369">
            <text:p>206 369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3506804">
            <text:p>13 506 804</text:p>
          </table:table-cell>
          <table:table-cell table:style-name="ce16" table:formula="of:=+[.D167]/[.H167]" office:value-type="float" office:value="0.015278892031009">
            <text:p>0,0153</text:p>
          </table:table-cell>
          <table:table-cell table:style-name="ce20" office:value-type="float" office:value="0.015278892031009">
            <text:p>0,0153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67">
            <text:p>167</text:p>
          </table:table-cell>
          <table:table-cell table:style-name="ce5" office:value-type="string">
            <text:p>DETENTE JARDIN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205721">
            <text:p>205 72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2204611">
            <text:p>2 204 611</text:p>
          </table:table-cell>
          <table:table-cell table:style-name="ce16" table:formula="of:=+[.D168]/[.H168]" office:value-type="float" office:value="0.0933139678609968">
            <text:p>0,0933</text:p>
          </table:table-cell>
          <table:table-cell table:style-name="ce20" office:value-type="float" office:value="0.0933139678609968">
            <text:p>0,0933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68">
            <text:p>168</text:p>
          </table:table-cell>
          <table:table-cell table:style-name="ce5" office:value-type="string">
            <text:p>FENETRES SUR COURS</text:p>
          </table:table-cell>
          <table:table-cell table:style-name="ce5" office:value-type="string">
            <text:p>GROUPEMENTS</text:p>
          </table:table-cell>
          <table:table-cell table:number-columns-repeated="2" table:style-name="ce7" office:value-type="float" office:value="203102">
            <text:p>203 102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69">
            <text:p>169</text:p>
          </table:table-cell>
          <table:table-cell table:style-name="ce5" office:value-type="string">
            <text:p>I COMME INFO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200084">
            <text:p>200 084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3979992">
            <text:p>3 979 992</text:p>
          </table:table-cell>
          <table:table-cell table:style-name="ce16" table:formula="of:=+[.D170]/[.H170]" office:value-type="float" office:value="0.0502724628592218">
            <text:p>0,0503</text:p>
          </table:table-cell>
          <table:table-cell table:style-name="ce20" office:value-type="float" office:value="0.0502724628592218">
            <text:p>0,0503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70">
            <text:p>170</text:p>
          </table:table-cell>
          <table:table-cell table:style-name="ce5" office:value-type="string">
            <text:p>ECONOMIST </text:p>
          </table:table-cell>
          <table:table-cell table:style-name="ce5" office:value-type="string">
            <text:p>INTERNATIONAL</text:p>
          </table:table-cell>
          <table:table-cell table:number-columns-repeated="2" table:style-name="ce7" office:value-type="float" office:value="197306">
            <text:p>197 306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71">
            <text:p>171</text:p>
          </table:table-cell>
          <table:table-cell table:style-name="ce5" office:value-type="string">
            <text:p>MOTO MAGAZINE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196454">
            <text:p>196 454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156124">
            <text:p>1 156 124</text:p>
          </table:table-cell>
          <table:table-cell table:style-name="ce16" table:formula="of:=+[.D172]/[.H172]" office:value-type="float" office:value="0.169924679359653">
            <text:p>0,1699</text:p>
          </table:table-cell>
          <table:table-cell table:style-name="ce20" office:value-type="float" office:value="0.169924679359653">
            <text:p>0,1699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72">
            <text:p>172</text:p>
          </table:table-cell>
          <table:table-cell table:style-name="ce5" office:value-type="string">
            <text:p>SPIROU</text:p>
          </table:table-cell>
          <table:table-cell table:style-name="ce5" office:value-type="string">
            <text:p>INTERNATIONAL</text:p>
          </table:table-cell>
          <table:table-cell table:number-columns-repeated="2" table:style-name="ce7" office:value-type="float" office:value="194462">
            <text:p>194 462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2822736">
            <text:p>2 822 736</text:p>
          </table:table-cell>
          <table:table-cell table:style-name="ce16" table:formula="of:=+[.D173]/[.H173]" office:value-type="float" office:value="0.0688913167933523">
            <text:p>0,0689</text:p>
          </table:table-cell>
          <table:table-cell table:style-name="ce20" office:value-type="float" office:value="0.0688913167933523">
            <text:p>0,0689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73">
            <text:p>173</text:p>
          </table:table-cell>
          <table:table-cell table:style-name="ce5" office:value-type="string">
            <text:p>REBELLE SANTE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194334">
            <text:p>194 3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74">
            <text:p>174</text:p>
          </table:table-cell>
          <table:table-cell table:style-name="ce5" office:value-type="string">
            <text:p>LOZERE NOUVELLE</text:p>
          </table:table-cell>
          <table:table-cell table:style-name="ce5" office:value-type="string">
            <text:p>PHR</text:p>
          </table:table-cell>
          <table:table-cell table:style-name="ce7" office:value-type="float" office:value="192136">
            <text:p>192 136</text:p>
          </table:table-cell>
          <table:table-cell table:style-name="ce7" office:value-type="float" office:value="184353">
            <text:p>184 35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7783">
            <text:p>7 783</text:p>
          </table:table-cell>
          <table:table-cell table:style-name="ce7" office:value-type="float" office:value="1035731">
            <text:p>1 035 731</text:p>
          </table:table-cell>
          <table:table-cell table:style-name="ce16" table:formula="of:=+[.D175]/[.H175]" office:value-type="float" office:value="0.185507626980365">
            <text:p>0,1855</text:p>
          </table:table-cell>
          <table:table-cell table:style-name="ce20" office:value-type="float" office:value="0.177993127559183">
            <text:p>0,1780</text:p>
          </table:table-cell>
          <table:table-cell table:style-name="ce20" office:value-type="float" office:value="0">
            <text:p>0,0000</text:p>
          </table:table-cell>
          <table:table-cell table:style-name="ce20" office:value-type="float" office:value="0.00751449942118175">
            <text:p>0,0075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75">
            <text:p>175</text:p>
          </table:table-cell>
          <table:table-cell table:style-name="ce5" office:value-type="string">
            <text:p>60 MILLIONS DE CONSOMMATEURS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190420">
            <text:p>190 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76">
            <text:p>176</text:p>
          </table:table-cell>
          <table:table-cell table:style-name="ce5" office:value-type="string">
            <text:p>ORDINATEUR INDIVIDUEL SVM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190325">
            <text:p>190 325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169065">
            <text:p>1 169 065</text:p>
          </table:table-cell>
          <table:table-cell table:style-name="ce16" table:formula="of:=+[.D177]/[.H177]" office:value-type="float" office:value="0.162801041858237">
            <text:p>0,1628</text:p>
          </table:table-cell>
          <table:table-cell table:style-name="ce20" office:value-type="float" office:value="0.162801041858237">
            <text:p>0,1628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77">
            <text:p>177</text:p>
          </table:table-cell>
          <table:table-cell table:style-name="ce5" office:value-type="string">
            <text:p>PETITES AFFICHES <text:s text:c="4"/>- <text:s text:c="4"/>La loi-Le Quotidien juridique</text:p>
          </table:table-cell>
          <table:table-cell table:style-name="ce5" office:value-type="string">
            <text:p>AJL</text:p>
          </table:table-cell>
          <table:table-cell table:number-columns-repeated="2" table:style-name="ce7" office:value-type="float" office:value="188948">
            <text:p>188 948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78">
            <text:p>178</text:p>
          </table:table-cell>
          <table:table-cell table:style-name="ce5" office:value-type="string">
            <text:p>MONDE DIPLOMATIQUE</text:p>
          </table:table-cell>
          <table:table-cell table:style-name="ce5" office:value-type="string">
            <text:p>PQN</text:p>
          </table:table-cell>
          <table:table-cell table:style-name="ce7" office:value-type="float" office:value="188339">
            <text:p>188 339</text:p>
          </table:table-cell>
          <table:table-cell table:style-name="ce7" office:value-type="float" office:value="92413">
            <text:p>92 41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95926">
            <text:p>95 926</text:p>
          </table:table-cell>
          <table:table-cell table:style-name="ce7" office:value-type="float" office:value="1727995">
            <text:p>1 727 995</text:p>
          </table:table-cell>
          <table:table-cell table:style-name="ce16" table:formula="of:=+[.D179]/[.H179]" office:value-type="float" office:value="0.108992792224515">
            <text:p>0,1090</text:p>
          </table:table-cell>
          <table:table-cell table:style-name="ce20" office:value-type="float" office:value="0.0534799001154517">
            <text:p>0,0535</text:p>
          </table:table-cell>
          <table:table-cell table:style-name="ce20" office:value-type="float" office:value="0">
            <text:p>0,0000</text:p>
          </table:table-cell>
          <table:table-cell table:style-name="ce20" office:value-type="float" office:value="0.0555128921090628">
            <text:p>0,0555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79">
            <text:p>179</text:p>
          </table:table-cell>
          <table:table-cell table:style-name="ce5" office:value-type="string">
            <text:p>CA M'INTERESSE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186786">
            <text:p>186 786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3570378">
            <text:p>3 570 378</text:p>
          </table:table-cell>
          <table:table-cell table:style-name="ce16" table:formula="of:=+[.D180]/[.H180]" office:value-type="float" office:value="0.0523154691183959">
            <text:p>0,0523</text:p>
          </table:table-cell>
          <table:table-cell table:style-name="ce20" office:value-type="float" office:value="0.0523154691183959">
            <text:p>0,0523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80">
            <text:p>180</text:p>
          </table:table-cell>
          <table:table-cell table:style-name="ce5" office:value-type="string">
            <text:p>CONNAISSANCE DES ARTS</text:p>
          </table:table-cell>
          <table:table-cell table:style-name="ce5" office:value-type="string">
            <text:p>GRAND PUBLIC</text:p>
          </table:table-cell>
          <table:table-cell table:style-name="ce7" office:value-type="float" office:value="185067">
            <text:p>185 067</text:p>
          </table:table-cell>
          <table:table-cell table:style-name="ce7" office:value-type="float" office:value="134343">
            <text:p>134 34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0724">
            <text:p>50 724</text:p>
          </table:table-cell>
          <table:table-cell table:style-name="ce7" office:value-type="float" office:value="482441">
            <text:p>482 441</text:p>
          </table:table-cell>
          <table:table-cell table:style-name="ce16" table:formula="of:=+[.D181]/[.H181]" office:value-type="float" office:value="0.383605456418505">
            <text:p>0,3836</text:p>
          </table:table-cell>
          <table:table-cell table:style-name="ce20" office:value-type="float" office:value="0.278465138742354">
            <text:p>0,2785</text:p>
          </table:table-cell>
          <table:table-cell table:style-name="ce20" office:value-type="float" office:value="0">
            <text:p>0,0000</text:p>
          </table:table-cell>
          <table:table-cell table:style-name="ce20" office:value-type="float" office:value="0.105140317676151">
            <text:p>0,1051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81">
            <text:p>181</text:p>
          </table:table-cell>
          <table:table-cell table:style-name="ce5" office:value-type="string">
            <text:p>FEUILLET RAPIDE <text:s text:c="4"/>- <text:s text:c="4"/>Fiscal Social-Francis Lefebvre</text:p>
          </table:table-cell>
          <table:table-cell table:style-name="ce5" office:value-type="string">
            <text:p>TECH/PRO</text:p>
          </table:table-cell>
          <table:table-cell table:number-columns-repeated="2" table:style-name="ce7" office:value-type="float" office:value="184979">
            <text:p>184 979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82">
            <text:p>182</text:p>
          </table:table-cell>
          <table:table-cell table:style-name="ce5" office:value-type="string">
            <text:p>BE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184206">
            <text:p>184 206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5299828">
            <text:p>5 299 828</text:p>
          </table:table-cell>
          <table:table-cell table:style-name="ce16" table:formula="of:=+[.D183]/[.H183]" office:value-type="float" office:value="0.0347569770188768">
            <text:p>0,0348</text:p>
          </table:table-cell>
          <table:table-cell table:style-name="ce20" office:value-type="float" office:value="0.0347569770188768">
            <text:p>0,0348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83">
            <text:p>183</text:p>
          </table:table-cell>
          <table:table-cell table:style-name="ce5" office:value-type="string">
            <text:p>PARENTS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183212">
            <text:p>183 212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3272746">
            <text:p>3 272 746</text:p>
          </table:table-cell>
          <table:table-cell table:style-name="ce16" table:formula="of:=+[.D184]/[.H184]" office:value-type="float" office:value="0.0559811241080121">
            <text:p>0,0560</text:p>
          </table:table-cell>
          <table:table-cell table:style-name="ce20" office:value-type="float" office:value="0.0559811241080121">
            <text:p>0,0560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84">
            <text:p>184</text:p>
          </table:table-cell>
          <table:table-cell table:style-name="ce5" office:value-type="string">
            <text:p>PARIS TURF - <text:s/>DIMANCHE TURF</text:p>
          </table:table-cell>
          <table:table-cell table:style-name="ce5" office:value-type="string">
            <text:p>GRAND PUBLIC</text:p>
          </table:table-cell>
          <table:table-cell table:style-name="ce7" office:value-type="float" office:value="183059">
            <text:p>183 059</text:p>
          </table:table-cell>
          <table:table-cell table:style-name="ce7" office:value-type="float" office:value="582">
            <text:p>58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82477">
            <text:p>182 477</text:p>
          </table:table-cell>
          <table:table-cell table:style-name="ce7" office:value-type="float" office:value="18303895">
            <text:p>18 303 895</text:p>
          </table:table-cell>
          <table:table-cell table:style-name="ce16" table:formula="of:=+[.D185]/[.H185]" office:value-type="float" office:value="0.0100010953952697">
            <text:p>0,0100</text:p>
          </table:table-cell>
          <table:table-cell table:style-name="ce20" office:value-type="float" office:value="0.000031796511070458">
            <text:p>0,0000</text:p>
          </table:table-cell>
          <table:table-cell table:style-name="ce20" office:value-type="float" office:value="0">
            <text:p>0,0000</text:p>
          </table:table-cell>
          <table:table-cell table:style-name="ce20" office:value-type="float" office:value="0.00996929888419924">
            <text:p>0,01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85">
            <text:p>185</text:p>
          </table:table-cell>
          <table:table-cell table:style-name="ce5" office:value-type="string">
            <text:p>GLAMOUR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182553">
            <text:p>182 553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4631472">
            <text:p>4 631 472</text:p>
          </table:table-cell>
          <table:table-cell table:style-name="ce16" table:formula="of:=+[.D186]/[.H186]" office:value-type="float" office:value="0.039415762418514">
            <text:p>0,0394</text:p>
          </table:table-cell>
          <table:table-cell table:style-name="ce20" office:value-type="float" office:value="0.039415762418514">
            <text:p>0,0394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86">
            <text:p>186</text:p>
          </table:table-cell>
          <table:table-cell table:style-name="ce5" office:value-type="string">
            <text:p>FRANCE ANTILLES MARTINIQUE</text:p>
          </table:table-cell>
          <table:table-cell table:style-name="ce5" office:value-type="string">
            <text:p>PQD</text:p>
          </table:table-cell>
          <table:table-cell table:style-name="ce7" office:value-type="float" office:value="180642">
            <text:p>180 642</text:p>
          </table:table-cell>
          <table:table-cell table:style-name="ce7" office:value-type="float" office:value="173601">
            <text:p>173 60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7041">
            <text:p>7 041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87">
            <text:p>187</text:p>
          </table:table-cell>
          <table:table-cell table:style-name="ce5" office:value-type="string">
            <text:p>VOIX DE L'AIN</text:p>
          </table:table-cell>
          <table:table-cell table:style-name="ce5" office:value-type="string">
            <text:p>PHR</text:p>
          </table:table-cell>
          <table:table-cell table:style-name="ce7" office:value-type="float" office:value="179620">
            <text:p>179 620</text:p>
          </table:table-cell>
          <table:table-cell table:style-name="ce7" office:value-type="float" office:value="170857">
            <text:p>170 85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8763">
            <text:p>8 763</text:p>
          </table:table-cell>
          <table:table-cell table:style-name="ce7" office:value-type="float" office:value="943080">
            <text:p>943 080</text:p>
          </table:table-cell>
          <table:table-cell table:style-name="ce16" table:formula="of:=+[.D188]/[.H188]" office:value-type="float" office:value="0.19046104254146">
            <text:p>0,1905</text:p>
          </table:table-cell>
          <table:table-cell table:style-name="ce20" office:value-type="float" office:value="0.181169147898376">
            <text:p>0,1812</text:p>
          </table:table-cell>
          <table:table-cell table:style-name="ce20" office:value-type="float" office:value="0">
            <text:p>0,0000</text:p>
          </table:table-cell>
          <table:table-cell table:style-name="ce20" office:value-type="float" office:value="0.00929189464308436">
            <text:p>0,0093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88">
            <text:p>188</text:p>
          </table:table-cell>
          <table:table-cell table:style-name="ce5" office:value-type="string">
            <text:p>US <text:s text:c="4"/>- <text:s text:c="4"/>L'Université Syndicaliste</text:p>
          </table:table-cell>
          <table:table-cell table:style-name="ce5" office:value-type="string">
            <text:p>GROUPEMENTS</text:p>
          </table:table-cell>
          <table:table-cell table:number-columns-repeated="2" table:style-name="ce7" office:value-type="float" office:value="178285">
            <text:p>178 285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989304">
            <text:p>989 304</text:p>
          </table:table-cell>
          <table:table-cell table:style-name="ce16" table:formula="of:=+[.D189]/[.H189]" office:value-type="float" office:value="0.180212553471936">
            <text:p>0,1802</text:p>
          </table:table-cell>
          <table:table-cell table:style-name="ce20" office:value-type="float" office:value="0.180212553471936">
            <text:p>0,1802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89">
            <text:p>189</text:p>
          </table:table-cell>
          <table:table-cell table:style-name="ce5" office:value-type="string">
            <text:p>BIBA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177080">
            <text:p>177 08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4295566">
            <text:p>4 295 566</text:p>
          </table:table-cell>
          <table:table-cell table:style-name="ce16" table:formula="of:=+[.D190]/[.H190]" office:value-type="float" office:value="0.041223903904631">
            <text:p>0,0412</text:p>
          </table:table-cell>
          <table:table-cell table:style-name="ce20" office:value-type="float" office:value="0.041223903904631">
            <text:p>0,0412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90">
            <text:p>190</text:p>
          </table:table-cell>
          <table:table-cell table:style-name="ce5" office:value-type="string">
            <text:p>ALTERNATIVES ECONOMIQUES</text:p>
          </table:table-cell>
          <table:table-cell table:style-name="ce5" office:value-type="string">
            <text:p>TECH/PRO</text:p>
          </table:table-cell>
          <table:table-cell table:number-columns-repeated="2" table:style-name="ce7" office:value-type="float" office:value="176320">
            <text:p>176 3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244069">
            <text:p>1 244 069</text:p>
          </table:table-cell>
          <table:table-cell table:style-name="ce16" table:formula="of:=+[.D191]/[.H191]" office:value-type="float" office:value="0.141728473259924">
            <text:p>0,1417</text:p>
          </table:table-cell>
          <table:table-cell table:style-name="ce20" office:value-type="float" office:value="0.141728473259924">
            <text:p>0,1417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91">
            <text:p>191</text:p>
          </table:table-cell>
          <table:table-cell table:style-name="ce5" office:value-type="string">
            <text:p>COURRIER CAUCHOIS</text:p>
          </table:table-cell>
          <table:table-cell table:style-name="ce5" office:value-type="string">
            <text:p>PHR</text:p>
          </table:table-cell>
          <table:table-cell table:style-name="ce7" office:value-type="float" office:value="173562">
            <text:p>173 562</text:p>
          </table:table-cell>
          <table:table-cell table:style-name="ce7" office:value-type="float" office:value="145366">
            <text:p>145 36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8196">
            <text:p>28 196</text:p>
          </table:table-cell>
          <table:table-cell table:style-name="ce7" office:value-type="float" office:value="2001324">
            <text:p>2 001 324</text:p>
          </table:table-cell>
          <table:table-cell table:style-name="ce16" table:formula="of:=+[.D192]/[.H192]" office:value-type="float" office:value="0.0867235889840925">
            <text:p>0,0867</text:p>
          </table:table-cell>
          <table:table-cell table:style-name="ce20" office:value-type="float" office:value="0.072634915685816">
            <text:p>0,0726</text:p>
          </table:table-cell>
          <table:table-cell table:style-name="ce20" office:value-type="float" office:value="0">
            <text:p>0,0000</text:p>
          </table:table-cell>
          <table:table-cell table:style-name="ce20" office:value-type="float" office:value="0.0140886732982765">
            <text:p>0,0141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92">
            <text:p>192</text:p>
          </table:table-cell>
          <table:table-cell table:style-name="ce5" office:value-type="string">
            <text:p>COURRIER DE LA MAYENNE</text:p>
          </table:table-cell>
          <table:table-cell table:style-name="ce5" office:value-type="string">
            <text:p>PHR</text:p>
          </table:table-cell>
          <table:table-cell table:style-name="ce7" office:value-type="float" office:value="172368">
            <text:p>172 368</text:p>
          </table:table-cell>
          <table:table-cell table:style-name="ce7" office:value-type="float" office:value="150028">
            <text:p>150 02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340">
            <text:p>22 340</text:p>
          </table:table-cell>
          <table:table-cell table:style-name="ce7" office:value-type="float" office:value="1272754">
            <text:p>1 272 754</text:p>
          </table:table-cell>
          <table:table-cell table:style-name="ce16" table:formula="of:=+[.D193]/[.H193]" office:value-type="float" office:value="0.135429155987724">
            <text:p>0,1354</text:p>
          </table:table-cell>
          <table:table-cell table:style-name="ce20" office:value-type="float" office:value="0.117876667447126">
            <text:p>0,1179</text:p>
          </table:table-cell>
          <table:table-cell table:style-name="ce20" office:value-type="float" office:value="0">
            <text:p>0,0000</text:p>
          </table:table-cell>
          <table:table-cell table:style-name="ce20" office:value-type="float" office:value="0.0175524885405978">
            <text:p>0,0176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93">
            <text:p>193</text:p>
          </table:table-cell>
          <table:table-cell table:style-name="ce5" office:value-type="string">
            <text:p>AMI DES JARDINS ET DE LA MAISON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171430">
            <text:p>171 43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966620">
            <text:p>1 966 620</text:p>
          </table:table-cell>
          <table:table-cell table:style-name="ce16" table:formula="of:=+[.D194]/[.H194]" office:value-type="float" office:value="0.0871698650476452">
            <text:p>0,0872</text:p>
          </table:table-cell>
          <table:table-cell table:style-name="ce20" office:value-type="float" office:value="0.0871698650476452">
            <text:p>0,0872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94">
            <text:p>194</text:p>
          </table:table-cell>
          <table:table-cell table:style-name="ce5" office:value-type="string">
            <text:p>slate.fr</text:p>
          </table:table-cell>
          <table:table-cell table:style-name="ce5"/>
          <table:table-cell table:style-name="ce7" office:value-type="float" office:value="166524">
            <text:p>166 524</text:p>
          </table:table-cell>
          <table:table-cell table:style-name="ce10" table:number-columns-repeated="2"/>
          <table:table-cell table:style-name="ce7" office:value-type="float" office:value="166524">
            <text:p>166 524</text:p>
          </table:table-cell>
          <table:table-cell table:style-name="ce10"/>
          <table:table-cell table:style-name="ce18"/>
          <table:table-cell table:style-name="ce10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95">
            <text:p>195</text:p>
          </table:table-cell>
          <table:table-cell table:style-name="ce5" office:value-type="string">
            <text:p>MONDE DES ARTISANS</text:p>
          </table:table-cell>
          <table:table-cell table:style-name="ce5" office:value-type="string">
            <text:p>TECH/PRO</text:p>
          </table:table-cell>
          <table:table-cell table:number-columns-repeated="2" table:style-name="ce7" office:value-type="float" office:value="164063">
            <text:p>164 063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96">
            <text:p>196</text:p>
          </table:table-cell>
          <table:table-cell table:style-name="ce5" office:value-type="string">
            <text:p>EXPANSION</text:p>
          </table:table-cell>
          <table:table-cell table:style-name="ce5" office:value-type="string">
            <text:p>GRAND PUBLIC</text:p>
          </table:table-cell>
          <table:table-cell table:number-columns-repeated="2" table:style-name="ce7" office:value-type="float" office:value="163504">
            <text:p>163 504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568930">
            <text:p>1 568 930</text:p>
          </table:table-cell>
          <table:table-cell table:style-name="ce16" table:formula="of:=+[.D197]/[.H197]" office:value-type="float" office:value="0.104213699782654">
            <text:p>0,1042</text:p>
          </table:table-cell>
          <table:table-cell table:style-name="ce20" office:value-type="float" office:value="0.104213699782654">
            <text:p>0,1042</text:p>
          </table:table-cell>
          <table:table-cell table:number-columns-repeated="2" table:style-name="ce20" office:value-type="float" office:value="0">
            <text:p>0,0000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97">
            <text:p>197</text:p>
          </table:table-cell>
          <table:table-cell table:style-name="ce5" office:value-type="string">
            <text:p>HEBDO DES SOCIALISTES</text:p>
          </table:table-cell>
          <table:table-cell table:style-name="ce5" office:value-type="string">
            <text:p>GROUPEMENTS</text:p>
          </table:table-cell>
          <table:table-cell table:number-columns-repeated="2" table:style-name="ce7" office:value-type="float" office:value="163220">
            <text:p>163 2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98">
            <text:p>198</text:p>
          </table:table-cell>
          <table:table-cell table:style-name="ce5" office:value-type="string">
            <text:p>SYNDICALISME HEBDO CFDT</text:p>
          </table:table-cell>
          <table:table-cell table:style-name="ce5" office:value-type="string">
            <text:p>GROUPEMENTS</text:p>
          </table:table-cell>
          <table:table-cell table:number-columns-repeated="2" table:style-name="ce7" office:value-type="float" office:value="163181">
            <text:p>163 18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/>
          <table:table-cell table:style-name="ce17"/>
          <table:table-cell table:style-name="ce13" table:number-columns-repeated="3"/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199">
            <text:p>199</text:p>
          </table:table-cell>
          <table:table-cell table:style-name="ce5" office:value-type="string">
            <text:p>AISNE NOUVELLE</text:p>
          </table:table-cell>
          <table:table-cell table:style-name="ce5" office:value-type="string">
            <text:p>PQD</text:p>
          </table:table-cell>
          <table:table-cell table:style-name="ce7" office:value-type="float" office:value="161937">
            <text:p>161 937</text:p>
          </table:table-cell>
          <table:table-cell table:style-name="ce7" office:value-type="float" office:value="96068">
            <text:p>96 068</text:p>
          </table:table-cell>
          <table:table-cell table:style-name="ce7" office:value-type="float" office:value="12619">
            <text:p>12 619</text:p>
          </table:table-cell>
          <table:table-cell table:style-name="ce7" office:value-type="float" office:value="53250">
            <text:p>53 250</text:p>
          </table:table-cell>
          <table:table-cell table:style-name="ce7" office:value-type="float" office:value="3992471">
            <text:p>3 992 471</text:p>
          </table:table-cell>
          <table:table-cell table:style-name="ce16" table:formula="of:=+[.D200]/[.H200]" office:value-type="float" office:value="0.0405605951802781">
            <text:p>0,0406</text:p>
          </table:table-cell>
          <table:table-cell table:style-name="ce20" office:value-type="float" office:value="0.024062291247701">
            <text:p>0,0241</text:p>
          </table:table-cell>
          <table:table-cell table:style-name="ce20" office:value-type="float" office:value="0.00316069922611836">
            <text:p>0,0032</text:p>
          </table:table-cell>
          <table:table-cell table:style-name="ce20" office:value-type="float" office:value="0.0133376047064587">
            <text:p>0,0133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2" office:value-type="float" office:value="200">
            <text:p>200</text:p>
          </table:table-cell>
          <table:table-cell table:style-name="ce5" office:value-type="string">
            <text:p>AMI DU PEUPLE HEBDO</text:p>
          </table:table-cell>
          <table:table-cell table:style-name="ce5" office:value-type="string">
            <text:p>PHR</text:p>
          </table:table-cell>
          <table:table-cell table:style-name="ce7" office:value-type="float" office:value="158925">
            <text:p>158 925</text:p>
          </table:table-cell>
          <table:table-cell table:style-name="ce7" office:value-type="float" office:value="150367">
            <text:p>150 36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8558">
            <text:p>8 558</text:p>
          </table:table-cell>
          <table:table-cell table:style-name="ce7" office:value-type="float" office:value="1038125">
            <text:p>1 038 125</text:p>
          </table:table-cell>
          <table:table-cell table:style-name="ce16" table:formula="of:=+[.D201]/[.H201]" office:value-type="float" office:value="0.15308850090307">
            <text:p>0,1531</text:p>
          </table:table-cell>
          <table:table-cell table:style-name="ce20" office:value-type="float" office:value="0.144844792293799">
            <text:p>0,1448</text:p>
          </table:table-cell>
          <table:table-cell table:style-name="ce20" office:value-type="float" office:value="0">
            <text:p>0,0000</text:p>
          </table:table-cell>
          <table:table-cell table:style-name="ce20" office:value-type="float" office:value="0.00824370860927152">
            <text:p>0,0082</text:p>
          </table:table-cell>
          <table:table-cell table:number-columns-repeated="2"/>
          <table:table-cell table:style-name="ce20" table:number-columns-repeated="2"/>
          <table:table-cell table:number-columns-repeated="1008"/>
        </table:table-row>
        <table:table-row table:style-name="ro3" table:number-rows-repeated="50">
          <table:table-cell/>
          <table:table-cell table:style-name="ce5" table:number-columns-repeated="2"/>
          <table:table-cell table:style-name="ce7" table:number-columns-repeated="5"/>
          <table:table-cell table:style-name="ce16"/>
          <table:table-cell table:number-columns-repeated="5"/>
          <table:table-cell table:style-name="ce20" table:number-columns-repeated="2"/>
          <table:table-cell table:number-columns-repeated="1008"/>
        </table:table-row>
        <table:table-row table:style-name="ro3" table:number-rows-repeated="104832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10">
      <number:number number:decimal-places="4" number:min-integer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2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€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€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9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12/12/2013</text:date>, <text:time>18:3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ésultat_20_200" style:display-name="PageStyle_Résultat 200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nie Rogow</meta:initial-creator>
    <meta:creation-date>2013-11-20T16:11:55</meta:creation-date>
    <dc:creator>Sophie Faure</dc:creator>
    <dc:date>2013-12-05T18:35:30</dc:date>
    <meta:editing-cycles>4</meta:editing-cycles>
    <meta:editing-duration>PT43M52S</meta:editing-duration>
    <meta:document-statistic meta:table-count="1" meta:cell-count="2206" meta:object-count="0"/>
    <meta:generator>LibreOffice/3.3$Win32 LibreOffice_project/330m19$Build-401</meta:generator>
  </office:meta>
</office:document-meta>
</file>